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223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343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99">
      <style:text-properties fo:color="#3c3c3c" style:font-name="Ubuntu1" fo:font-size="6.40000009536743pt" fo:language="none" fo:country="none" style:font-name-asian="Ubuntu1" style:font-size-asian="6.40000009536743pt" style:language-asian="none" style:country-asian="none" style:font-name-complex="Ubuntu1" style:font-size-complex="6.40000009536743pt" style:language-complex="none" style:country-complex="none"/>
    </style:style>
    <style:style style:name="ce8" style:family="table-cell" style:parent-style-name="Default" style:data-style-name="N99">
      <style:text-properties fo:color="#3c3c3c" style:font-name="Ubuntu" fo:font-size="6pt" fo:language="fr" fo:country="FR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color="#3c3c3c" style:font-name="Ubuntu1" fo:font-size="6.40000009536743pt" fo:language="none" fo:country="none" style:font-name-asian="Ubuntu1" style:font-size-asian="6.40000009536743pt" style:language-asian="none" style:country-asian="none" style:font-name-complex="Ubuntu1" style:font-size-complex="6.40000009536743pt" style:language-complex="none" style:country-complex="none"/>
    </style:style>
    <style:style style:name="ce10" style:family="table-cell" style:parent-style-name="Default">
      <style:table-cell-properties fo:background-color="#99ffff"/>
      <style:map style:condition="cell-content-is-between(0.0001,0.9)" style:apply-style-name="petitealerte" style:base-cell-address="Feuille1.C38"/>
    </style:style>
    <style:style style:name="ce11" style:family="table-cell" style:parent-style-name="Default">
      <style:text-properties fo:color="#c5000b"/>
      <style:map style:condition="cell-content-is-between(0.0001,0.9)" style:apply-style-name="petitealerte" style:base-cell-address="Feuille1.C38"/>
    </style:style>
    <style:style style:name="ce12" style:family="table-cell" style:parent-style-name="Default">
      <style:map style:condition="cell-content-is-between(0.0001,0.9)" style:apply-style-name="petitealerte" style:base-cell-address="Feuille1.C38"/>
    </style:style>
    <style:style style:name="ce13" style:family="table-cell" style:parent-style-name="Default">
      <style:text-properties fo:color="#ff3333"/>
      <style:map style:condition="cell-content-is-between(0.0001,0.9)" style:apply-style-name="petitealerte" style:base-cell-address="Feuille1.C38"/>
    </style:style>
    <style:style style:name="ce14" style:family="table-cell" style:parent-style-name="Default">
      <style:map style:condition="cell-content-is-between(0.0001,0.9)" style:apply-style-name="petitealerte" style:base-cell-address="Feuille1.C38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petitealerte">
      <style:text-properties fo:color="#c5000b" fo:font-weight="bold" style:font-weight-asian="bold" style:font-weight-complex="bold"/>
      <style:map style:condition="cell-content-is-between(0.0001,0.9)" style:apply-style-name="petitealerte" style:base-cell-address="Feuille1.C38"/>
    </style:style>
    <style:style style:name="ce17" style:family="table-cell" style:parent-style-name="Default">
      <style:text-properties fo:color="#c5000b" fo:font-weight="bold" style:font-weight-asian="bold" style:font-weight-complex="bold"/>
      <style:map style:condition="cell-content-is-between(0.0001,0.9)" style:apply-style-name="petitealerte" style:base-cell-address="Feuille1.C38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-is-between(0.0001,0.9)" style:apply-style-name="petitealerte" style:base-cell-address="Feuille1.C38"/>
    </style:style>
    <style:style style:name="ce19" style:family="table-cell" style:parent-style-name="Default">
      <style:text-properties fo:color="#c5000b" fo:font-weight="normal" style:font-weight-asian="normal" style:font-weight-complex="normal"/>
      <style:map style:condition="cell-content-is-between(0.0001,0.9)" style:apply-style-name="petitealerte" style:base-cell-address="Feuille1.C38"/>
    </style:style>
    <style:style style:name="ce20" style:family="table-cell" style:parent-style-name="Default">
      <style:map style:condition="cell-content-is-between(0.0001,0.9)" style:apply-style-name="petitealerte" style:base-cell-address="Feuille1.C38"/>
    </style:style>
    <style:style style:name="ce21" style:family="table-cell" style:parent-style-name="Default">
      <style:text-properties fo:color="#c5000b"/>
      <style:map style:condition="cell-content-is-between(0.0001,0.9)" style:apply-style-name="petitealerte" style:base-cell-address="Feuille1.C38"/>
    </style:style>
    <style:style style:name="ce22" style:family="table-cell" style:parent-style-name="Default">
      <style:table-cell-properties fo:background-color="#99ffff"/>
      <style:map style:condition="cell-content-is-between(0.0001,0.9)" style:apply-style-name="petitealerte" style:base-cell-address="Feuille1.C38"/>
    </style:style>
    <style:style style:name="ce23" style:family="table-cell" style:parent-style-name="Default">
      <style:table-cell-properties fo:background-color="#ff6600" fo:border="0.06pt solid #000000"/>
    </style:style>
    <style:style style:name="ce24" style:family="table-cell" style:parent-style-name="Default">
      <style:table-cell-properties fo:background-color="#cccccc" fo:border="0.06pt solid #000000"/>
    </style:style>
    <style:style style:name="ce25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6" style:family="table-cell" style:parent-style-name="Default">
      <style:table-cell-properties fo:background-color="#ff3333"/>
      <style:text-properties fo:color="#000000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29" style:family="table-cell" style:parent-style-name="Default">
      <style:table-cell-properties fo:background-color="transparent" fo:border="none"/>
      <style:text-properties style:use-window-font-color="true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/>
      <style:text-properties fo:color="#000000"/>
    </style:style>
    <style:style style:name="ce32" style:family="table-cell" style:parent-style-name="Default">
      <style:table-cell-properties fo:background-color="#99ffff"/>
      <style:map style:condition="cell-content-is-between(0.0001,0.9)" style:apply-style-name="petitealerte" style:base-cell-address="Feuille2.C38"/>
    </style:style>
    <style:style style:name="ce33" style:family="table-cell" style:parent-style-name="Default">
      <style:map style:condition="cell-content-is-between(0.0001,0.9)" style:apply-style-name="petitealerte" style:base-cell-address="Feuille2.C38"/>
    </style:style>
    <style:style style:name="ce34" style:family="table-cell" style:parent-style-name="Default">
      <style:text-properties fo:color="#c5000b"/>
      <style:map style:condition="cell-content-is-between(0.0001,0.9)" style:apply-style-name="petitealerte" style:base-cell-address="Feuille2.C38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>
      <style:table-cell-properties fo:background-color="#ff3333"/>
      <style:text-properties fo:color="#c5000b"/>
      <style:map style:condition="cell-content-is-between(0.0001,0.9)" style:apply-style-name="petitealerte" style:base-cell-address="Feuille2.C38"/>
    </style:style>
    <style:style style:name="ce37" style:family="table-cell" style:parent-style-name="Default">
      <style:text-properties fo:color="#c5000b"/>
      <style:map style:condition="cell-content-is-between(0.0001,0.9)" style:apply-style-name="petitealerte" style:base-cell-address="Feuille2.G45"/>
    </style:style>
    <style:style style:name="ce38" style:family="table-cell" style:parent-style-name="Default">
      <style:table-cell-properties fo:background-color="#ff3333"/>
      <style:map style:condition="cell-content-is-between(0.0001,0.9)" style:apply-style-name="petitealerte" style:base-cell-address="Feuille2.C38"/>
    </style:style>
    <style:style style:name="ce39" style:family="table-cell" style:parent-style-name="Default">
      <style:text-properties fo:color="#c5000b" fo:font-weight="bold" style:font-weight-asian="bold" style:font-weight-complex="bold"/>
      <style:map style:condition="cell-content-is-between(0.0001,0.9)" style:apply-style-name="petitealerte" style:base-cell-address="Feuille2.C38"/>
    </style:style>
    <style:style style:name="ce40" style:family="table-cell" style:parent-style-name="Default">
      <style:text-properties fo:font-weight="bold" style:font-weight-asian="bold" style:font-weight-complex="bold"/>
      <style:map style:condition="cell-content-is-between(0.0001,0.9)" style:apply-style-name="petitealerte" style:base-cell-address="Feuille2.C38"/>
    </style:style>
    <style:style style:name="ce41" style:family="table-cell" style:parent-style-name="Default">
      <style:table-cell-properties fo:background-color="#99ffff"/>
      <style:map style:condition="cell-content-is-between(0.0001,0.9)" style:apply-style-name="petitealerte" style:base-cell-address="Feuille2.G45"/>
    </style:style>
    <style:style style:name="ce42" style:family="table-cell" style:parent-style-name="Default">
      <style:map style:condition="cell-content-is-between(0.0001,0.9)" style:apply-style-name="petitealerte" style:base-cell-address="Feuille2.G45"/>
    </style:style>
    <style:style style:name="ce43" style:family="table-cell" style:parent-style-name="Default">
      <style:text-properties fo:font-weight="normal" style:font-weight-asian="normal" style:font-weight-complex="normal"/>
      <style:map style:condition="cell-content-is-between(0.0001,0.9)" style:apply-style-name="petitealerte" style:base-cell-address="Feuille2.C38"/>
    </style:style>
    <style:style style:name="ce44" style:family="table-cell" style:parent-style-name="Default">
      <style:text-properties fo:color="#c5000b" fo:font-weight="normal" style:font-weight-asian="normal" style:font-weight-complex="normal"/>
      <style:map style:condition="cell-content-is-between(0.0001,0.9)" style:apply-style-name="petitealerte" style:base-cell-address="Feuille2.C38"/>
    </style:style>
    <style:style style:name="ce45" style:family="table-cell" style:parent-style-name="Default">
      <style:table-cell-properties fo:background-color="#dddddd"/>
      <style:text-properties fo:color="#000000"/>
    </style:style>
    <style:style style:name="ce46" style:family="table-cell" style:parent-style-name="Default">
      <style:table-cell-properties fo:background-color="#99ffff"/>
      <style:text-properties fo:color="#c5000b"/>
      <style:map style:condition="cell-content-is-between(0.0001,0.9)" style:apply-style-name="petitealerte" style:base-cell-address="Feuille2.C38"/>
    </style:style>
    <style:style style:name="ce47" style:family="table-cell" style:parent-style-name="Default">
      <style:table-cell-properties style:text-align-source="value-type" style:repeat-content="false" fo:background-color="transparent" fo:border="none"/>
      <style:paragraph-properties fo:margin-left="0cm"/>
      <style:text-properties style:use-window-font-color="true"/>
    </style:style>
    <style:style style:name="ce48" style:family="table-cell" style:parent-style-name="Default">
      <style:table-cell-properties fo:background-color="transparent"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1" table:default-cell-style-name="ce3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getLinewVar</text:p>
          </table:table-cell>
          <table:table-cell office:value-type="string" calcext:value-type="string">
            <text:p>GetValue</text:p>
          </table:table-cell>
          <table:table-cell office:value-type="string" calcext:value-type="string">
            <text:p>NewGame</text:p>
          </table:table-cell>
          <table:table-cell office:value-type="string" calcext:value-type="string">
            <text:p>SwitchActive</text:p>
          </table:table-cell>
          <table:table-cell office:value-type="string" calcext:value-type="string">
            <text:p>NextMove</text:p>
          </table:table-cell>
          <table:table-cell office:value-type="string" calcext:value-type="string">
            <text:p>SimulateMove</text:p>
          </table:table-cell>
          <table:table-cell office:value-type="string" calcext:value-type="string">
            <text:p>mousePressed</text:p>
          </table:table-cell>
          <table:table-cell office:value-type="string" calcext:value-type="string">
            <text:p>resizeGam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setPieces4NewGame</text:p>
          </table:table-cell>
          <table:table-cell office:value-type="string" calcext:value-type="string">
            <text:p>setFigures4NewGam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eadstring</text:p>
          </table:table-cell>
          <table:table-cell office:value-type="string" calcext:value-type="string">
            <text:p>Scli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addmessage</text:p>
          </table:table-cell>
          <table:table-cell table:style-name="ce3" office:value-type="string" calcext:value-type="string">
            <text:p>Actionperformed</text:p>
          </table:table-cell>
          <table:table-cell office:value-type="string" calcext:value-type="string">
            <text:p>Setenabl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1 : Missing javadoc commen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C02 : Reference to instance variable needs "this."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3 : Variable should be declared fin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4 : X is a magic number§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5 : Line longer than 80 characte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6 : Parameter should be fin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7 : Method not designed for exten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8 : Executable count is X (max 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09 : Each variable declaration in its own state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0 : Boolean expression complexity (max 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1 : variable hides a fie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2 : Nested if-else depth (max 1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3 : switch without default clau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4 : '++' not allowe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5 : Expected @param tag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6 : cyclomatic complexity (max 10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7 : NCSS <text:s/>(max 50) 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8 : Npath complexity (max 200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19 : Uncommented main metho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20 : Expression can be simplifie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21 : Expected @param tag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ca-1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 table:formula="of:=[.$Y$30]" office:value-type="float" office:value="22" calcext:value-type="float">
            <text:p>22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cb-1</text:p>
          </table:table-cell>
          <table:table-cell table:style-name="Default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7"/>
          <table:table-cell table:style-name="Default" table:number-columns-repeated="20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3"/>
          <table:table-cell table:style-name="ce26" office:value-type="string" calcext:value-type="string">
            <text:p>LIN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esultXOR</text:p>
          </table:table-cell>
          <table:table-cell table:style-name="ce7" table:formula="of:=XOR(INDIRECT(&quot;B&quot;&amp;[.C25]);INDIRECT(&quot;B&quot;&amp;[.C26]))+XOR(INDIRECT(&quot;C&quot;&amp;[.C25]);INDIRECT(&quot;C&quot;&amp;[.C26]))+XOR(INDIRECT(&quot;D&quot;&amp;[.C25]);INDIRECT(&quot;D&quot;&amp;[.C26]))+XOR(INDIRECT(&quot;E&quot;&amp;[.C25]);INDIRECT(&quot;E&quot;&amp;[.C26]))+XOR(INDIRECT(&quot;F&quot;&amp;[.C25]);INDIRECT(&quot;F&quot;&amp;[.C26]))+XOR(INDIRECT(&quot;G&quot;&amp;[.C25]);INDIRECT(&quot;G&quot;&amp;[.C26]))+XOR(INDIRECT(&quot;H&quot;&amp;[.C25]);INDIRECT(&quot;H&quot;&amp;[.C26]))+XOR(INDIRECT(&quot;I&quot;&amp;[.C25]);INDIRECT(&quot;I&quot;&amp;[.C26]))+XOR(INDIRECT(&quot;J&quot;&amp;[.C25]);INDIRECT(&quot;J&quot;&amp;[.C26]))+XOR(INDIRECT(&quot;K&quot;&amp;[.C25]);INDIRECT(&quot;K&quot;&amp;[.C26]))+XOR(INDIRECT(&quot;L&quot;&amp;[.C25]);INDIRECT(&quot;L&quot;&amp;[.C26]))+XOR(INDIRECT(&quot;M&quot;&amp;[.C25]);INDIRECT(&quot;M&quot;&amp;[.C26]))+XOR(INDIRECT(&quot;N&quot;&amp;[.C25]);INDIRECT(&quot;N&quot;&amp;[.C26]))+XOR(INDIRECT(&quot;O&quot;&amp;[.C25]);INDIRECT(&quot;O&quot;&amp;[.C26]))+XOR(INDIRECT(&quot;P&quot;&amp;[.C25]);INDIRECT(&quot;P&quot;&amp;[.C26]))+XOR(INDIRECT(&quot;Q&quot;&amp;[.C25]);INDIRECT(&quot;Q&quot;&amp;[.C26]))+XOR(INDIRECT(&quot;R&quot;&amp;[.C25]);INDIRECT(&quot;R&quot;&amp;[.C26]))+XOR(INDIRECT(&quot;S&quot;&amp;[.C25]);INDIRECT(&quot;S&quot;&amp;[.C26]))+XOR(INDIRECT(&quot;T&quot;&amp;[.C25]);INDIRECT(&quot;T&quot;&amp;[.C26]))+XOR(INDIRECT(&quot;U&quot;&amp;[.C25]);INDIRECT(&quot;U&quot;&amp;[.C26]))+XOR(INDIRECT(&quot;V&quot;&amp;[.C25]);INDIRECT(&quot;V&quot;&amp;[.C26]))+XOR(INDIRECT(&quot;W&quot;&amp;[.C25]);INDIRECT(&quot;W&quot;&amp;[.C26]))+XOR(INDIRECT(&quot;X&quot;&amp;[.C25]);INDIRECT(&quot;X&quot;&amp;[.C26]))" office:value-type="boolean" office:boolean-value="9" calcext:value-type="boolean">
            <text:p>VRAI</text:p>
          </table:table-cell>
          <table:table-cell table:style-name="ce7" table:formula="of:=XOR(INDIRECT(&quot;B&quot;&amp;[.D25]);INDIRECT(&quot;B&quot;&amp;[.D26]))+XOR(INDIRECT(&quot;C&quot;&amp;[.D25]);INDIRECT(&quot;C&quot;&amp;[.D26]))+XOR(INDIRECT(&quot;D&quot;&amp;[.D25]);INDIRECT(&quot;D&quot;&amp;[.D26]))+XOR(INDIRECT(&quot;E&quot;&amp;[.D25]);INDIRECT(&quot;E&quot;&amp;[.D26]))+XOR(INDIRECT(&quot;F&quot;&amp;[.D25]);INDIRECT(&quot;F&quot;&amp;[.D26]))+XOR(INDIRECT(&quot;G&quot;&amp;[.D25]);INDIRECT(&quot;G&quot;&amp;[.D26]))+XOR(INDIRECT(&quot;H&quot;&amp;[.D25]);INDIRECT(&quot;H&quot;&amp;[.D26]))+XOR(INDIRECT(&quot;I&quot;&amp;[.D25]);INDIRECT(&quot;I&quot;&amp;[.D26]))+XOR(INDIRECT(&quot;J&quot;&amp;[.D25]);INDIRECT(&quot;J&quot;&amp;[.D26]))+XOR(INDIRECT(&quot;K&quot;&amp;[.D25]);INDIRECT(&quot;K&quot;&amp;[.D26]))+XOR(INDIRECT(&quot;L&quot;&amp;[.D25]);INDIRECT(&quot;L&quot;&amp;[.D26]))+XOR(INDIRECT(&quot;M&quot;&amp;[.D25]);INDIRECT(&quot;M&quot;&amp;[.D26]))+XOR(INDIRECT(&quot;N&quot;&amp;[.D25]);INDIRECT(&quot;N&quot;&amp;[.D26]))+XOR(INDIRECT(&quot;O&quot;&amp;[.D25]);INDIRECT(&quot;O&quot;&amp;[.D26]))+XOR(INDIRECT(&quot;P&quot;&amp;[.D25]);INDIRECT(&quot;P&quot;&amp;[.D26]))+XOR(INDIRECT(&quot;Q&quot;&amp;[.D25]);INDIRECT(&quot;Q&quot;&amp;[.D26]))+XOR(INDIRECT(&quot;R&quot;&amp;[.D25]);INDIRECT(&quot;R&quot;&amp;[.D26]))+XOR(INDIRECT(&quot;S&quot;&amp;[.D25]);INDIRECT(&quot;S&quot;&amp;[.D26]))+XOR(INDIRECT(&quot;T&quot;&amp;[.D25]);INDIRECT(&quot;T&quot;&amp;[.D26]))+XOR(INDIRECT(&quot;U&quot;&amp;[.D25]);INDIRECT(&quot;U&quot;&amp;[.D26]))+XOR(INDIRECT(&quot;V&quot;&amp;[.D25]);INDIRECT(&quot;V&quot;&amp;[.D26]))+XOR(INDIRECT(&quot;W&quot;&amp;[.D25]);INDIRECT(&quot;W&quot;&amp;[.D26]))+XOR(INDIRECT(&quot;X&quot;&amp;[.D25]);INDIRECT(&quot;X&quot;&amp;[.D26]))" office:value-type="boolean" office:boolean-value="10" calcext:value-type="boolean">
            <text:p>VRAI</text:p>
          </table:table-cell>
          <table:table-cell table:style-name="ce7" table:formula="of:=XOR(INDIRECT(&quot;B&quot;&amp;[.E25]);INDIRECT(&quot;B&quot;&amp;[.E26]))+XOR(INDIRECT(&quot;C&quot;&amp;[.E25]);INDIRECT(&quot;C&quot;&amp;[.E26]))+XOR(INDIRECT(&quot;D&quot;&amp;[.E25]);INDIRECT(&quot;D&quot;&amp;[.E26]))+XOR(INDIRECT(&quot;E&quot;&amp;[.E25]);INDIRECT(&quot;E&quot;&amp;[.E26]))+XOR(INDIRECT(&quot;F&quot;&amp;[.E25]);INDIRECT(&quot;F&quot;&amp;[.E26]))+XOR(INDIRECT(&quot;G&quot;&amp;[.E25]);INDIRECT(&quot;G&quot;&amp;[.E26]))+XOR(INDIRECT(&quot;H&quot;&amp;[.E25]);INDIRECT(&quot;H&quot;&amp;[.E26]))+XOR(INDIRECT(&quot;I&quot;&amp;[.E25]);INDIRECT(&quot;I&quot;&amp;[.E26]))+XOR(INDIRECT(&quot;J&quot;&amp;[.E25]);INDIRECT(&quot;J&quot;&amp;[.E26]))+XOR(INDIRECT(&quot;K&quot;&amp;[.E25]);INDIRECT(&quot;K&quot;&amp;[.E26]))+XOR(INDIRECT(&quot;L&quot;&amp;[.E25]);INDIRECT(&quot;L&quot;&amp;[.E26]))+XOR(INDIRECT(&quot;M&quot;&amp;[.E25]);INDIRECT(&quot;M&quot;&amp;[.E26]))+XOR(INDIRECT(&quot;N&quot;&amp;[.E25]);INDIRECT(&quot;N&quot;&amp;[.E26]))+XOR(INDIRECT(&quot;O&quot;&amp;[.E25]);INDIRECT(&quot;O&quot;&amp;[.E26]))+XOR(INDIRECT(&quot;P&quot;&amp;[.E25]);INDIRECT(&quot;P&quot;&amp;[.E26]))+XOR(INDIRECT(&quot;Q&quot;&amp;[.E25]);INDIRECT(&quot;Q&quot;&amp;[.E26]))+XOR(INDIRECT(&quot;R&quot;&amp;[.E25]);INDIRECT(&quot;R&quot;&amp;[.E26]))+XOR(INDIRECT(&quot;S&quot;&amp;[.E25]);INDIRECT(&quot;S&quot;&amp;[.E26]))+XOR(INDIRECT(&quot;T&quot;&amp;[.E25]);INDIRECT(&quot;T&quot;&amp;[.E26]))+XOR(INDIRECT(&quot;U&quot;&amp;[.E25]);INDIRECT(&quot;U&quot;&amp;[.E26]))+XOR(INDIRECT(&quot;V&quot;&amp;[.E25]);INDIRECT(&quot;V&quot;&amp;[.E26]))+XOR(INDIRECT(&quot;W&quot;&amp;[.E25]);INDIRECT(&quot;W&quot;&amp;[.E26]))+XOR(INDIRECT(&quot;X&quot;&amp;[.E25]);INDIRECT(&quot;X&quot;&amp;[.E26]))" office:value-type="boolean" office:boolean-value="11" calcext:value-type="boolean">
            <text:p>VRAI</text:p>
          </table:table-cell>
          <table:table-cell table:style-name="ce7" table:formula="of:=XOR(INDIRECT(&quot;B&quot;&amp;[.F25]);INDIRECT(&quot;B&quot;&amp;[.F26]))+XOR(INDIRECT(&quot;C&quot;&amp;[.F25]);INDIRECT(&quot;C&quot;&amp;[.F26]))+XOR(INDIRECT(&quot;D&quot;&amp;[.F25]);INDIRECT(&quot;D&quot;&amp;[.F26]))+XOR(INDIRECT(&quot;E&quot;&amp;[.F25]);INDIRECT(&quot;E&quot;&amp;[.F26]))+XOR(INDIRECT(&quot;F&quot;&amp;[.F25]);INDIRECT(&quot;F&quot;&amp;[.F26]))+XOR(INDIRECT(&quot;G&quot;&amp;[.F25]);INDIRECT(&quot;G&quot;&amp;[.F26]))+XOR(INDIRECT(&quot;H&quot;&amp;[.F25]);INDIRECT(&quot;H&quot;&amp;[.F26]))+XOR(INDIRECT(&quot;I&quot;&amp;[.F25]);INDIRECT(&quot;I&quot;&amp;[.F26]))+XOR(INDIRECT(&quot;J&quot;&amp;[.F25]);INDIRECT(&quot;J&quot;&amp;[.F26]))+XOR(INDIRECT(&quot;K&quot;&amp;[.F25]);INDIRECT(&quot;K&quot;&amp;[.F26]))+XOR(INDIRECT(&quot;L&quot;&amp;[.F25]);INDIRECT(&quot;L&quot;&amp;[.F26]))+XOR(INDIRECT(&quot;M&quot;&amp;[.F25]);INDIRECT(&quot;M&quot;&amp;[.F26]))+XOR(INDIRECT(&quot;N&quot;&amp;[.F25]);INDIRECT(&quot;N&quot;&amp;[.F26]))+XOR(INDIRECT(&quot;O&quot;&amp;[.F25]);INDIRECT(&quot;O&quot;&amp;[.F26]))+XOR(INDIRECT(&quot;P&quot;&amp;[.F25]);INDIRECT(&quot;P&quot;&amp;[.F26]))+XOR(INDIRECT(&quot;Q&quot;&amp;[.F25]);INDIRECT(&quot;Q&quot;&amp;[.F26]))+XOR(INDIRECT(&quot;R&quot;&amp;[.F25]);INDIRECT(&quot;R&quot;&amp;[.F26]))+XOR(INDIRECT(&quot;S&quot;&amp;[.F25]);INDIRECT(&quot;S&quot;&amp;[.F26]))+XOR(INDIRECT(&quot;T&quot;&amp;[.F25]);INDIRECT(&quot;T&quot;&amp;[.F26]))+XOR(INDIRECT(&quot;U&quot;&amp;[.F25]);INDIRECT(&quot;U&quot;&amp;[.F26]))+XOR(INDIRECT(&quot;V&quot;&amp;[.F25]);INDIRECT(&quot;V&quot;&amp;[.F26]))+XOR(INDIRECT(&quot;W&quot;&amp;[.F25]);INDIRECT(&quot;W&quot;&amp;[.F26]))+XOR(INDIRECT(&quot;X&quot;&amp;[.F25]);INDIRECT(&quot;X&quot;&amp;[.F26]))" office:value-type="boolean" office:boolean-value="8" calcext:value-type="boolean">
            <text:p>VRAI</text:p>
          </table:table-cell>
          <table:table-cell table:style-name="ce7" table:formula="of:=XOR(INDIRECT(&quot;B&quot;&amp;[.G25]);INDIRECT(&quot;B&quot;&amp;[.G26]))+XOR(INDIRECT(&quot;C&quot;&amp;[.G25]);INDIRECT(&quot;C&quot;&amp;[.G26]))+XOR(INDIRECT(&quot;D&quot;&amp;[.G25]);INDIRECT(&quot;D&quot;&amp;[.G26]))+XOR(INDIRECT(&quot;E&quot;&amp;[.G25]);INDIRECT(&quot;E&quot;&amp;[.G26]))+XOR(INDIRECT(&quot;F&quot;&amp;[.G25]);INDIRECT(&quot;F&quot;&amp;[.G26]))+XOR(INDIRECT(&quot;G&quot;&amp;[.G25]);INDIRECT(&quot;G&quot;&amp;[.G26]))+XOR(INDIRECT(&quot;H&quot;&amp;[.G25]);INDIRECT(&quot;H&quot;&amp;[.G26]))+XOR(INDIRECT(&quot;I&quot;&amp;[.G25]);INDIRECT(&quot;I&quot;&amp;[.G26]))+XOR(INDIRECT(&quot;J&quot;&amp;[.G25]);INDIRECT(&quot;J&quot;&amp;[.G26]))+XOR(INDIRECT(&quot;K&quot;&amp;[.G25]);INDIRECT(&quot;K&quot;&amp;[.G26]))+XOR(INDIRECT(&quot;L&quot;&amp;[.G25]);INDIRECT(&quot;L&quot;&amp;[.G26]))+XOR(INDIRECT(&quot;M&quot;&amp;[.G25]);INDIRECT(&quot;M&quot;&amp;[.G26]))+XOR(INDIRECT(&quot;N&quot;&amp;[.G25]);INDIRECT(&quot;N&quot;&amp;[.G26]))+XOR(INDIRECT(&quot;O&quot;&amp;[.G25]);INDIRECT(&quot;O&quot;&amp;[.G26]))+XOR(INDIRECT(&quot;P&quot;&amp;[.G25]);INDIRECT(&quot;P&quot;&amp;[.G26]))+XOR(INDIRECT(&quot;Q&quot;&amp;[.G25]);INDIRECT(&quot;Q&quot;&amp;[.G26]))+XOR(INDIRECT(&quot;R&quot;&amp;[.G25]);INDIRECT(&quot;R&quot;&amp;[.G26]))+XOR(INDIRECT(&quot;S&quot;&amp;[.G25]);INDIRECT(&quot;S&quot;&amp;[.G26]))+XOR(INDIRECT(&quot;T&quot;&amp;[.G25]);INDIRECT(&quot;T&quot;&amp;[.G26]))+XOR(INDIRECT(&quot;U&quot;&amp;[.G25]);INDIRECT(&quot;U&quot;&amp;[.G26]))+XOR(INDIRECT(&quot;V&quot;&amp;[.G25]);INDIRECT(&quot;V&quot;&amp;[.G26]))+XOR(INDIRECT(&quot;W&quot;&amp;[.G25]);INDIRECT(&quot;W&quot;&amp;[.G26]))+XOR(INDIRECT(&quot;X&quot;&amp;[.G25]);INDIRECT(&quot;X&quot;&amp;[.G26]))" office:value-type="boolean" office:boolean-value="15" calcext:value-type="boolean">
            <text:p>VRAI</text:p>
          </table:table-cell>
          <table:table-cell table:style-name="ce7" table:formula="of:=XOR(INDIRECT(&quot;B&quot;&amp;[.H25]);INDIRECT(&quot;B&quot;&amp;[.H26]))+XOR(INDIRECT(&quot;C&quot;&amp;[.H25]);INDIRECT(&quot;C&quot;&amp;[.H26]))+XOR(INDIRECT(&quot;D&quot;&amp;[.H25]);INDIRECT(&quot;D&quot;&amp;[.H26]))+XOR(INDIRECT(&quot;E&quot;&amp;[.H25]);INDIRECT(&quot;E&quot;&amp;[.H26]))+XOR(INDIRECT(&quot;F&quot;&amp;[.H25]);INDIRECT(&quot;F&quot;&amp;[.H26]))+XOR(INDIRECT(&quot;G&quot;&amp;[.H25]);INDIRECT(&quot;G&quot;&amp;[.H26]))+XOR(INDIRECT(&quot;H&quot;&amp;[.H25]);INDIRECT(&quot;H&quot;&amp;[.H26]))+XOR(INDIRECT(&quot;I&quot;&amp;[.H25]);INDIRECT(&quot;I&quot;&amp;[.H26]))+XOR(INDIRECT(&quot;J&quot;&amp;[.H25]);INDIRECT(&quot;J&quot;&amp;[.H26]))+XOR(INDIRECT(&quot;K&quot;&amp;[.H25]);INDIRECT(&quot;K&quot;&amp;[.H26]))+XOR(INDIRECT(&quot;L&quot;&amp;[.H25]);INDIRECT(&quot;L&quot;&amp;[.H26]))+XOR(INDIRECT(&quot;M&quot;&amp;[.H25]);INDIRECT(&quot;M&quot;&amp;[.H26]))+XOR(INDIRECT(&quot;N&quot;&amp;[.H25]);INDIRECT(&quot;N&quot;&amp;[.H26]))+XOR(INDIRECT(&quot;O&quot;&amp;[.H25]);INDIRECT(&quot;O&quot;&amp;[.H26]))+XOR(INDIRECT(&quot;P&quot;&amp;[.H25]);INDIRECT(&quot;P&quot;&amp;[.H26]))+XOR(INDIRECT(&quot;Q&quot;&amp;[.H25]);INDIRECT(&quot;Q&quot;&amp;[.H26]))+XOR(INDIRECT(&quot;R&quot;&amp;[.H25]);INDIRECT(&quot;R&quot;&amp;[.H26]))+XOR(INDIRECT(&quot;S&quot;&amp;[.H25]);INDIRECT(&quot;S&quot;&amp;[.H26]))+XOR(INDIRECT(&quot;T&quot;&amp;[.H25]);INDIRECT(&quot;T&quot;&amp;[.H26]))+XOR(INDIRECT(&quot;U&quot;&amp;[.H25]);INDIRECT(&quot;U&quot;&amp;[.H26]))+XOR(INDIRECT(&quot;V&quot;&amp;[.H25]);INDIRECT(&quot;V&quot;&amp;[.H26]))+XOR(INDIRECT(&quot;W&quot;&amp;[.H25]);INDIRECT(&quot;W&quot;&amp;[.H26]))+XOR(INDIRECT(&quot;X&quot;&amp;[.H25]);INDIRECT(&quot;X&quot;&amp;[.H26]))" office:value-type="boolean" office:boolean-value="10" calcext:value-type="boolean">
            <text:p>VRAI</text:p>
          </table:table-cell>
          <table:table-cell table:style-name="ce7" table:formula="of:=XOR(INDIRECT(&quot;B&quot;&amp;[.I25]);INDIRECT(&quot;B&quot;&amp;[.I26]))+XOR(INDIRECT(&quot;C&quot;&amp;[.I25]);INDIRECT(&quot;C&quot;&amp;[.I26]))+XOR(INDIRECT(&quot;D&quot;&amp;[.I25]);INDIRECT(&quot;D&quot;&amp;[.I26]))+XOR(INDIRECT(&quot;E&quot;&amp;[.I25]);INDIRECT(&quot;E&quot;&amp;[.I26]))+XOR(INDIRECT(&quot;F&quot;&amp;[.I25]);INDIRECT(&quot;F&quot;&amp;[.I26]))+XOR(INDIRECT(&quot;G&quot;&amp;[.I25]);INDIRECT(&quot;G&quot;&amp;[.I26]))+XOR(INDIRECT(&quot;H&quot;&amp;[.I25]);INDIRECT(&quot;H&quot;&amp;[.I26]))+XOR(INDIRECT(&quot;I&quot;&amp;[.I25]);INDIRECT(&quot;I&quot;&amp;[.I26]))+XOR(INDIRECT(&quot;J&quot;&amp;[.I25]);INDIRECT(&quot;J&quot;&amp;[.I26]))+XOR(INDIRECT(&quot;K&quot;&amp;[.I25]);INDIRECT(&quot;K&quot;&amp;[.I26]))+XOR(INDIRECT(&quot;L&quot;&amp;[.I25]);INDIRECT(&quot;L&quot;&amp;[.I26]))+XOR(INDIRECT(&quot;M&quot;&amp;[.I25]);INDIRECT(&quot;M&quot;&amp;[.I26]))+XOR(INDIRECT(&quot;N&quot;&amp;[.I25]);INDIRECT(&quot;N&quot;&amp;[.I26]))+XOR(INDIRECT(&quot;O&quot;&amp;[.I25]);INDIRECT(&quot;O&quot;&amp;[.I26]))+XOR(INDIRECT(&quot;P&quot;&amp;[.I25]);INDIRECT(&quot;P&quot;&amp;[.I26]))+XOR(INDIRECT(&quot;Q&quot;&amp;[.I25]);INDIRECT(&quot;Q&quot;&amp;[.I26]))+XOR(INDIRECT(&quot;R&quot;&amp;[.I25]);INDIRECT(&quot;R&quot;&amp;[.I26]))+XOR(INDIRECT(&quot;S&quot;&amp;[.I25]);INDIRECT(&quot;S&quot;&amp;[.I26]))+XOR(INDIRECT(&quot;T&quot;&amp;[.I25]);INDIRECT(&quot;T&quot;&amp;[.I26]))+XOR(INDIRECT(&quot;U&quot;&amp;[.I25]);INDIRECT(&quot;U&quot;&amp;[.I26]))+XOR(INDIRECT(&quot;V&quot;&amp;[.I25]);INDIRECT(&quot;V&quot;&amp;[.I26]))+XOR(INDIRECT(&quot;W&quot;&amp;[.I25]);INDIRECT(&quot;W&quot;&amp;[.I26]))+XOR(INDIRECT(&quot;X&quot;&amp;[.I25]);INDIRECT(&quot;X&quot;&amp;[.I26]))" office:value-type="boolean" office:boolean-value="4" calcext:value-type="boolean">
            <text:p>VRAI</text:p>
          </table:table-cell>
          <table:table-cell table:style-name="ce7" table:formula="of:=XOR(INDIRECT(&quot;B&quot;&amp;[.J25]);INDIRECT(&quot;B&quot;&amp;[.J26]))+XOR(INDIRECT(&quot;C&quot;&amp;[.J25]);INDIRECT(&quot;C&quot;&amp;[.J26]))+XOR(INDIRECT(&quot;D&quot;&amp;[.J25]);INDIRECT(&quot;D&quot;&amp;[.J26]))+XOR(INDIRECT(&quot;E&quot;&amp;[.J25]);INDIRECT(&quot;E&quot;&amp;[.J26]))+XOR(INDIRECT(&quot;F&quot;&amp;[.J25]);INDIRECT(&quot;F&quot;&amp;[.J26]))+XOR(INDIRECT(&quot;G&quot;&amp;[.J25]);INDIRECT(&quot;G&quot;&amp;[.J26]))+XOR(INDIRECT(&quot;H&quot;&amp;[.J25]);INDIRECT(&quot;H&quot;&amp;[.J26]))+XOR(INDIRECT(&quot;I&quot;&amp;[.J25]);INDIRECT(&quot;I&quot;&amp;[.J26]))+XOR(INDIRECT(&quot;J&quot;&amp;[.J25]);INDIRECT(&quot;J&quot;&amp;[.J26]))+XOR(INDIRECT(&quot;K&quot;&amp;[.J25]);INDIRECT(&quot;K&quot;&amp;[.J26]))+XOR(INDIRECT(&quot;L&quot;&amp;[.J25]);INDIRECT(&quot;L&quot;&amp;[.J26]))+XOR(INDIRECT(&quot;M&quot;&amp;[.J25]);INDIRECT(&quot;M&quot;&amp;[.J26]))+XOR(INDIRECT(&quot;N&quot;&amp;[.J25]);INDIRECT(&quot;N&quot;&amp;[.J26]))+XOR(INDIRECT(&quot;O&quot;&amp;[.J25]);INDIRECT(&quot;O&quot;&amp;[.J26]))+XOR(INDIRECT(&quot;P&quot;&amp;[.J25]);INDIRECT(&quot;P&quot;&amp;[.J26]))+XOR(INDIRECT(&quot;Q&quot;&amp;[.J25]);INDIRECT(&quot;Q&quot;&amp;[.J26]))+XOR(INDIRECT(&quot;R&quot;&amp;[.J25]);INDIRECT(&quot;R&quot;&amp;[.J26]))+XOR(INDIRECT(&quot;S&quot;&amp;[.J25]);INDIRECT(&quot;S&quot;&amp;[.J26]))+XOR(INDIRECT(&quot;T&quot;&amp;[.J25]);INDIRECT(&quot;T&quot;&amp;[.J26]))+XOR(INDIRECT(&quot;U&quot;&amp;[.J25]);INDIRECT(&quot;U&quot;&amp;[.J26]))+XOR(INDIRECT(&quot;V&quot;&amp;[.J25]);INDIRECT(&quot;V&quot;&amp;[.J26]))+XOR(INDIRECT(&quot;W&quot;&amp;[.J25]);INDIRECT(&quot;W&quot;&amp;[.J26]))+XOR(INDIRECT(&quot;X&quot;&amp;[.J25]);INDIRECT(&quot;X&quot;&amp;[.J26]))" office:value-type="boolean" office:boolean-value="6" calcext:value-type="boolean">
            <text:p>VRAI</text:p>
          </table:table-cell>
          <table:table-cell table:style-name="ce7" table:formula="of:=XOR(INDIRECT(&quot;B&quot;&amp;[.K25]);INDIRECT(&quot;B&quot;&amp;[.K26]))+XOR(INDIRECT(&quot;C&quot;&amp;[.K25]);INDIRECT(&quot;C&quot;&amp;[.K26]))+XOR(INDIRECT(&quot;D&quot;&amp;[.K25]);INDIRECT(&quot;D&quot;&amp;[.K26]))+XOR(INDIRECT(&quot;E&quot;&amp;[.K25]);INDIRECT(&quot;E&quot;&amp;[.K26]))+XOR(INDIRECT(&quot;F&quot;&amp;[.K25]);INDIRECT(&quot;F&quot;&amp;[.K26]))+XOR(INDIRECT(&quot;G&quot;&amp;[.K25]);INDIRECT(&quot;G&quot;&amp;[.K26]))+XOR(INDIRECT(&quot;H&quot;&amp;[.K25]);INDIRECT(&quot;H&quot;&amp;[.K26]))+XOR(INDIRECT(&quot;I&quot;&amp;[.K25]);INDIRECT(&quot;I&quot;&amp;[.K26]))+XOR(INDIRECT(&quot;J&quot;&amp;[.K25]);INDIRECT(&quot;J&quot;&amp;[.K26]))+XOR(INDIRECT(&quot;K&quot;&amp;[.K25]);INDIRECT(&quot;K&quot;&amp;[.K26]))+XOR(INDIRECT(&quot;L&quot;&amp;[.K25]);INDIRECT(&quot;L&quot;&amp;[.K26]))+XOR(INDIRECT(&quot;M&quot;&amp;[.K25]);INDIRECT(&quot;M&quot;&amp;[.K26]))+XOR(INDIRECT(&quot;N&quot;&amp;[.K25]);INDIRECT(&quot;N&quot;&amp;[.K26]))+XOR(INDIRECT(&quot;O&quot;&amp;[.K25]);INDIRECT(&quot;O&quot;&amp;[.K26]))+XOR(INDIRECT(&quot;P&quot;&amp;[.K25]);INDIRECT(&quot;P&quot;&amp;[.K26]))+XOR(INDIRECT(&quot;Q&quot;&amp;[.K25]);INDIRECT(&quot;Q&quot;&amp;[.K26]))+XOR(INDIRECT(&quot;R&quot;&amp;[.K25]);INDIRECT(&quot;R&quot;&amp;[.K26]))+XOR(INDIRECT(&quot;S&quot;&amp;[.K25]);INDIRECT(&quot;S&quot;&amp;[.K26]))+XOR(INDIRECT(&quot;T&quot;&amp;[.K25]);INDIRECT(&quot;T&quot;&amp;[.K26]))+XOR(INDIRECT(&quot;U&quot;&amp;[.K25]);INDIRECT(&quot;U&quot;&amp;[.K26]))+XOR(INDIRECT(&quot;V&quot;&amp;[.K25]);INDIRECT(&quot;V&quot;&amp;[.K26]))+XOR(INDIRECT(&quot;W&quot;&amp;[.K25]);INDIRECT(&quot;W&quot;&amp;[.K26]))+XOR(INDIRECT(&quot;X&quot;&amp;[.K25]);INDIRECT(&quot;X&quot;&amp;[.K26]))" office:value-type="boolean" office:boolean-value="3" calcext:value-type="boolean">
            <text:p>VRAI</text:p>
          </table:table-cell>
          <table:table-cell table:style-name="ce7" table:formula="of:=XOR(INDIRECT(&quot;B&quot;&amp;[.L25]);INDIRECT(&quot;B&quot;&amp;[.L26]))+XOR(INDIRECT(&quot;C&quot;&amp;[.L25]);INDIRECT(&quot;C&quot;&amp;[.L26]))+XOR(INDIRECT(&quot;D&quot;&amp;[.L25]);INDIRECT(&quot;D&quot;&amp;[.L26]))+XOR(INDIRECT(&quot;E&quot;&amp;[.L25]);INDIRECT(&quot;E&quot;&amp;[.L26]))+XOR(INDIRECT(&quot;F&quot;&amp;[.L25]);INDIRECT(&quot;F&quot;&amp;[.L26]))+XOR(INDIRECT(&quot;G&quot;&amp;[.L25]);INDIRECT(&quot;G&quot;&amp;[.L26]))+XOR(INDIRECT(&quot;H&quot;&amp;[.L25]);INDIRECT(&quot;H&quot;&amp;[.L26]))+XOR(INDIRECT(&quot;I&quot;&amp;[.L25]);INDIRECT(&quot;I&quot;&amp;[.L26]))+XOR(INDIRECT(&quot;J&quot;&amp;[.L25]);INDIRECT(&quot;J&quot;&amp;[.L26]))+XOR(INDIRECT(&quot;K&quot;&amp;[.L25]);INDIRECT(&quot;K&quot;&amp;[.L26]))+XOR(INDIRECT(&quot;L&quot;&amp;[.L25]);INDIRECT(&quot;L&quot;&amp;[.L26]))+XOR(INDIRECT(&quot;M&quot;&amp;[.L25]);INDIRECT(&quot;M&quot;&amp;[.L26]))+XOR(INDIRECT(&quot;N&quot;&amp;[.L25]);INDIRECT(&quot;N&quot;&amp;[.L26]))+XOR(INDIRECT(&quot;O&quot;&amp;[.L25]);INDIRECT(&quot;O&quot;&amp;[.L26]))+XOR(INDIRECT(&quot;P&quot;&amp;[.L25]);INDIRECT(&quot;P&quot;&amp;[.L26]))+XOR(INDIRECT(&quot;Q&quot;&amp;[.L25]);INDIRECT(&quot;Q&quot;&amp;[.L26]))+XOR(INDIRECT(&quot;R&quot;&amp;[.L25]);INDIRECT(&quot;R&quot;&amp;[.L26]))+XOR(INDIRECT(&quot;S&quot;&amp;[.L25]);INDIRECT(&quot;S&quot;&amp;[.L26]))+XOR(INDIRECT(&quot;T&quot;&amp;[.L25]);INDIRECT(&quot;T&quot;&amp;[.L26]))+XOR(INDIRECT(&quot;U&quot;&amp;[.L25]);INDIRECT(&quot;U&quot;&amp;[.L26]))+XOR(INDIRECT(&quot;V&quot;&amp;[.L25]);INDIRECT(&quot;V&quot;&amp;[.L26]))+XOR(INDIRECT(&quot;W&quot;&amp;[.L25]);INDIRECT(&quot;W&quot;&amp;[.L26]))+XOR(INDIRECT(&quot;X&quot;&amp;[.L25]);INDIRECT(&quot;X&quot;&amp;[.L26]))" office:value-type="boolean" office:boolean-value="2" calcext:value-type="boolean">
            <text:p>VRAI</text:p>
          </table:table-cell>
          <table:table-cell table:style-name="ce7" table:formula="of:=XOR(INDIRECT(&quot;B&quot;&amp;[.M25]);INDIRECT(&quot;B&quot;&amp;[.M26]))+XOR(INDIRECT(&quot;C&quot;&amp;[.M25]);INDIRECT(&quot;C&quot;&amp;[.M26]))+XOR(INDIRECT(&quot;D&quot;&amp;[.M25]);INDIRECT(&quot;D&quot;&amp;[.M26]))+XOR(INDIRECT(&quot;E&quot;&amp;[.M25]);INDIRECT(&quot;E&quot;&amp;[.M26]))+XOR(INDIRECT(&quot;F&quot;&amp;[.M25]);INDIRECT(&quot;F&quot;&amp;[.M26]))+XOR(INDIRECT(&quot;G&quot;&amp;[.M25]);INDIRECT(&quot;G&quot;&amp;[.M26]))+XOR(INDIRECT(&quot;H&quot;&amp;[.M25]);INDIRECT(&quot;H&quot;&amp;[.M26]))+XOR(INDIRECT(&quot;I&quot;&amp;[.M25]);INDIRECT(&quot;I&quot;&amp;[.M26]))+XOR(INDIRECT(&quot;J&quot;&amp;[.M25]);INDIRECT(&quot;J&quot;&amp;[.M26]))+XOR(INDIRECT(&quot;K&quot;&amp;[.M25]);INDIRECT(&quot;K&quot;&amp;[.M26]))+XOR(INDIRECT(&quot;L&quot;&amp;[.M25]);INDIRECT(&quot;L&quot;&amp;[.M26]))+XOR(INDIRECT(&quot;M&quot;&amp;[.M25]);INDIRECT(&quot;M&quot;&amp;[.M26]))+XOR(INDIRECT(&quot;N&quot;&amp;[.M25]);INDIRECT(&quot;N&quot;&amp;[.M26]))+XOR(INDIRECT(&quot;O&quot;&amp;[.M25]);INDIRECT(&quot;O&quot;&amp;[.M26]))+XOR(INDIRECT(&quot;P&quot;&amp;[.M25]);INDIRECT(&quot;P&quot;&amp;[.M26]))+XOR(INDIRECT(&quot;Q&quot;&amp;[.M25]);INDIRECT(&quot;Q&quot;&amp;[.M26]))+XOR(INDIRECT(&quot;R&quot;&amp;[.M25]);INDIRECT(&quot;R&quot;&amp;[.M26]))+XOR(INDIRECT(&quot;S&quot;&amp;[.M25]);INDIRECT(&quot;S&quot;&amp;[.M26]))+XOR(INDIRECT(&quot;T&quot;&amp;[.M25]);INDIRECT(&quot;T&quot;&amp;[.M26]))+XOR(INDIRECT(&quot;U&quot;&amp;[.M25]);INDIRECT(&quot;U&quot;&amp;[.M26]))+XOR(INDIRECT(&quot;V&quot;&amp;[.M25]);INDIRECT(&quot;V&quot;&amp;[.M26]))+XOR(INDIRECT(&quot;W&quot;&amp;[.M25]);INDIRECT(&quot;W&quot;&amp;[.M26]))+XOR(INDIRECT(&quot;X&quot;&amp;[.M25]);INDIRECT(&quot;X&quot;&amp;[.M26]))" office:value-type="boolean" office:boolean-value="4" calcext:value-type="boolean">
            <text:p>VRAI</text:p>
          </table:table-cell>
          <table:table-cell table:style-name="ce7" table:formula="of:=XOR(INDIRECT(&quot;B&quot;&amp;[.N25]);INDIRECT(&quot;B&quot;&amp;[.N26]))+XOR(INDIRECT(&quot;C&quot;&amp;[.N25]);INDIRECT(&quot;C&quot;&amp;[.N26]))+XOR(INDIRECT(&quot;D&quot;&amp;[.N25]);INDIRECT(&quot;D&quot;&amp;[.N26]))+XOR(INDIRECT(&quot;E&quot;&amp;[.N25]);INDIRECT(&quot;E&quot;&amp;[.N26]))+XOR(INDIRECT(&quot;F&quot;&amp;[.N25]);INDIRECT(&quot;F&quot;&amp;[.N26]))+XOR(INDIRECT(&quot;G&quot;&amp;[.N25]);INDIRECT(&quot;G&quot;&amp;[.N26]))+XOR(INDIRECT(&quot;H&quot;&amp;[.N25]);INDIRECT(&quot;H&quot;&amp;[.N26]))+XOR(INDIRECT(&quot;I&quot;&amp;[.N25]);INDIRECT(&quot;I&quot;&amp;[.N26]))+XOR(INDIRECT(&quot;J&quot;&amp;[.N25]);INDIRECT(&quot;J&quot;&amp;[.N26]))+XOR(INDIRECT(&quot;K&quot;&amp;[.N25]);INDIRECT(&quot;K&quot;&amp;[.N26]))+XOR(INDIRECT(&quot;L&quot;&amp;[.N25]);INDIRECT(&quot;L&quot;&amp;[.N26]))+XOR(INDIRECT(&quot;M&quot;&amp;[.N25]);INDIRECT(&quot;M&quot;&amp;[.N26]))+XOR(INDIRECT(&quot;N&quot;&amp;[.N25]);INDIRECT(&quot;N&quot;&amp;[.N26]))+XOR(INDIRECT(&quot;O&quot;&amp;[.N25]);INDIRECT(&quot;O&quot;&amp;[.N26]))+XOR(INDIRECT(&quot;P&quot;&amp;[.N25]);INDIRECT(&quot;P&quot;&amp;[.N26]))+XOR(INDIRECT(&quot;Q&quot;&amp;[.N25]);INDIRECT(&quot;Q&quot;&amp;[.N26]))+XOR(INDIRECT(&quot;R&quot;&amp;[.N25]);INDIRECT(&quot;R&quot;&amp;[.N26]))+XOR(INDIRECT(&quot;S&quot;&amp;[.N25]);INDIRECT(&quot;S&quot;&amp;[.N26]))+XOR(INDIRECT(&quot;T&quot;&amp;[.N25]);INDIRECT(&quot;T&quot;&amp;[.N26]))+XOR(INDIRECT(&quot;U&quot;&amp;[.N25]);INDIRECT(&quot;U&quot;&amp;[.N26]))+XOR(INDIRECT(&quot;V&quot;&amp;[.N25]);INDIRECT(&quot;V&quot;&amp;[.N26]))+XOR(INDIRECT(&quot;W&quot;&amp;[.N25]);INDIRECT(&quot;W&quot;&amp;[.N26]))+XOR(INDIRECT(&quot;X&quot;&amp;[.N25]);INDIRECT(&quot;X&quot;&amp;[.N26]))" office:value-type="boolean" office:boolean-value="5" calcext:value-type="boolean">
            <text:p>VRAI</text:p>
          </table:table-cell>
          <table:table-cell table:style-name="ce7" table:formula="of:=XOR(INDIRECT(&quot;B&quot;&amp;[.O25]);INDIRECT(&quot;B&quot;&amp;[.O26]))+XOR(INDIRECT(&quot;C&quot;&amp;[.O25]);INDIRECT(&quot;C&quot;&amp;[.O26]))+XOR(INDIRECT(&quot;D&quot;&amp;[.O25]);INDIRECT(&quot;D&quot;&amp;[.O26]))+XOR(INDIRECT(&quot;E&quot;&amp;[.O25]);INDIRECT(&quot;E&quot;&amp;[.O26]))+XOR(INDIRECT(&quot;F&quot;&amp;[.O25]);INDIRECT(&quot;F&quot;&amp;[.O26]))+XOR(INDIRECT(&quot;G&quot;&amp;[.O25]);INDIRECT(&quot;G&quot;&amp;[.O26]))+XOR(INDIRECT(&quot;H&quot;&amp;[.O25]);INDIRECT(&quot;H&quot;&amp;[.O26]))+XOR(INDIRECT(&quot;I&quot;&amp;[.O25]);INDIRECT(&quot;I&quot;&amp;[.O26]))+XOR(INDIRECT(&quot;J&quot;&amp;[.O25]);INDIRECT(&quot;J&quot;&amp;[.O26]))+XOR(INDIRECT(&quot;K&quot;&amp;[.O25]);INDIRECT(&quot;K&quot;&amp;[.O26]))+XOR(INDIRECT(&quot;L&quot;&amp;[.O25]);INDIRECT(&quot;L&quot;&amp;[.O26]))+XOR(INDIRECT(&quot;M&quot;&amp;[.O25]);INDIRECT(&quot;M&quot;&amp;[.O26]))+XOR(INDIRECT(&quot;N&quot;&amp;[.O25]);INDIRECT(&quot;N&quot;&amp;[.O26]))+XOR(INDIRECT(&quot;O&quot;&amp;[.O25]);INDIRECT(&quot;O&quot;&amp;[.O26]))+XOR(INDIRECT(&quot;P&quot;&amp;[.O25]);INDIRECT(&quot;P&quot;&amp;[.O26]))+XOR(INDIRECT(&quot;Q&quot;&amp;[.O25]);INDIRECT(&quot;Q&quot;&amp;[.O26]))+XOR(INDIRECT(&quot;R&quot;&amp;[.O25]);INDIRECT(&quot;R&quot;&amp;[.O26]))+XOR(INDIRECT(&quot;S&quot;&amp;[.O25]);INDIRECT(&quot;S&quot;&amp;[.O26]))+XOR(INDIRECT(&quot;T&quot;&amp;[.O25]);INDIRECT(&quot;T&quot;&amp;[.O26]))+XOR(INDIRECT(&quot;U&quot;&amp;[.O25]);INDIRECT(&quot;U&quot;&amp;[.O26]))+XOR(INDIRECT(&quot;V&quot;&amp;[.O25]);INDIRECT(&quot;V&quot;&amp;[.O26]))+XOR(INDIRECT(&quot;W&quot;&amp;[.O25]);INDIRECT(&quot;W&quot;&amp;[.O26]))+XOR(INDIRECT(&quot;X&quot;&amp;[.O25]);INDIRECT(&quot;X&quot;&amp;[.O26]))" office:value-type="boolean" office:boolean-value="2" calcext:value-type="boolean">
            <text:p>VRAI</text:p>
          </table:table-cell>
          <table:table-cell table:style-name="ce7" table:formula="of:=XOR(INDIRECT(&quot;B&quot;&amp;[.P25]);INDIRECT(&quot;B&quot;&amp;[.P26]))+XOR(INDIRECT(&quot;C&quot;&amp;[.P25]);INDIRECT(&quot;C&quot;&amp;[.P26]))+XOR(INDIRECT(&quot;D&quot;&amp;[.P25]);INDIRECT(&quot;D&quot;&amp;[.P26]))+XOR(INDIRECT(&quot;E&quot;&amp;[.P25]);INDIRECT(&quot;E&quot;&amp;[.P26]))+XOR(INDIRECT(&quot;F&quot;&amp;[.P25]);INDIRECT(&quot;F&quot;&amp;[.P26]))+XOR(INDIRECT(&quot;G&quot;&amp;[.P25]);INDIRECT(&quot;G&quot;&amp;[.P26]))+XOR(INDIRECT(&quot;H&quot;&amp;[.P25]);INDIRECT(&quot;H&quot;&amp;[.P26]))+XOR(INDIRECT(&quot;I&quot;&amp;[.P25]);INDIRECT(&quot;I&quot;&amp;[.P26]))+XOR(INDIRECT(&quot;J&quot;&amp;[.P25]);INDIRECT(&quot;J&quot;&amp;[.P26]))+XOR(INDIRECT(&quot;K&quot;&amp;[.P25]);INDIRECT(&quot;K&quot;&amp;[.P26]))+XOR(INDIRECT(&quot;L&quot;&amp;[.P25]);INDIRECT(&quot;L&quot;&amp;[.P26]))+XOR(INDIRECT(&quot;M&quot;&amp;[.P25]);INDIRECT(&quot;M&quot;&amp;[.P26]))+XOR(INDIRECT(&quot;N&quot;&amp;[.P25]);INDIRECT(&quot;N&quot;&amp;[.P26]))+XOR(INDIRECT(&quot;O&quot;&amp;[.P25]);INDIRECT(&quot;O&quot;&amp;[.P26]))+XOR(INDIRECT(&quot;P&quot;&amp;[.P25]);INDIRECT(&quot;P&quot;&amp;[.P26]))+XOR(INDIRECT(&quot;Q&quot;&amp;[.P25]);INDIRECT(&quot;Q&quot;&amp;[.P26]))+XOR(INDIRECT(&quot;R&quot;&amp;[.P25]);INDIRECT(&quot;R&quot;&amp;[.P26]))+XOR(INDIRECT(&quot;S&quot;&amp;[.P25]);INDIRECT(&quot;S&quot;&amp;[.P26]))+XOR(INDIRECT(&quot;T&quot;&amp;[.P25]);INDIRECT(&quot;T&quot;&amp;[.P26]))+XOR(INDIRECT(&quot;U&quot;&amp;[.P25]);INDIRECT(&quot;U&quot;&amp;[.P26]))+XOR(INDIRECT(&quot;V&quot;&amp;[.P25]);INDIRECT(&quot;V&quot;&amp;[.P26]))+XOR(INDIRECT(&quot;W&quot;&amp;[.P25]);INDIRECT(&quot;W&quot;&amp;[.P26]))+XOR(INDIRECT(&quot;X&quot;&amp;[.P25]);INDIRECT(&quot;X&quot;&amp;[.P26]))" office:value-type="boolean" office:boolean-value="2" calcext:value-type="boolean">
            <text:p>VRAI</text:p>
          </table:table-cell>
          <table:table-cell table:style-name="ce7" table:formula="of:=XOR(INDIRECT(&quot;B&quot;&amp;[.Q25]);INDIRECT(&quot;B&quot;&amp;[.Q26]))+XOR(INDIRECT(&quot;C&quot;&amp;[.Q25]);INDIRECT(&quot;C&quot;&amp;[.Q26]))+XOR(INDIRECT(&quot;D&quot;&amp;[.Q25]);INDIRECT(&quot;D&quot;&amp;[.Q26]))+XOR(INDIRECT(&quot;E&quot;&amp;[.Q25]);INDIRECT(&quot;E&quot;&amp;[.Q26]))+XOR(INDIRECT(&quot;F&quot;&amp;[.Q25]);INDIRECT(&quot;F&quot;&amp;[.Q26]))+XOR(INDIRECT(&quot;G&quot;&amp;[.Q25]);INDIRECT(&quot;G&quot;&amp;[.Q26]))+XOR(INDIRECT(&quot;H&quot;&amp;[.Q25]);INDIRECT(&quot;H&quot;&amp;[.Q26]))+XOR(INDIRECT(&quot;I&quot;&amp;[.Q25]);INDIRECT(&quot;I&quot;&amp;[.Q26]))+XOR(INDIRECT(&quot;J&quot;&amp;[.Q25]);INDIRECT(&quot;J&quot;&amp;[.Q26]))+XOR(INDIRECT(&quot;K&quot;&amp;[.Q25]);INDIRECT(&quot;K&quot;&amp;[.Q26]))+XOR(INDIRECT(&quot;L&quot;&amp;[.Q25]);INDIRECT(&quot;L&quot;&amp;[.Q26]))+XOR(INDIRECT(&quot;M&quot;&amp;[.Q25]);INDIRECT(&quot;M&quot;&amp;[.Q26]))+XOR(INDIRECT(&quot;N&quot;&amp;[.Q25]);INDIRECT(&quot;N&quot;&amp;[.Q26]))+XOR(INDIRECT(&quot;O&quot;&amp;[.Q25]);INDIRECT(&quot;O&quot;&amp;[.Q26]))+XOR(INDIRECT(&quot;P&quot;&amp;[.Q25]);INDIRECT(&quot;P&quot;&amp;[.Q26]))+XOR(INDIRECT(&quot;Q&quot;&amp;[.Q25]);INDIRECT(&quot;Q&quot;&amp;[.Q26]))+XOR(INDIRECT(&quot;R&quot;&amp;[.Q25]);INDIRECT(&quot;R&quot;&amp;[.Q26]))+XOR(INDIRECT(&quot;S&quot;&amp;[.Q25]);INDIRECT(&quot;S&quot;&amp;[.Q26]))+XOR(INDIRECT(&quot;T&quot;&amp;[.Q25]);INDIRECT(&quot;T&quot;&amp;[.Q26]))+XOR(INDIRECT(&quot;U&quot;&amp;[.Q25]);INDIRECT(&quot;U&quot;&amp;[.Q26]))+XOR(INDIRECT(&quot;V&quot;&amp;[.Q25]);INDIRECT(&quot;V&quot;&amp;[.Q26]))+XOR(INDIRECT(&quot;W&quot;&amp;[.Q25]);INDIRECT(&quot;W&quot;&amp;[.Q26]))+XOR(INDIRECT(&quot;X&quot;&amp;[.Q25]);INDIRECT(&quot;X&quot;&amp;[.Q26]))" office:value-type="boolean" office:boolean-value="4" calcext:value-type="boolean">
            <text:p>VRAI</text:p>
          </table:table-cell>
          <table:table-cell table:style-name="ce7" table:formula="of:=XOR(INDIRECT(&quot;B&quot;&amp;[.R25]);INDIRECT(&quot;B&quot;&amp;[.R26]))+XOR(INDIRECT(&quot;C&quot;&amp;[.R25]);INDIRECT(&quot;C&quot;&amp;[.R26]))+XOR(INDIRECT(&quot;D&quot;&amp;[.R25]);INDIRECT(&quot;D&quot;&amp;[.R26]))+XOR(INDIRECT(&quot;E&quot;&amp;[.R25]);INDIRECT(&quot;E&quot;&amp;[.R26]))+XOR(INDIRECT(&quot;F&quot;&amp;[.R25]);INDIRECT(&quot;F&quot;&amp;[.R26]))+XOR(INDIRECT(&quot;G&quot;&amp;[.R25]);INDIRECT(&quot;G&quot;&amp;[.R26]))+XOR(INDIRECT(&quot;H&quot;&amp;[.R25]);INDIRECT(&quot;H&quot;&amp;[.R26]))+XOR(INDIRECT(&quot;I&quot;&amp;[.R25]);INDIRECT(&quot;I&quot;&amp;[.R26]))+XOR(INDIRECT(&quot;J&quot;&amp;[.R25]);INDIRECT(&quot;J&quot;&amp;[.R26]))+XOR(INDIRECT(&quot;K&quot;&amp;[.R25]);INDIRECT(&quot;K&quot;&amp;[.R26]))+XOR(INDIRECT(&quot;L&quot;&amp;[.R25]);INDIRECT(&quot;L&quot;&amp;[.R26]))+XOR(INDIRECT(&quot;M&quot;&amp;[.R25]);INDIRECT(&quot;M&quot;&amp;[.R26]))+XOR(INDIRECT(&quot;N&quot;&amp;[.R25]);INDIRECT(&quot;N&quot;&amp;[.R26]))+XOR(INDIRECT(&quot;O&quot;&amp;[.R25]);INDIRECT(&quot;O&quot;&amp;[.R26]))+XOR(INDIRECT(&quot;P&quot;&amp;[.R25]);INDIRECT(&quot;P&quot;&amp;[.R26]))+XOR(INDIRECT(&quot;Q&quot;&amp;[.R25]);INDIRECT(&quot;Q&quot;&amp;[.R26]))+XOR(INDIRECT(&quot;R&quot;&amp;[.R25]);INDIRECT(&quot;R&quot;&amp;[.R26]))+XOR(INDIRECT(&quot;S&quot;&amp;[.R25]);INDIRECT(&quot;S&quot;&amp;[.R26]))+XOR(INDIRECT(&quot;T&quot;&amp;[.R25]);INDIRECT(&quot;T&quot;&amp;[.R26]))+XOR(INDIRECT(&quot;U&quot;&amp;[.R25]);INDIRECT(&quot;U&quot;&amp;[.R26]))+XOR(INDIRECT(&quot;V&quot;&amp;[.R25]);INDIRECT(&quot;V&quot;&amp;[.R26]))+XOR(INDIRECT(&quot;W&quot;&amp;[.R25]);INDIRECT(&quot;W&quot;&amp;[.R26]))+XOR(INDIRECT(&quot;X&quot;&amp;[.R25]);INDIRECT(&quot;X&quot;&amp;[.R26]))" office:value-type="boolean" office:boolean-value="3" calcext:value-type="boolean">
            <text:p>VRAI</text:p>
          </table:table-cell>
          <table:table-cell table:style-name="ce7" table:formula="of:=XOR(INDIRECT(&quot;B&quot;&amp;[.S25]);INDIRECT(&quot;B&quot;&amp;[.S26]))+XOR(INDIRECT(&quot;C&quot;&amp;[.S25]);INDIRECT(&quot;C&quot;&amp;[.S26]))+XOR(INDIRECT(&quot;D&quot;&amp;[.S25]);INDIRECT(&quot;D&quot;&amp;[.S26]))+XOR(INDIRECT(&quot;E&quot;&amp;[.S25]);INDIRECT(&quot;E&quot;&amp;[.S26]))+XOR(INDIRECT(&quot;F&quot;&amp;[.S25]);INDIRECT(&quot;F&quot;&amp;[.S26]))+XOR(INDIRECT(&quot;G&quot;&amp;[.S25]);INDIRECT(&quot;G&quot;&amp;[.S26]))+XOR(INDIRECT(&quot;H&quot;&amp;[.S25]);INDIRECT(&quot;H&quot;&amp;[.S26]))+XOR(INDIRECT(&quot;I&quot;&amp;[.S25]);INDIRECT(&quot;I&quot;&amp;[.S26]))+XOR(INDIRECT(&quot;J&quot;&amp;[.S25]);INDIRECT(&quot;J&quot;&amp;[.S26]))+XOR(INDIRECT(&quot;K&quot;&amp;[.S25]);INDIRECT(&quot;K&quot;&amp;[.S26]))+XOR(INDIRECT(&quot;L&quot;&amp;[.S25]);INDIRECT(&quot;L&quot;&amp;[.S26]))+XOR(INDIRECT(&quot;M&quot;&amp;[.S25]);INDIRECT(&quot;M&quot;&amp;[.S26]))+XOR(INDIRECT(&quot;N&quot;&amp;[.S25]);INDIRECT(&quot;N&quot;&amp;[.S26]))+XOR(INDIRECT(&quot;O&quot;&amp;[.S25]);INDIRECT(&quot;O&quot;&amp;[.S26]))+XOR(INDIRECT(&quot;P&quot;&amp;[.S25]);INDIRECT(&quot;P&quot;&amp;[.S26]))+XOR(INDIRECT(&quot;Q&quot;&amp;[.S25]);INDIRECT(&quot;Q&quot;&amp;[.S26]))+XOR(INDIRECT(&quot;R&quot;&amp;[.S25]);INDIRECT(&quot;R&quot;&amp;[.S26]))+XOR(INDIRECT(&quot;S&quot;&amp;[.S25]);INDIRECT(&quot;S&quot;&amp;[.S26]))+XOR(INDIRECT(&quot;T&quot;&amp;[.S25]);INDIRECT(&quot;T&quot;&amp;[.S26]))+XOR(INDIRECT(&quot;U&quot;&amp;[.S25]);INDIRECT(&quot;U&quot;&amp;[.S26]))+XOR(INDIRECT(&quot;V&quot;&amp;[.S25]);INDIRECT(&quot;V&quot;&amp;[.S26]))+XOR(INDIRECT(&quot;W&quot;&amp;[.S25]);INDIRECT(&quot;W&quot;&amp;[.S26]))+XOR(INDIRECT(&quot;X&quot;&amp;[.S25]);INDIRECT(&quot;X&quot;&amp;[.S26]))" office:value-type="boolean" office:boolean-value="3" calcext:value-type="boolean">
            <text:p>VRAI</text:p>
          </table:table-cell>
          <table:table-cell table:style-name="ce7" table:formula="of:=XOR(INDIRECT(&quot;B&quot;&amp;[.T25]);INDIRECT(&quot;B&quot;&amp;[.T26]))+XOR(INDIRECT(&quot;C&quot;&amp;[.T25]);INDIRECT(&quot;C&quot;&amp;[.T26]))+XOR(INDIRECT(&quot;D&quot;&amp;[.T25]);INDIRECT(&quot;D&quot;&amp;[.T26]))+XOR(INDIRECT(&quot;E&quot;&amp;[.T25]);INDIRECT(&quot;E&quot;&amp;[.T26]))+XOR(INDIRECT(&quot;F&quot;&amp;[.T25]);INDIRECT(&quot;F&quot;&amp;[.T26]))+XOR(INDIRECT(&quot;G&quot;&amp;[.T25]);INDIRECT(&quot;G&quot;&amp;[.T26]))+XOR(INDIRECT(&quot;H&quot;&amp;[.T25]);INDIRECT(&quot;H&quot;&amp;[.T26]))+XOR(INDIRECT(&quot;I&quot;&amp;[.T25]);INDIRECT(&quot;I&quot;&amp;[.T26]))+XOR(INDIRECT(&quot;J&quot;&amp;[.T25]);INDIRECT(&quot;J&quot;&amp;[.T26]))+XOR(INDIRECT(&quot;K&quot;&amp;[.T25]);INDIRECT(&quot;K&quot;&amp;[.T26]))+XOR(INDIRECT(&quot;L&quot;&amp;[.T25]);INDIRECT(&quot;L&quot;&amp;[.T26]))+XOR(INDIRECT(&quot;M&quot;&amp;[.T25]);INDIRECT(&quot;M&quot;&amp;[.T26]))+XOR(INDIRECT(&quot;N&quot;&amp;[.T25]);INDIRECT(&quot;N&quot;&amp;[.T26]))+XOR(INDIRECT(&quot;O&quot;&amp;[.T25]);INDIRECT(&quot;O&quot;&amp;[.T26]))+XOR(INDIRECT(&quot;P&quot;&amp;[.T25]);INDIRECT(&quot;P&quot;&amp;[.T26]))+XOR(INDIRECT(&quot;Q&quot;&amp;[.T25]);INDIRECT(&quot;Q&quot;&amp;[.T26]))+XOR(INDIRECT(&quot;R&quot;&amp;[.T25]);INDIRECT(&quot;R&quot;&amp;[.T26]))+XOR(INDIRECT(&quot;S&quot;&amp;[.T25]);INDIRECT(&quot;S&quot;&amp;[.T26]))+XOR(INDIRECT(&quot;T&quot;&amp;[.T25]);INDIRECT(&quot;T&quot;&amp;[.T26]))+XOR(INDIRECT(&quot;U&quot;&amp;[.T25]);INDIRECT(&quot;U&quot;&amp;[.T26]))+XOR(INDIRECT(&quot;V&quot;&amp;[.T25]);INDIRECT(&quot;V&quot;&amp;[.T26]))+XOR(INDIRECT(&quot;W&quot;&amp;[.T25]);INDIRECT(&quot;W&quot;&amp;[.T26]))+XOR(INDIRECT(&quot;X&quot;&amp;[.T25]);INDIRECT(&quot;X&quot;&amp;[.T26]))" office:value-type="boolean" office:boolean-value="2" calcext:value-type="boolean">
            <text:p>VRAI</text:p>
          </table:table-cell>
          <table:table-cell table:style-name="ce7" table:formula="of:=XOR(INDIRECT(&quot;B&quot;&amp;[.U25]);INDIRECT(&quot;B&quot;&amp;[.U26]))+XOR(INDIRECT(&quot;C&quot;&amp;[.U25]);INDIRECT(&quot;C&quot;&amp;[.U26]))+XOR(INDIRECT(&quot;D&quot;&amp;[.U25]);INDIRECT(&quot;D&quot;&amp;[.U26]))+XOR(INDIRECT(&quot;E&quot;&amp;[.U25]);INDIRECT(&quot;E&quot;&amp;[.U26]))+XOR(INDIRECT(&quot;F&quot;&amp;[.U25]);INDIRECT(&quot;F&quot;&amp;[.U26]))+XOR(INDIRECT(&quot;G&quot;&amp;[.U25]);INDIRECT(&quot;G&quot;&amp;[.U26]))+XOR(INDIRECT(&quot;H&quot;&amp;[.U25]);INDIRECT(&quot;H&quot;&amp;[.U26]))+XOR(INDIRECT(&quot;I&quot;&amp;[.U25]);INDIRECT(&quot;I&quot;&amp;[.U26]))+XOR(INDIRECT(&quot;J&quot;&amp;[.U25]);INDIRECT(&quot;J&quot;&amp;[.U26]))+XOR(INDIRECT(&quot;K&quot;&amp;[.U25]);INDIRECT(&quot;K&quot;&amp;[.U26]))+XOR(INDIRECT(&quot;L&quot;&amp;[.U25]);INDIRECT(&quot;L&quot;&amp;[.U26]))+XOR(INDIRECT(&quot;M&quot;&amp;[.U25]);INDIRECT(&quot;M&quot;&amp;[.U26]))+XOR(INDIRECT(&quot;N&quot;&amp;[.U25]);INDIRECT(&quot;N&quot;&amp;[.U26]))+XOR(INDIRECT(&quot;O&quot;&amp;[.U25]);INDIRECT(&quot;O&quot;&amp;[.U26]))+XOR(INDIRECT(&quot;P&quot;&amp;[.U25]);INDIRECT(&quot;P&quot;&amp;[.U26]))+XOR(INDIRECT(&quot;Q&quot;&amp;[.U25]);INDIRECT(&quot;Q&quot;&amp;[.U26]))+XOR(INDIRECT(&quot;R&quot;&amp;[.U25]);INDIRECT(&quot;R&quot;&amp;[.U26]))+XOR(INDIRECT(&quot;S&quot;&amp;[.U25]);INDIRECT(&quot;S&quot;&amp;[.U26]))+XOR(INDIRECT(&quot;T&quot;&amp;[.U25]);INDIRECT(&quot;T&quot;&amp;[.U26]))+XOR(INDIRECT(&quot;U&quot;&amp;[.U25]);INDIRECT(&quot;U&quot;&amp;[.U26]))+XOR(INDIRECT(&quot;V&quot;&amp;[.U25]);INDIRECT(&quot;V&quot;&amp;[.U26]))+XOR(INDIRECT(&quot;W&quot;&amp;[.U25]);INDIRECT(&quot;W&quot;&amp;[.U26]))+XOR(INDIRECT(&quot;X&quot;&amp;[.U25]);INDIRECT(&quot;X&quot;&amp;[.U26]))" office:value-type="boolean" office:boolean-value="2" calcext:value-type="boolean">
            <text:p>VRAI</text:p>
          </table:table-cell>
          <table:table-cell table:style-name="ce7" table:formula="of:=XOR(INDIRECT(&quot;B&quot;&amp;[.V25]);INDIRECT(&quot;B&quot;&amp;[.V26]))+XOR(INDIRECT(&quot;C&quot;&amp;[.V25]);INDIRECT(&quot;C&quot;&amp;[.V26]))+XOR(INDIRECT(&quot;D&quot;&amp;[.V25]);INDIRECT(&quot;D&quot;&amp;[.V26]))+XOR(INDIRECT(&quot;E&quot;&amp;[.V25]);INDIRECT(&quot;E&quot;&amp;[.V26]))+XOR(INDIRECT(&quot;F&quot;&amp;[.V25]);INDIRECT(&quot;F&quot;&amp;[.V26]))+XOR(INDIRECT(&quot;G&quot;&amp;[.V25]);INDIRECT(&quot;G&quot;&amp;[.V26]))+XOR(INDIRECT(&quot;H&quot;&amp;[.V25]);INDIRECT(&quot;H&quot;&amp;[.V26]))+XOR(INDIRECT(&quot;I&quot;&amp;[.V25]);INDIRECT(&quot;I&quot;&amp;[.V26]))+XOR(INDIRECT(&quot;J&quot;&amp;[.V25]);INDIRECT(&quot;J&quot;&amp;[.V26]))+XOR(INDIRECT(&quot;K&quot;&amp;[.V25]);INDIRECT(&quot;K&quot;&amp;[.V26]))+XOR(INDIRECT(&quot;L&quot;&amp;[.V25]);INDIRECT(&quot;L&quot;&amp;[.V26]))+XOR(INDIRECT(&quot;M&quot;&amp;[.V25]);INDIRECT(&quot;M&quot;&amp;[.V26]))+XOR(INDIRECT(&quot;N&quot;&amp;[.V25]);INDIRECT(&quot;N&quot;&amp;[.V26]))+XOR(INDIRECT(&quot;O&quot;&amp;[.V25]);INDIRECT(&quot;O&quot;&amp;[.V26]))+XOR(INDIRECT(&quot;P&quot;&amp;[.V25]);INDIRECT(&quot;P&quot;&amp;[.V26]))+XOR(INDIRECT(&quot;Q&quot;&amp;[.V25]);INDIRECT(&quot;Q&quot;&amp;[.V26]))+XOR(INDIRECT(&quot;R&quot;&amp;[.V25]);INDIRECT(&quot;R&quot;&amp;[.V26]))+XOR(INDIRECT(&quot;S&quot;&amp;[.V25]);INDIRECT(&quot;S&quot;&amp;[.V26]))+XOR(INDIRECT(&quot;T&quot;&amp;[.V25]);INDIRECT(&quot;T&quot;&amp;[.V26]))+XOR(INDIRECT(&quot;U&quot;&amp;[.V25]);INDIRECT(&quot;U&quot;&amp;[.V26]))+XOR(INDIRECT(&quot;V&quot;&amp;[.V25]);INDIRECT(&quot;V&quot;&amp;[.V26]))+XOR(INDIRECT(&quot;W&quot;&amp;[.V25]);INDIRECT(&quot;W&quot;&amp;[.V26]))+XOR(INDIRECT(&quot;X&quot;&amp;[.V25]);INDIRECT(&quot;X&quot;&amp;[.V26]))" office:value-type="boolean" office:boolean-value="2" calcext:value-type="boolean">
            <text:p>VRAI</text:p>
          </table:table-cell>
          <table:table-cell table:style-name="ce7" table:formula="of:=XOR(INDIRECT(&quot;B&quot;&amp;[.W25]);INDIRECT(&quot;B&quot;&amp;[.W26]))+XOR(INDIRECT(&quot;C&quot;&amp;[.W25]);INDIRECT(&quot;C&quot;&amp;[.W26]))+XOR(INDIRECT(&quot;D&quot;&amp;[.W25]);INDIRECT(&quot;D&quot;&amp;[.W26]))+XOR(INDIRECT(&quot;E&quot;&amp;[.W25]);INDIRECT(&quot;E&quot;&amp;[.W26]))+XOR(INDIRECT(&quot;F&quot;&amp;[.W25]);INDIRECT(&quot;F&quot;&amp;[.W26]))+XOR(INDIRECT(&quot;G&quot;&amp;[.W25]);INDIRECT(&quot;G&quot;&amp;[.W26]))+XOR(INDIRECT(&quot;H&quot;&amp;[.W25]);INDIRECT(&quot;H&quot;&amp;[.W26]))+XOR(INDIRECT(&quot;I&quot;&amp;[.W25]);INDIRECT(&quot;I&quot;&amp;[.W26]))+XOR(INDIRECT(&quot;J&quot;&amp;[.W25]);INDIRECT(&quot;J&quot;&amp;[.W26]))+XOR(INDIRECT(&quot;K&quot;&amp;[.W25]);INDIRECT(&quot;K&quot;&amp;[.W26]))+XOR(INDIRECT(&quot;L&quot;&amp;[.W25]);INDIRECT(&quot;L&quot;&amp;[.W26]))+XOR(INDIRECT(&quot;M&quot;&amp;[.W25]);INDIRECT(&quot;M&quot;&amp;[.W26]))+XOR(INDIRECT(&quot;N&quot;&amp;[.W25]);INDIRECT(&quot;N&quot;&amp;[.W26]))+XOR(INDIRECT(&quot;O&quot;&amp;[.W25]);INDIRECT(&quot;O&quot;&amp;[.W26]))+XOR(INDIRECT(&quot;P&quot;&amp;[.W25]);INDIRECT(&quot;P&quot;&amp;[.W26]))+XOR(INDIRECT(&quot;Q&quot;&amp;[.W25]);INDIRECT(&quot;Q&quot;&amp;[.W26]))+XOR(INDIRECT(&quot;R&quot;&amp;[.W25]);INDIRECT(&quot;R&quot;&amp;[.W26]))+XOR(INDIRECT(&quot;S&quot;&amp;[.W25]);INDIRECT(&quot;S&quot;&amp;[.W26]))+XOR(INDIRECT(&quot;T&quot;&amp;[.W25]);INDIRECT(&quot;T&quot;&amp;[.W26]))+XOR(INDIRECT(&quot;U&quot;&amp;[.W25]);INDIRECT(&quot;U&quot;&amp;[.W26]))+XOR(INDIRECT(&quot;V&quot;&amp;[.W25]);INDIRECT(&quot;V&quot;&amp;[.W26]))+XOR(INDIRECT(&quot;W&quot;&amp;[.W25]);INDIRECT(&quot;W&quot;&amp;[.W26]))+XOR(INDIRECT(&quot;X&quot;&amp;[.W25]);INDIRECT(&quot;X&quot;&amp;[.W26]))" office:value-type="boolean" office:boolean-value="false" calcext:value-type="boolean">
            <text:p>FAUX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esultOR</text:p>
          </table:table-cell>
          <table:table-cell table:style-name="ce8" table:formula="of:=OR(INDIRECT(&quot;B&quot;&amp;[.C25]);INDIRECT(&quot;B&quot;&amp;[.C26]))+OR(INDIRECT(&quot;C&quot;&amp;[.C25]);INDIRECT(&quot;C&quot;&amp;[.C26]))+OR(INDIRECT(&quot;D&quot;&amp;[.C25]);INDIRECT(&quot;D&quot;&amp;[.C26]))+OR(INDIRECT(&quot;E&quot;&amp;[.C25]);INDIRECT(&quot;E&quot;&amp;[.C26]))+OR(INDIRECT(&quot;F&quot;&amp;[.C25]);INDIRECT(&quot;F&quot;&amp;[.C26]))+OR(INDIRECT(&quot;G&quot;&amp;[.C25]);INDIRECT(&quot;G&quot;&amp;[.C26]))+OR(INDIRECT(&quot;H&quot;&amp;[.C25]);INDIRECT(&quot;H&quot;&amp;[.C26]))+OR(INDIRECT(&quot;I&quot;&amp;[.C25]);INDIRECT(&quot;I&quot;&amp;[.C26]))+OR(INDIRECT(&quot;J&quot;&amp;[.C25]);INDIRECT(&quot;J&quot;&amp;[.C26]))+OR(INDIRECT(&quot;K&quot;&amp;[.C25]);INDIRECT(&quot;K&quot;&amp;[.C26]))+OR(INDIRECT(&quot;L&quot;&amp;[.C25]);INDIRECT(&quot;L&quot;&amp;[.C26]))+OR(INDIRECT(&quot;M&quot;&amp;[.C25]);INDIRECT(&quot;M&quot;&amp;[.C26]))+OR(INDIRECT(&quot;N&quot;&amp;[.C25]);INDIRECT(&quot;N&quot;&amp;[.C26]))+OR(INDIRECT(&quot;O&quot;&amp;[.C25]);INDIRECT(&quot;O&quot;&amp;[.C26]))+OR(INDIRECT(&quot;P&quot;&amp;[.C25]);INDIRECT(&quot;P&quot;&amp;[.C26]))+OR(INDIRECT(&quot;Q&quot;&amp;[.C25]);INDIRECT(&quot;Q&quot;&amp;[.C26]))+OR(INDIRECT(&quot;R&quot;&amp;[.C25]);INDIRECT(&quot;R&quot;&amp;[.C26]))+OR(INDIRECT(&quot;S&quot;&amp;[.C25]);INDIRECT(&quot;S&quot;&amp;[.C26]))+OR(INDIRECT(&quot;T&quot;&amp;[.C25]);INDIRECT(&quot;T&quot;&amp;[.C26]))+OR(INDIRECT(&quot;U&quot;&amp;[.C25]);INDIRECT(&quot;U&quot;&amp;[.C26]))+OR(INDIRECT(&quot;V&quot;&amp;[.C25]);INDIRECT(&quot;V&quot;&amp;[.C26]))+OR(INDIRECT(&quot;W&quot;&amp;[.C25]);INDIRECT(&quot;W&quot;&amp;[.C26]))+OR(INDIRECT(&quot;X&quot;&amp;[.C25]);INDIRECT(&quot;X&quot;&amp;[.C26]))" office:value-type="boolean" office:boolean-value="9" calcext:value-type="boolean">
            <text:p>VRAI</text:p>
          </table:table-cell>
          <table:table-cell table:style-name="ce8" table:formula="of:=OR(INDIRECT(&quot;B&quot;&amp;[.D25]);INDIRECT(&quot;B&quot;&amp;[.D26]))+OR(INDIRECT(&quot;C&quot;&amp;[.D25]);INDIRECT(&quot;C&quot;&amp;[.D26]))+OR(INDIRECT(&quot;D&quot;&amp;[.D25]);INDIRECT(&quot;D&quot;&amp;[.D26]))+OR(INDIRECT(&quot;E&quot;&amp;[.D25]);INDIRECT(&quot;E&quot;&amp;[.D26]))+OR(INDIRECT(&quot;F&quot;&amp;[.D25]);INDIRECT(&quot;F&quot;&amp;[.D26]))+OR(INDIRECT(&quot;G&quot;&amp;[.D25]);INDIRECT(&quot;G&quot;&amp;[.D26]))+OR(INDIRECT(&quot;H&quot;&amp;[.D25]);INDIRECT(&quot;H&quot;&amp;[.D26]))+OR(INDIRECT(&quot;I&quot;&amp;[.D25]);INDIRECT(&quot;I&quot;&amp;[.D26]))+OR(INDIRECT(&quot;J&quot;&amp;[.D25]);INDIRECT(&quot;J&quot;&amp;[.D26]))+OR(INDIRECT(&quot;K&quot;&amp;[.D25]);INDIRECT(&quot;K&quot;&amp;[.D26]))+OR(INDIRECT(&quot;L&quot;&amp;[.D25]);INDIRECT(&quot;L&quot;&amp;[.D26]))+OR(INDIRECT(&quot;M&quot;&amp;[.D25]);INDIRECT(&quot;M&quot;&amp;[.D26]))+OR(INDIRECT(&quot;N&quot;&amp;[.D25]);INDIRECT(&quot;N&quot;&amp;[.D26]))+OR(INDIRECT(&quot;O&quot;&amp;[.D25]);INDIRECT(&quot;O&quot;&amp;[.D26]))+OR(INDIRECT(&quot;P&quot;&amp;[.D25]);INDIRECT(&quot;P&quot;&amp;[.D26]))+OR(INDIRECT(&quot;Q&quot;&amp;[.D25]);INDIRECT(&quot;Q&quot;&amp;[.D26]))+OR(INDIRECT(&quot;R&quot;&amp;[.D25]);INDIRECT(&quot;R&quot;&amp;[.D26]))+OR(INDIRECT(&quot;S&quot;&amp;[.D25]);INDIRECT(&quot;S&quot;&amp;[.D26]))+OR(INDIRECT(&quot;T&quot;&amp;[.D25]);INDIRECT(&quot;T&quot;&amp;[.D26]))+OR(INDIRECT(&quot;U&quot;&amp;[.D25]);INDIRECT(&quot;U&quot;&amp;[.D26]))+OR(INDIRECT(&quot;V&quot;&amp;[.D25]);INDIRECT(&quot;V&quot;&amp;[.D26]))+OR(INDIRECT(&quot;W&quot;&amp;[.D25]);INDIRECT(&quot;W&quot;&amp;[.D26]))+OR(INDIRECT(&quot;X&quot;&amp;[.D25]);INDIRECT(&quot;X&quot;&amp;[.D26]))" office:value-type="boolean" office:boolean-value="11" calcext:value-type="boolean">
            <text:p>VRAI</text:p>
          </table:table-cell>
          <table:table-cell table:style-name="ce8" table:formula="of:=OR(INDIRECT(&quot;B&quot;&amp;[.E25]);INDIRECT(&quot;B&quot;&amp;[.E26]))+OR(INDIRECT(&quot;C&quot;&amp;[.E25]);INDIRECT(&quot;C&quot;&amp;[.E26]))+OR(INDIRECT(&quot;D&quot;&amp;[.E25]);INDIRECT(&quot;D&quot;&amp;[.E26]))+OR(INDIRECT(&quot;E&quot;&amp;[.E25]);INDIRECT(&quot;E&quot;&amp;[.E26]))+OR(INDIRECT(&quot;F&quot;&amp;[.E25]);INDIRECT(&quot;F&quot;&amp;[.E26]))+OR(INDIRECT(&quot;G&quot;&amp;[.E25]);INDIRECT(&quot;G&quot;&amp;[.E26]))+OR(INDIRECT(&quot;H&quot;&amp;[.E25]);INDIRECT(&quot;H&quot;&amp;[.E26]))+OR(INDIRECT(&quot;I&quot;&amp;[.E25]);INDIRECT(&quot;I&quot;&amp;[.E26]))+OR(INDIRECT(&quot;J&quot;&amp;[.E25]);INDIRECT(&quot;J&quot;&amp;[.E26]))+OR(INDIRECT(&quot;K&quot;&amp;[.E25]);INDIRECT(&quot;K&quot;&amp;[.E26]))+OR(INDIRECT(&quot;L&quot;&amp;[.E25]);INDIRECT(&quot;L&quot;&amp;[.E26]))+OR(INDIRECT(&quot;M&quot;&amp;[.E25]);INDIRECT(&quot;M&quot;&amp;[.E26]))+OR(INDIRECT(&quot;N&quot;&amp;[.E25]);INDIRECT(&quot;N&quot;&amp;[.E26]))+OR(INDIRECT(&quot;O&quot;&amp;[.E25]);INDIRECT(&quot;O&quot;&amp;[.E26]))+OR(INDIRECT(&quot;P&quot;&amp;[.E25]);INDIRECT(&quot;P&quot;&amp;[.E26]))+OR(INDIRECT(&quot;Q&quot;&amp;[.E25]);INDIRECT(&quot;Q&quot;&amp;[.E26]))+OR(INDIRECT(&quot;R&quot;&amp;[.E25]);INDIRECT(&quot;R&quot;&amp;[.E26]))+OR(INDIRECT(&quot;S&quot;&amp;[.E25]);INDIRECT(&quot;S&quot;&amp;[.E26]))+OR(INDIRECT(&quot;T&quot;&amp;[.E25]);INDIRECT(&quot;T&quot;&amp;[.E26]))+OR(INDIRECT(&quot;U&quot;&amp;[.E25]);INDIRECT(&quot;U&quot;&amp;[.E26]))+OR(INDIRECT(&quot;V&quot;&amp;[.E25]);INDIRECT(&quot;V&quot;&amp;[.E26]))+OR(INDIRECT(&quot;W&quot;&amp;[.E25]);INDIRECT(&quot;W&quot;&amp;[.E26]))+OR(INDIRECT(&quot;X&quot;&amp;[.E25]);INDIRECT(&quot;X&quot;&amp;[.E26]))" office:value-type="boolean" office:boolean-value="11" calcext:value-type="boolean">
            <text:p>VRAI</text:p>
          </table:table-cell>
          <table:table-cell table:style-name="ce8" table:formula="of:=OR(INDIRECT(&quot;B&quot;&amp;[.F25]);INDIRECT(&quot;B&quot;&amp;[.F26]))+OR(INDIRECT(&quot;C&quot;&amp;[.F25]);INDIRECT(&quot;C&quot;&amp;[.F26]))+OR(INDIRECT(&quot;D&quot;&amp;[.F25]);INDIRECT(&quot;D&quot;&amp;[.F26]))+OR(INDIRECT(&quot;E&quot;&amp;[.F25]);INDIRECT(&quot;E&quot;&amp;[.F26]))+OR(INDIRECT(&quot;F&quot;&amp;[.F25]);INDIRECT(&quot;F&quot;&amp;[.F26]))+OR(INDIRECT(&quot;G&quot;&amp;[.F25]);INDIRECT(&quot;G&quot;&amp;[.F26]))+OR(INDIRECT(&quot;H&quot;&amp;[.F25]);INDIRECT(&quot;H&quot;&amp;[.F26]))+OR(INDIRECT(&quot;I&quot;&amp;[.F25]);INDIRECT(&quot;I&quot;&amp;[.F26]))+OR(INDIRECT(&quot;J&quot;&amp;[.F25]);INDIRECT(&quot;J&quot;&amp;[.F26]))+OR(INDIRECT(&quot;K&quot;&amp;[.F25]);INDIRECT(&quot;K&quot;&amp;[.F26]))+OR(INDIRECT(&quot;L&quot;&amp;[.F25]);INDIRECT(&quot;L&quot;&amp;[.F26]))+OR(INDIRECT(&quot;M&quot;&amp;[.F25]);INDIRECT(&quot;M&quot;&amp;[.F26]))+OR(INDIRECT(&quot;N&quot;&amp;[.F25]);INDIRECT(&quot;N&quot;&amp;[.F26]))+OR(INDIRECT(&quot;O&quot;&amp;[.F25]);INDIRECT(&quot;O&quot;&amp;[.F26]))+OR(INDIRECT(&quot;P&quot;&amp;[.F25]);INDIRECT(&quot;P&quot;&amp;[.F26]))+OR(INDIRECT(&quot;Q&quot;&amp;[.F25]);INDIRECT(&quot;Q&quot;&amp;[.F26]))+OR(INDIRECT(&quot;R&quot;&amp;[.F25]);INDIRECT(&quot;R&quot;&amp;[.F26]))+OR(INDIRECT(&quot;S&quot;&amp;[.F25]);INDIRECT(&quot;S&quot;&amp;[.F26]))+OR(INDIRECT(&quot;T&quot;&amp;[.F25]);INDIRECT(&quot;T&quot;&amp;[.F26]))+OR(INDIRECT(&quot;U&quot;&amp;[.F25]);INDIRECT(&quot;U&quot;&amp;[.F26]))+OR(INDIRECT(&quot;V&quot;&amp;[.F25]);INDIRECT(&quot;V&quot;&amp;[.F26]))+OR(INDIRECT(&quot;W&quot;&amp;[.F25]);INDIRECT(&quot;W&quot;&amp;[.F26]))+OR(INDIRECT(&quot;X&quot;&amp;[.F25]);INDIRECT(&quot;X&quot;&amp;[.F26]))" office:value-type="boolean" office:boolean-value="8" calcext:value-type="boolean">
            <text:p>VRAI</text:p>
          </table:table-cell>
          <table:table-cell table:style-name="ce8" table:formula="of:=OR(INDIRECT(&quot;B&quot;&amp;[.G25]);INDIRECT(&quot;B&quot;&amp;[.G26]))+OR(INDIRECT(&quot;C&quot;&amp;[.G25]);INDIRECT(&quot;C&quot;&amp;[.G26]))+OR(INDIRECT(&quot;D&quot;&amp;[.G25]);INDIRECT(&quot;D&quot;&amp;[.G26]))+OR(INDIRECT(&quot;E&quot;&amp;[.G25]);INDIRECT(&quot;E&quot;&amp;[.G26]))+OR(INDIRECT(&quot;F&quot;&amp;[.G25]);INDIRECT(&quot;F&quot;&amp;[.G26]))+OR(INDIRECT(&quot;G&quot;&amp;[.G25]);INDIRECT(&quot;G&quot;&amp;[.G26]))+OR(INDIRECT(&quot;H&quot;&amp;[.G25]);INDIRECT(&quot;H&quot;&amp;[.G26]))+OR(INDIRECT(&quot;I&quot;&amp;[.G25]);INDIRECT(&quot;I&quot;&amp;[.G26]))+OR(INDIRECT(&quot;J&quot;&amp;[.G25]);INDIRECT(&quot;J&quot;&amp;[.G26]))+OR(INDIRECT(&quot;K&quot;&amp;[.G25]);INDIRECT(&quot;K&quot;&amp;[.G26]))+OR(INDIRECT(&quot;L&quot;&amp;[.G25]);INDIRECT(&quot;L&quot;&amp;[.G26]))+OR(INDIRECT(&quot;M&quot;&amp;[.G25]);INDIRECT(&quot;M&quot;&amp;[.G26]))+OR(INDIRECT(&quot;N&quot;&amp;[.G25]);INDIRECT(&quot;N&quot;&amp;[.G26]))+OR(INDIRECT(&quot;O&quot;&amp;[.G25]);INDIRECT(&quot;O&quot;&amp;[.G26]))+OR(INDIRECT(&quot;P&quot;&amp;[.G25]);INDIRECT(&quot;P&quot;&amp;[.G26]))+OR(INDIRECT(&quot;Q&quot;&amp;[.G25]);INDIRECT(&quot;Q&quot;&amp;[.G26]))+OR(INDIRECT(&quot;R&quot;&amp;[.G25]);INDIRECT(&quot;R&quot;&amp;[.G26]))+OR(INDIRECT(&quot;S&quot;&amp;[.G25]);INDIRECT(&quot;S&quot;&amp;[.G26]))+OR(INDIRECT(&quot;T&quot;&amp;[.G25]);INDIRECT(&quot;T&quot;&amp;[.G26]))+OR(INDIRECT(&quot;U&quot;&amp;[.G25]);INDIRECT(&quot;U&quot;&amp;[.G26]))+OR(INDIRECT(&quot;V&quot;&amp;[.G25]);INDIRECT(&quot;V&quot;&amp;[.G26]))+OR(INDIRECT(&quot;W&quot;&amp;[.G25]);INDIRECT(&quot;W&quot;&amp;[.G26]))+OR(INDIRECT(&quot;X&quot;&amp;[.G25]);INDIRECT(&quot;X&quot;&amp;[.G26]))" office:value-type="boolean" office:boolean-value="15" calcext:value-type="boolean">
            <text:p>VRAI</text:p>
          </table:table-cell>
          <table:table-cell table:style-name="ce8" table:formula="of:=OR(INDIRECT(&quot;B&quot;&amp;[.H25]);INDIRECT(&quot;B&quot;&amp;[.H26]))+OR(INDIRECT(&quot;C&quot;&amp;[.H25]);INDIRECT(&quot;C&quot;&amp;[.H26]))+OR(INDIRECT(&quot;D&quot;&amp;[.H25]);INDIRECT(&quot;D&quot;&amp;[.H26]))+OR(INDIRECT(&quot;E&quot;&amp;[.H25]);INDIRECT(&quot;E&quot;&amp;[.H26]))+OR(INDIRECT(&quot;F&quot;&amp;[.H25]);INDIRECT(&quot;F&quot;&amp;[.H26]))+OR(INDIRECT(&quot;G&quot;&amp;[.H25]);INDIRECT(&quot;G&quot;&amp;[.H26]))+OR(INDIRECT(&quot;H&quot;&amp;[.H25]);INDIRECT(&quot;H&quot;&amp;[.H26]))+OR(INDIRECT(&quot;I&quot;&amp;[.H25]);INDIRECT(&quot;I&quot;&amp;[.H26]))+OR(INDIRECT(&quot;J&quot;&amp;[.H25]);INDIRECT(&quot;J&quot;&amp;[.H26]))+OR(INDIRECT(&quot;K&quot;&amp;[.H25]);INDIRECT(&quot;K&quot;&amp;[.H26]))+OR(INDIRECT(&quot;L&quot;&amp;[.H25]);INDIRECT(&quot;L&quot;&amp;[.H26]))+OR(INDIRECT(&quot;M&quot;&amp;[.H25]);INDIRECT(&quot;M&quot;&amp;[.H26]))+OR(INDIRECT(&quot;N&quot;&amp;[.H25]);INDIRECT(&quot;N&quot;&amp;[.H26]))+OR(INDIRECT(&quot;O&quot;&amp;[.H25]);INDIRECT(&quot;O&quot;&amp;[.H26]))+OR(INDIRECT(&quot;P&quot;&amp;[.H25]);INDIRECT(&quot;P&quot;&amp;[.H26]))+OR(INDIRECT(&quot;Q&quot;&amp;[.H25]);INDIRECT(&quot;Q&quot;&amp;[.H26]))+OR(INDIRECT(&quot;R&quot;&amp;[.H25]);INDIRECT(&quot;R&quot;&amp;[.H26]))+OR(INDIRECT(&quot;S&quot;&amp;[.H25]);INDIRECT(&quot;S&quot;&amp;[.H26]))+OR(INDIRECT(&quot;T&quot;&amp;[.H25]);INDIRECT(&quot;T&quot;&amp;[.H26]))+OR(INDIRECT(&quot;U&quot;&amp;[.H25]);INDIRECT(&quot;U&quot;&amp;[.H26]))+OR(INDIRECT(&quot;V&quot;&amp;[.H25]);INDIRECT(&quot;V&quot;&amp;[.H26]))+OR(INDIRECT(&quot;W&quot;&amp;[.H25]);INDIRECT(&quot;W&quot;&amp;[.H26]))+OR(INDIRECT(&quot;X&quot;&amp;[.H25]);INDIRECT(&quot;X&quot;&amp;[.H26]))" office:value-type="boolean" office:boolean-value="11" calcext:value-type="boolean">
            <text:p>VRAI</text:p>
          </table:table-cell>
          <table:table-cell table:style-name="ce8" table:formula="of:=OR(INDIRECT(&quot;B&quot;&amp;[.I25]);INDIRECT(&quot;B&quot;&amp;[.I26]))+OR(INDIRECT(&quot;C&quot;&amp;[.I25]);INDIRECT(&quot;C&quot;&amp;[.I26]))+OR(INDIRECT(&quot;D&quot;&amp;[.I25]);INDIRECT(&quot;D&quot;&amp;[.I26]))+OR(INDIRECT(&quot;E&quot;&amp;[.I25]);INDIRECT(&quot;E&quot;&amp;[.I26]))+OR(INDIRECT(&quot;F&quot;&amp;[.I25]);INDIRECT(&quot;F&quot;&amp;[.I26]))+OR(INDIRECT(&quot;G&quot;&amp;[.I25]);INDIRECT(&quot;G&quot;&amp;[.I26]))+OR(INDIRECT(&quot;H&quot;&amp;[.I25]);INDIRECT(&quot;H&quot;&amp;[.I26]))+OR(INDIRECT(&quot;I&quot;&amp;[.I25]);INDIRECT(&quot;I&quot;&amp;[.I26]))+OR(INDIRECT(&quot;J&quot;&amp;[.I25]);INDIRECT(&quot;J&quot;&amp;[.I26]))+OR(INDIRECT(&quot;K&quot;&amp;[.I25]);INDIRECT(&quot;K&quot;&amp;[.I26]))+OR(INDIRECT(&quot;L&quot;&amp;[.I25]);INDIRECT(&quot;L&quot;&amp;[.I26]))+OR(INDIRECT(&quot;M&quot;&amp;[.I25]);INDIRECT(&quot;M&quot;&amp;[.I26]))+OR(INDIRECT(&quot;N&quot;&amp;[.I25]);INDIRECT(&quot;N&quot;&amp;[.I26]))+OR(INDIRECT(&quot;O&quot;&amp;[.I25]);INDIRECT(&quot;O&quot;&amp;[.I26]))+OR(INDIRECT(&quot;P&quot;&amp;[.I25]);INDIRECT(&quot;P&quot;&amp;[.I26]))+OR(INDIRECT(&quot;Q&quot;&amp;[.I25]);INDIRECT(&quot;Q&quot;&amp;[.I26]))+OR(INDIRECT(&quot;R&quot;&amp;[.I25]);INDIRECT(&quot;R&quot;&amp;[.I26]))+OR(INDIRECT(&quot;S&quot;&amp;[.I25]);INDIRECT(&quot;S&quot;&amp;[.I26]))+OR(INDIRECT(&quot;T&quot;&amp;[.I25]);INDIRECT(&quot;T&quot;&amp;[.I26]))+OR(INDIRECT(&quot;U&quot;&amp;[.I25]);INDIRECT(&quot;U&quot;&amp;[.I26]))+OR(INDIRECT(&quot;V&quot;&amp;[.I25]);INDIRECT(&quot;V&quot;&amp;[.I26]))+OR(INDIRECT(&quot;W&quot;&amp;[.I25]);INDIRECT(&quot;W&quot;&amp;[.I26]))+OR(INDIRECT(&quot;X&quot;&amp;[.I25]);INDIRECT(&quot;X&quot;&amp;[.I26]))" office:value-type="boolean" office:boolean-value="5" calcext:value-type="boolean">
            <text:p>VRAI</text:p>
          </table:table-cell>
          <table:table-cell table:style-name="ce8" table:formula="of:=OR(INDIRECT(&quot;B&quot;&amp;[.J25]);INDIRECT(&quot;B&quot;&amp;[.J26]))+OR(INDIRECT(&quot;C&quot;&amp;[.J25]);INDIRECT(&quot;C&quot;&amp;[.J26]))+OR(INDIRECT(&quot;D&quot;&amp;[.J25]);INDIRECT(&quot;D&quot;&amp;[.J26]))+OR(INDIRECT(&quot;E&quot;&amp;[.J25]);INDIRECT(&quot;E&quot;&amp;[.J26]))+OR(INDIRECT(&quot;F&quot;&amp;[.J25]);INDIRECT(&quot;F&quot;&amp;[.J26]))+OR(INDIRECT(&quot;G&quot;&amp;[.J25]);INDIRECT(&quot;G&quot;&amp;[.J26]))+OR(INDIRECT(&quot;H&quot;&amp;[.J25]);INDIRECT(&quot;H&quot;&amp;[.J26]))+OR(INDIRECT(&quot;I&quot;&amp;[.J25]);INDIRECT(&quot;I&quot;&amp;[.J26]))+OR(INDIRECT(&quot;J&quot;&amp;[.J25]);INDIRECT(&quot;J&quot;&amp;[.J26]))+OR(INDIRECT(&quot;K&quot;&amp;[.J25]);INDIRECT(&quot;K&quot;&amp;[.J26]))+OR(INDIRECT(&quot;L&quot;&amp;[.J25]);INDIRECT(&quot;L&quot;&amp;[.J26]))+OR(INDIRECT(&quot;M&quot;&amp;[.J25]);INDIRECT(&quot;M&quot;&amp;[.J26]))+OR(INDIRECT(&quot;N&quot;&amp;[.J25]);INDIRECT(&quot;N&quot;&amp;[.J26]))+OR(INDIRECT(&quot;O&quot;&amp;[.J25]);INDIRECT(&quot;O&quot;&amp;[.J26]))+OR(INDIRECT(&quot;P&quot;&amp;[.J25]);INDIRECT(&quot;P&quot;&amp;[.J26]))+OR(INDIRECT(&quot;Q&quot;&amp;[.J25]);INDIRECT(&quot;Q&quot;&amp;[.J26]))+OR(INDIRECT(&quot;R&quot;&amp;[.J25]);INDIRECT(&quot;R&quot;&amp;[.J26]))+OR(INDIRECT(&quot;S&quot;&amp;[.J25]);INDIRECT(&quot;S&quot;&amp;[.J26]))+OR(INDIRECT(&quot;T&quot;&amp;[.J25]);INDIRECT(&quot;T&quot;&amp;[.J26]))+OR(INDIRECT(&quot;U&quot;&amp;[.J25]);INDIRECT(&quot;U&quot;&amp;[.J26]))+OR(INDIRECT(&quot;V&quot;&amp;[.J25]);INDIRECT(&quot;V&quot;&amp;[.J26]))+OR(INDIRECT(&quot;W&quot;&amp;[.J25]);INDIRECT(&quot;W&quot;&amp;[.J26]))+OR(INDIRECT(&quot;X&quot;&amp;[.J25]);INDIRECT(&quot;X&quot;&amp;[.J26]))" office:value-type="boolean" office:boolean-value="6" calcext:value-type="boolean">
            <text:p>VRAI</text:p>
          </table:table-cell>
          <table:table-cell table:style-name="ce8" table:formula="of:=OR(INDIRECT(&quot;B&quot;&amp;[.K25]);INDIRECT(&quot;B&quot;&amp;[.K26]))+OR(INDIRECT(&quot;C&quot;&amp;[.K25]);INDIRECT(&quot;C&quot;&amp;[.K26]))+OR(INDIRECT(&quot;D&quot;&amp;[.K25]);INDIRECT(&quot;D&quot;&amp;[.K26]))+OR(INDIRECT(&quot;E&quot;&amp;[.K25]);INDIRECT(&quot;E&quot;&amp;[.K26]))+OR(INDIRECT(&quot;F&quot;&amp;[.K25]);INDIRECT(&quot;F&quot;&amp;[.K26]))+OR(INDIRECT(&quot;G&quot;&amp;[.K25]);INDIRECT(&quot;G&quot;&amp;[.K26]))+OR(INDIRECT(&quot;H&quot;&amp;[.K25]);INDIRECT(&quot;H&quot;&amp;[.K26]))+OR(INDIRECT(&quot;I&quot;&amp;[.K25]);INDIRECT(&quot;I&quot;&amp;[.K26]))+OR(INDIRECT(&quot;J&quot;&amp;[.K25]);INDIRECT(&quot;J&quot;&amp;[.K26]))+OR(INDIRECT(&quot;K&quot;&amp;[.K25]);INDIRECT(&quot;K&quot;&amp;[.K26]))+OR(INDIRECT(&quot;L&quot;&amp;[.K25]);INDIRECT(&quot;L&quot;&amp;[.K26]))+OR(INDIRECT(&quot;M&quot;&amp;[.K25]);INDIRECT(&quot;M&quot;&amp;[.K26]))+OR(INDIRECT(&quot;N&quot;&amp;[.K25]);INDIRECT(&quot;N&quot;&amp;[.K26]))+OR(INDIRECT(&quot;O&quot;&amp;[.K25]);INDIRECT(&quot;O&quot;&amp;[.K26]))+OR(INDIRECT(&quot;P&quot;&amp;[.K25]);INDIRECT(&quot;P&quot;&amp;[.K26]))+OR(INDIRECT(&quot;Q&quot;&amp;[.K25]);INDIRECT(&quot;Q&quot;&amp;[.K26]))+OR(INDIRECT(&quot;R&quot;&amp;[.K25]);INDIRECT(&quot;R&quot;&amp;[.K26]))+OR(INDIRECT(&quot;S&quot;&amp;[.K25]);INDIRECT(&quot;S&quot;&amp;[.K26]))+OR(INDIRECT(&quot;T&quot;&amp;[.K25]);INDIRECT(&quot;T&quot;&amp;[.K26]))+OR(INDIRECT(&quot;U&quot;&amp;[.K25]);INDIRECT(&quot;U&quot;&amp;[.K26]))+OR(INDIRECT(&quot;V&quot;&amp;[.K25]);INDIRECT(&quot;V&quot;&amp;[.K26]))+OR(INDIRECT(&quot;W&quot;&amp;[.K25]);INDIRECT(&quot;W&quot;&amp;[.K26]))+OR(INDIRECT(&quot;X&quot;&amp;[.K25]);INDIRECT(&quot;X&quot;&amp;[.K26]))" office:value-type="boolean" office:boolean-value="3" calcext:value-type="boolean">
            <text:p>VRAI</text:p>
          </table:table-cell>
          <table:table-cell table:style-name="ce8" table:formula="of:=OR(INDIRECT(&quot;B&quot;&amp;[.L25]);INDIRECT(&quot;B&quot;&amp;[.L26]))+OR(INDIRECT(&quot;C&quot;&amp;[.L25]);INDIRECT(&quot;C&quot;&amp;[.L26]))+OR(INDIRECT(&quot;D&quot;&amp;[.L25]);INDIRECT(&quot;D&quot;&amp;[.L26]))+OR(INDIRECT(&quot;E&quot;&amp;[.L25]);INDIRECT(&quot;E&quot;&amp;[.L26]))+OR(INDIRECT(&quot;F&quot;&amp;[.L25]);INDIRECT(&quot;F&quot;&amp;[.L26]))+OR(INDIRECT(&quot;G&quot;&amp;[.L25]);INDIRECT(&quot;G&quot;&amp;[.L26]))+OR(INDIRECT(&quot;H&quot;&amp;[.L25]);INDIRECT(&quot;H&quot;&amp;[.L26]))+OR(INDIRECT(&quot;I&quot;&amp;[.L25]);INDIRECT(&quot;I&quot;&amp;[.L26]))+OR(INDIRECT(&quot;J&quot;&amp;[.L25]);INDIRECT(&quot;J&quot;&amp;[.L26]))+OR(INDIRECT(&quot;K&quot;&amp;[.L25]);INDIRECT(&quot;K&quot;&amp;[.L26]))+OR(INDIRECT(&quot;L&quot;&amp;[.L25]);INDIRECT(&quot;L&quot;&amp;[.L26]))+OR(INDIRECT(&quot;M&quot;&amp;[.L25]);INDIRECT(&quot;M&quot;&amp;[.L26]))+OR(INDIRECT(&quot;N&quot;&amp;[.L25]);INDIRECT(&quot;N&quot;&amp;[.L26]))+OR(INDIRECT(&quot;O&quot;&amp;[.L25]);INDIRECT(&quot;O&quot;&amp;[.L26]))+OR(INDIRECT(&quot;P&quot;&amp;[.L25]);INDIRECT(&quot;P&quot;&amp;[.L26]))+OR(INDIRECT(&quot;Q&quot;&amp;[.L25]);INDIRECT(&quot;Q&quot;&amp;[.L26]))+OR(INDIRECT(&quot;R&quot;&amp;[.L25]);INDIRECT(&quot;R&quot;&amp;[.L26]))+OR(INDIRECT(&quot;S&quot;&amp;[.L25]);INDIRECT(&quot;S&quot;&amp;[.L26]))+OR(INDIRECT(&quot;T&quot;&amp;[.L25]);INDIRECT(&quot;T&quot;&amp;[.L26]))+OR(INDIRECT(&quot;U&quot;&amp;[.L25]);INDIRECT(&quot;U&quot;&amp;[.L26]))+OR(INDIRECT(&quot;V&quot;&amp;[.L25]);INDIRECT(&quot;V&quot;&amp;[.L26]))+OR(INDIRECT(&quot;W&quot;&amp;[.L25]);INDIRECT(&quot;W&quot;&amp;[.L26]))+OR(INDIRECT(&quot;X&quot;&amp;[.L25]);INDIRECT(&quot;X&quot;&amp;[.L26]))" office:value-type="boolean" office:boolean-value="2" calcext:value-type="boolean">
            <text:p>VRAI</text:p>
          </table:table-cell>
          <table:table-cell table:style-name="ce8" table:formula="of:=OR(INDIRECT(&quot;B&quot;&amp;[.M25]);INDIRECT(&quot;B&quot;&amp;[.M26]))+OR(INDIRECT(&quot;C&quot;&amp;[.M25]);INDIRECT(&quot;C&quot;&amp;[.M26]))+OR(INDIRECT(&quot;D&quot;&amp;[.M25]);INDIRECT(&quot;D&quot;&amp;[.M26]))+OR(INDIRECT(&quot;E&quot;&amp;[.M25]);INDIRECT(&quot;E&quot;&amp;[.M26]))+OR(INDIRECT(&quot;F&quot;&amp;[.M25]);INDIRECT(&quot;F&quot;&amp;[.M26]))+OR(INDIRECT(&quot;G&quot;&amp;[.M25]);INDIRECT(&quot;G&quot;&amp;[.M26]))+OR(INDIRECT(&quot;H&quot;&amp;[.M25]);INDIRECT(&quot;H&quot;&amp;[.M26]))+OR(INDIRECT(&quot;I&quot;&amp;[.M25]);INDIRECT(&quot;I&quot;&amp;[.M26]))+OR(INDIRECT(&quot;J&quot;&amp;[.M25]);INDIRECT(&quot;J&quot;&amp;[.M26]))+OR(INDIRECT(&quot;K&quot;&amp;[.M25]);INDIRECT(&quot;K&quot;&amp;[.M26]))+OR(INDIRECT(&quot;L&quot;&amp;[.M25]);INDIRECT(&quot;L&quot;&amp;[.M26]))+OR(INDIRECT(&quot;M&quot;&amp;[.M25]);INDIRECT(&quot;M&quot;&amp;[.M26]))+OR(INDIRECT(&quot;N&quot;&amp;[.M25]);INDIRECT(&quot;N&quot;&amp;[.M26]))+OR(INDIRECT(&quot;O&quot;&amp;[.M25]);INDIRECT(&quot;O&quot;&amp;[.M26]))+OR(INDIRECT(&quot;P&quot;&amp;[.M25]);INDIRECT(&quot;P&quot;&amp;[.M26]))+OR(INDIRECT(&quot;Q&quot;&amp;[.M25]);INDIRECT(&quot;Q&quot;&amp;[.M26]))+OR(INDIRECT(&quot;R&quot;&amp;[.M25]);INDIRECT(&quot;R&quot;&amp;[.M26]))+OR(INDIRECT(&quot;S&quot;&amp;[.M25]);INDIRECT(&quot;S&quot;&amp;[.M26]))+OR(INDIRECT(&quot;T&quot;&amp;[.M25]);INDIRECT(&quot;T&quot;&amp;[.M26]))+OR(INDIRECT(&quot;U&quot;&amp;[.M25]);INDIRECT(&quot;U&quot;&amp;[.M26]))+OR(INDIRECT(&quot;V&quot;&amp;[.M25]);INDIRECT(&quot;V&quot;&amp;[.M26]))+OR(INDIRECT(&quot;W&quot;&amp;[.M25]);INDIRECT(&quot;W&quot;&amp;[.M26]))+OR(INDIRECT(&quot;X&quot;&amp;[.M25]);INDIRECT(&quot;X&quot;&amp;[.M26]))" office:value-type="boolean" office:boolean-value="4" calcext:value-type="boolean">
            <text:p>VRAI</text:p>
          </table:table-cell>
          <table:table-cell table:style-name="ce8" table:formula="of:=OR(INDIRECT(&quot;B&quot;&amp;[.N25]);INDIRECT(&quot;B&quot;&amp;[.N26]))+OR(INDIRECT(&quot;C&quot;&amp;[.N25]);INDIRECT(&quot;C&quot;&amp;[.N26]))+OR(INDIRECT(&quot;D&quot;&amp;[.N25]);INDIRECT(&quot;D&quot;&amp;[.N26]))+OR(INDIRECT(&quot;E&quot;&amp;[.N25]);INDIRECT(&quot;E&quot;&amp;[.N26]))+OR(INDIRECT(&quot;F&quot;&amp;[.N25]);INDIRECT(&quot;F&quot;&amp;[.N26]))+OR(INDIRECT(&quot;G&quot;&amp;[.N25]);INDIRECT(&quot;G&quot;&amp;[.N26]))+OR(INDIRECT(&quot;H&quot;&amp;[.N25]);INDIRECT(&quot;H&quot;&amp;[.N26]))+OR(INDIRECT(&quot;I&quot;&amp;[.N25]);INDIRECT(&quot;I&quot;&amp;[.N26]))+OR(INDIRECT(&quot;J&quot;&amp;[.N25]);INDIRECT(&quot;J&quot;&amp;[.N26]))+OR(INDIRECT(&quot;K&quot;&amp;[.N25]);INDIRECT(&quot;K&quot;&amp;[.N26]))+OR(INDIRECT(&quot;L&quot;&amp;[.N25]);INDIRECT(&quot;L&quot;&amp;[.N26]))+OR(INDIRECT(&quot;M&quot;&amp;[.N25]);INDIRECT(&quot;M&quot;&amp;[.N26]))+OR(INDIRECT(&quot;N&quot;&amp;[.N25]);INDIRECT(&quot;N&quot;&amp;[.N26]))+OR(INDIRECT(&quot;O&quot;&amp;[.N25]);INDIRECT(&quot;O&quot;&amp;[.N26]))+OR(INDIRECT(&quot;P&quot;&amp;[.N25]);INDIRECT(&quot;P&quot;&amp;[.N26]))+OR(INDIRECT(&quot;Q&quot;&amp;[.N25]);INDIRECT(&quot;Q&quot;&amp;[.N26]))+OR(INDIRECT(&quot;R&quot;&amp;[.N25]);INDIRECT(&quot;R&quot;&amp;[.N26]))+OR(INDIRECT(&quot;S&quot;&amp;[.N25]);INDIRECT(&quot;S&quot;&amp;[.N26]))+OR(INDIRECT(&quot;T&quot;&amp;[.N25]);INDIRECT(&quot;T&quot;&amp;[.N26]))+OR(INDIRECT(&quot;U&quot;&amp;[.N25]);INDIRECT(&quot;U&quot;&amp;[.N26]))+OR(INDIRECT(&quot;V&quot;&amp;[.N25]);INDIRECT(&quot;V&quot;&amp;[.N26]))+OR(INDIRECT(&quot;W&quot;&amp;[.N25]);INDIRECT(&quot;W&quot;&amp;[.N26]))+OR(INDIRECT(&quot;X&quot;&amp;[.N25]);INDIRECT(&quot;X&quot;&amp;[.N26]))" office:value-type="boolean" office:boolean-value="5" calcext:value-type="boolean">
            <text:p>VRAI</text:p>
          </table:table-cell>
          <table:table-cell table:style-name="ce8" table:formula="of:=OR(INDIRECT(&quot;B&quot;&amp;[.O25]);INDIRECT(&quot;B&quot;&amp;[.O26]))+OR(INDIRECT(&quot;C&quot;&amp;[.O25]);INDIRECT(&quot;C&quot;&amp;[.O26]))+OR(INDIRECT(&quot;D&quot;&amp;[.O25]);INDIRECT(&quot;D&quot;&amp;[.O26]))+OR(INDIRECT(&quot;E&quot;&amp;[.O25]);INDIRECT(&quot;E&quot;&amp;[.O26]))+OR(INDIRECT(&quot;F&quot;&amp;[.O25]);INDIRECT(&quot;F&quot;&amp;[.O26]))+OR(INDIRECT(&quot;G&quot;&amp;[.O25]);INDIRECT(&quot;G&quot;&amp;[.O26]))+OR(INDIRECT(&quot;H&quot;&amp;[.O25]);INDIRECT(&quot;H&quot;&amp;[.O26]))+OR(INDIRECT(&quot;I&quot;&amp;[.O25]);INDIRECT(&quot;I&quot;&amp;[.O26]))+OR(INDIRECT(&quot;J&quot;&amp;[.O25]);INDIRECT(&quot;J&quot;&amp;[.O26]))+OR(INDIRECT(&quot;K&quot;&amp;[.O25]);INDIRECT(&quot;K&quot;&amp;[.O26]))+OR(INDIRECT(&quot;L&quot;&amp;[.O25]);INDIRECT(&quot;L&quot;&amp;[.O26]))+OR(INDIRECT(&quot;M&quot;&amp;[.O25]);INDIRECT(&quot;M&quot;&amp;[.O26]))+OR(INDIRECT(&quot;N&quot;&amp;[.O25]);INDIRECT(&quot;N&quot;&amp;[.O26]))+OR(INDIRECT(&quot;O&quot;&amp;[.O25]);INDIRECT(&quot;O&quot;&amp;[.O26]))+OR(INDIRECT(&quot;P&quot;&amp;[.O25]);INDIRECT(&quot;P&quot;&amp;[.O26]))+OR(INDIRECT(&quot;Q&quot;&amp;[.O25]);INDIRECT(&quot;Q&quot;&amp;[.O26]))+OR(INDIRECT(&quot;R&quot;&amp;[.O25]);INDIRECT(&quot;R&quot;&amp;[.O26]))+OR(INDIRECT(&quot;S&quot;&amp;[.O25]);INDIRECT(&quot;S&quot;&amp;[.O26]))+OR(INDIRECT(&quot;T&quot;&amp;[.O25]);INDIRECT(&quot;T&quot;&amp;[.O26]))+OR(INDIRECT(&quot;U&quot;&amp;[.O25]);INDIRECT(&quot;U&quot;&amp;[.O26]))+OR(INDIRECT(&quot;V&quot;&amp;[.O25]);INDIRECT(&quot;V&quot;&amp;[.O26]))+OR(INDIRECT(&quot;W&quot;&amp;[.O25]);INDIRECT(&quot;W&quot;&amp;[.O26]))+OR(INDIRECT(&quot;X&quot;&amp;[.O25]);INDIRECT(&quot;X&quot;&amp;[.O26]))" office:value-type="boolean" office:boolean-value="2" calcext:value-type="boolean">
            <text:p>VRAI</text:p>
          </table:table-cell>
          <table:table-cell table:style-name="ce8" table:formula="of:=OR(INDIRECT(&quot;B&quot;&amp;[.P25]);INDIRECT(&quot;B&quot;&amp;[.P26]))+OR(INDIRECT(&quot;C&quot;&amp;[.P25]);INDIRECT(&quot;C&quot;&amp;[.P26]))+OR(INDIRECT(&quot;D&quot;&amp;[.P25]);INDIRECT(&quot;D&quot;&amp;[.P26]))+OR(INDIRECT(&quot;E&quot;&amp;[.P25]);INDIRECT(&quot;E&quot;&amp;[.P26]))+OR(INDIRECT(&quot;F&quot;&amp;[.P25]);INDIRECT(&quot;F&quot;&amp;[.P26]))+OR(INDIRECT(&quot;G&quot;&amp;[.P25]);INDIRECT(&quot;G&quot;&amp;[.P26]))+OR(INDIRECT(&quot;H&quot;&amp;[.P25]);INDIRECT(&quot;H&quot;&amp;[.P26]))+OR(INDIRECT(&quot;I&quot;&amp;[.P25]);INDIRECT(&quot;I&quot;&amp;[.P26]))+OR(INDIRECT(&quot;J&quot;&amp;[.P25]);INDIRECT(&quot;J&quot;&amp;[.P26]))+OR(INDIRECT(&quot;K&quot;&amp;[.P25]);INDIRECT(&quot;K&quot;&amp;[.P26]))+OR(INDIRECT(&quot;L&quot;&amp;[.P25]);INDIRECT(&quot;L&quot;&amp;[.P26]))+OR(INDIRECT(&quot;M&quot;&amp;[.P25]);INDIRECT(&quot;M&quot;&amp;[.P26]))+OR(INDIRECT(&quot;N&quot;&amp;[.P25]);INDIRECT(&quot;N&quot;&amp;[.P26]))+OR(INDIRECT(&quot;O&quot;&amp;[.P25]);INDIRECT(&quot;O&quot;&amp;[.P26]))+OR(INDIRECT(&quot;P&quot;&amp;[.P25]);INDIRECT(&quot;P&quot;&amp;[.P26]))+OR(INDIRECT(&quot;Q&quot;&amp;[.P25]);INDIRECT(&quot;Q&quot;&amp;[.P26]))+OR(INDIRECT(&quot;R&quot;&amp;[.P25]);INDIRECT(&quot;R&quot;&amp;[.P26]))+OR(INDIRECT(&quot;S&quot;&amp;[.P25]);INDIRECT(&quot;S&quot;&amp;[.P26]))+OR(INDIRECT(&quot;T&quot;&amp;[.P25]);INDIRECT(&quot;T&quot;&amp;[.P26]))+OR(INDIRECT(&quot;U&quot;&amp;[.P25]);INDIRECT(&quot;U&quot;&amp;[.P26]))+OR(INDIRECT(&quot;V&quot;&amp;[.P25]);INDIRECT(&quot;V&quot;&amp;[.P26]))+OR(INDIRECT(&quot;W&quot;&amp;[.P25]);INDIRECT(&quot;W&quot;&amp;[.P26]))+OR(INDIRECT(&quot;X&quot;&amp;[.P25]);INDIRECT(&quot;X&quot;&amp;[.P26]))" office:value-type="boolean" office:boolean-value="2" calcext:value-type="boolean">
            <text:p>VRAI</text:p>
          </table:table-cell>
          <table:table-cell table:style-name="ce8" table:formula="of:=OR(INDIRECT(&quot;B&quot;&amp;[.Q25]);INDIRECT(&quot;B&quot;&amp;[.Q26]))+OR(INDIRECT(&quot;C&quot;&amp;[.Q25]);INDIRECT(&quot;C&quot;&amp;[.Q26]))+OR(INDIRECT(&quot;D&quot;&amp;[.Q25]);INDIRECT(&quot;D&quot;&amp;[.Q26]))+OR(INDIRECT(&quot;E&quot;&amp;[.Q25]);INDIRECT(&quot;E&quot;&amp;[.Q26]))+OR(INDIRECT(&quot;F&quot;&amp;[.Q25]);INDIRECT(&quot;F&quot;&amp;[.Q26]))+OR(INDIRECT(&quot;G&quot;&amp;[.Q25]);INDIRECT(&quot;G&quot;&amp;[.Q26]))+OR(INDIRECT(&quot;H&quot;&amp;[.Q25]);INDIRECT(&quot;H&quot;&amp;[.Q26]))+OR(INDIRECT(&quot;I&quot;&amp;[.Q25]);INDIRECT(&quot;I&quot;&amp;[.Q26]))+OR(INDIRECT(&quot;J&quot;&amp;[.Q25]);INDIRECT(&quot;J&quot;&amp;[.Q26]))+OR(INDIRECT(&quot;K&quot;&amp;[.Q25]);INDIRECT(&quot;K&quot;&amp;[.Q26]))+OR(INDIRECT(&quot;L&quot;&amp;[.Q25]);INDIRECT(&quot;L&quot;&amp;[.Q26]))+OR(INDIRECT(&quot;M&quot;&amp;[.Q25]);INDIRECT(&quot;M&quot;&amp;[.Q26]))+OR(INDIRECT(&quot;N&quot;&amp;[.Q25]);INDIRECT(&quot;N&quot;&amp;[.Q26]))+OR(INDIRECT(&quot;O&quot;&amp;[.Q25]);INDIRECT(&quot;O&quot;&amp;[.Q26]))+OR(INDIRECT(&quot;P&quot;&amp;[.Q25]);INDIRECT(&quot;P&quot;&amp;[.Q26]))+OR(INDIRECT(&quot;Q&quot;&amp;[.Q25]);INDIRECT(&quot;Q&quot;&amp;[.Q26]))+OR(INDIRECT(&quot;R&quot;&amp;[.Q25]);INDIRECT(&quot;R&quot;&amp;[.Q26]))+OR(INDIRECT(&quot;S&quot;&amp;[.Q25]);INDIRECT(&quot;S&quot;&amp;[.Q26]))+OR(INDIRECT(&quot;T&quot;&amp;[.Q25]);INDIRECT(&quot;T&quot;&amp;[.Q26]))+OR(INDIRECT(&quot;U&quot;&amp;[.Q25]);INDIRECT(&quot;U&quot;&amp;[.Q26]))+OR(INDIRECT(&quot;V&quot;&amp;[.Q25]);INDIRECT(&quot;V&quot;&amp;[.Q26]))+OR(INDIRECT(&quot;W&quot;&amp;[.Q25]);INDIRECT(&quot;W&quot;&amp;[.Q26]))+OR(INDIRECT(&quot;X&quot;&amp;[.Q25]);INDIRECT(&quot;X&quot;&amp;[.Q26]))" office:value-type="boolean" office:boolean-value="4" calcext:value-type="boolean">
            <text:p>VRAI</text:p>
          </table:table-cell>
          <table:table-cell table:style-name="ce8" table:formula="of:=OR(INDIRECT(&quot;B&quot;&amp;[.R25]);INDIRECT(&quot;B&quot;&amp;[.R26]))+OR(INDIRECT(&quot;C&quot;&amp;[.R25]);INDIRECT(&quot;C&quot;&amp;[.R26]))+OR(INDIRECT(&quot;D&quot;&amp;[.R25]);INDIRECT(&quot;D&quot;&amp;[.R26]))+OR(INDIRECT(&quot;E&quot;&amp;[.R25]);INDIRECT(&quot;E&quot;&amp;[.R26]))+OR(INDIRECT(&quot;F&quot;&amp;[.R25]);INDIRECT(&quot;F&quot;&amp;[.R26]))+OR(INDIRECT(&quot;G&quot;&amp;[.R25]);INDIRECT(&quot;G&quot;&amp;[.R26]))+OR(INDIRECT(&quot;H&quot;&amp;[.R25]);INDIRECT(&quot;H&quot;&amp;[.R26]))+OR(INDIRECT(&quot;I&quot;&amp;[.R25]);INDIRECT(&quot;I&quot;&amp;[.R26]))+OR(INDIRECT(&quot;J&quot;&amp;[.R25]);INDIRECT(&quot;J&quot;&amp;[.R26]))+OR(INDIRECT(&quot;K&quot;&amp;[.R25]);INDIRECT(&quot;K&quot;&amp;[.R26]))+OR(INDIRECT(&quot;L&quot;&amp;[.R25]);INDIRECT(&quot;L&quot;&amp;[.R26]))+OR(INDIRECT(&quot;M&quot;&amp;[.R25]);INDIRECT(&quot;M&quot;&amp;[.R26]))+OR(INDIRECT(&quot;N&quot;&amp;[.R25]);INDIRECT(&quot;N&quot;&amp;[.R26]))+OR(INDIRECT(&quot;O&quot;&amp;[.R25]);INDIRECT(&quot;O&quot;&amp;[.R26]))+OR(INDIRECT(&quot;P&quot;&amp;[.R25]);INDIRECT(&quot;P&quot;&amp;[.R26]))+OR(INDIRECT(&quot;Q&quot;&amp;[.R25]);INDIRECT(&quot;Q&quot;&amp;[.R26]))+OR(INDIRECT(&quot;R&quot;&amp;[.R25]);INDIRECT(&quot;R&quot;&amp;[.R26]))+OR(INDIRECT(&quot;S&quot;&amp;[.R25]);INDIRECT(&quot;S&quot;&amp;[.R26]))+OR(INDIRECT(&quot;T&quot;&amp;[.R25]);INDIRECT(&quot;T&quot;&amp;[.R26]))+OR(INDIRECT(&quot;U&quot;&amp;[.R25]);INDIRECT(&quot;U&quot;&amp;[.R26]))+OR(INDIRECT(&quot;V&quot;&amp;[.R25]);INDIRECT(&quot;V&quot;&amp;[.R26]))+OR(INDIRECT(&quot;W&quot;&amp;[.R25]);INDIRECT(&quot;W&quot;&amp;[.R26]))+OR(INDIRECT(&quot;X&quot;&amp;[.R25]);INDIRECT(&quot;X&quot;&amp;[.R26]))" office:value-type="boolean" office:boolean-value="3" calcext:value-type="boolean">
            <text:p>VRAI</text:p>
          </table:table-cell>
          <table:table-cell table:style-name="ce8" table:formula="of:=OR(INDIRECT(&quot;B&quot;&amp;[.S25]);INDIRECT(&quot;B&quot;&amp;[.S26]))+OR(INDIRECT(&quot;C&quot;&amp;[.S25]);INDIRECT(&quot;C&quot;&amp;[.S26]))+OR(INDIRECT(&quot;D&quot;&amp;[.S25]);INDIRECT(&quot;D&quot;&amp;[.S26]))+OR(INDIRECT(&quot;E&quot;&amp;[.S25]);INDIRECT(&quot;E&quot;&amp;[.S26]))+OR(INDIRECT(&quot;F&quot;&amp;[.S25]);INDIRECT(&quot;F&quot;&amp;[.S26]))+OR(INDIRECT(&quot;G&quot;&amp;[.S25]);INDIRECT(&quot;G&quot;&amp;[.S26]))+OR(INDIRECT(&quot;H&quot;&amp;[.S25]);INDIRECT(&quot;H&quot;&amp;[.S26]))+OR(INDIRECT(&quot;I&quot;&amp;[.S25]);INDIRECT(&quot;I&quot;&amp;[.S26]))+OR(INDIRECT(&quot;J&quot;&amp;[.S25]);INDIRECT(&quot;J&quot;&amp;[.S26]))+OR(INDIRECT(&quot;K&quot;&amp;[.S25]);INDIRECT(&quot;K&quot;&amp;[.S26]))+OR(INDIRECT(&quot;L&quot;&amp;[.S25]);INDIRECT(&quot;L&quot;&amp;[.S26]))+OR(INDIRECT(&quot;M&quot;&amp;[.S25]);INDIRECT(&quot;M&quot;&amp;[.S26]))+OR(INDIRECT(&quot;N&quot;&amp;[.S25]);INDIRECT(&quot;N&quot;&amp;[.S26]))+OR(INDIRECT(&quot;O&quot;&amp;[.S25]);INDIRECT(&quot;O&quot;&amp;[.S26]))+OR(INDIRECT(&quot;P&quot;&amp;[.S25]);INDIRECT(&quot;P&quot;&amp;[.S26]))+OR(INDIRECT(&quot;Q&quot;&amp;[.S25]);INDIRECT(&quot;Q&quot;&amp;[.S26]))+OR(INDIRECT(&quot;R&quot;&amp;[.S25]);INDIRECT(&quot;R&quot;&amp;[.S26]))+OR(INDIRECT(&quot;S&quot;&amp;[.S25]);INDIRECT(&quot;S&quot;&amp;[.S26]))+OR(INDIRECT(&quot;T&quot;&amp;[.S25]);INDIRECT(&quot;T&quot;&amp;[.S26]))+OR(INDIRECT(&quot;U&quot;&amp;[.S25]);INDIRECT(&quot;U&quot;&amp;[.S26]))+OR(INDIRECT(&quot;V&quot;&amp;[.S25]);INDIRECT(&quot;V&quot;&amp;[.S26]))+OR(INDIRECT(&quot;W&quot;&amp;[.S25]);INDIRECT(&quot;W&quot;&amp;[.S26]))+OR(INDIRECT(&quot;X&quot;&amp;[.S25]);INDIRECT(&quot;X&quot;&amp;[.S26]))" office:value-type="boolean" office:boolean-value="3" calcext:value-type="boolean">
            <text:p>VRAI</text:p>
          </table:table-cell>
          <table:table-cell table:style-name="ce8" table:formula="of:=OR(INDIRECT(&quot;B&quot;&amp;[.T25]);INDIRECT(&quot;B&quot;&amp;[.T26]))+OR(INDIRECT(&quot;C&quot;&amp;[.T25]);INDIRECT(&quot;C&quot;&amp;[.T26]))+OR(INDIRECT(&quot;D&quot;&amp;[.T25]);INDIRECT(&quot;D&quot;&amp;[.T26]))+OR(INDIRECT(&quot;E&quot;&amp;[.T25]);INDIRECT(&quot;E&quot;&amp;[.T26]))+OR(INDIRECT(&quot;F&quot;&amp;[.T25]);INDIRECT(&quot;F&quot;&amp;[.T26]))+OR(INDIRECT(&quot;G&quot;&amp;[.T25]);INDIRECT(&quot;G&quot;&amp;[.T26]))+OR(INDIRECT(&quot;H&quot;&amp;[.T25]);INDIRECT(&quot;H&quot;&amp;[.T26]))+OR(INDIRECT(&quot;I&quot;&amp;[.T25]);INDIRECT(&quot;I&quot;&amp;[.T26]))+OR(INDIRECT(&quot;J&quot;&amp;[.T25]);INDIRECT(&quot;J&quot;&amp;[.T26]))+OR(INDIRECT(&quot;K&quot;&amp;[.T25]);INDIRECT(&quot;K&quot;&amp;[.T26]))+OR(INDIRECT(&quot;L&quot;&amp;[.T25]);INDIRECT(&quot;L&quot;&amp;[.T26]))+OR(INDIRECT(&quot;M&quot;&amp;[.T25]);INDIRECT(&quot;M&quot;&amp;[.T26]))+OR(INDIRECT(&quot;N&quot;&amp;[.T25]);INDIRECT(&quot;N&quot;&amp;[.T26]))+OR(INDIRECT(&quot;O&quot;&amp;[.T25]);INDIRECT(&quot;O&quot;&amp;[.T26]))+OR(INDIRECT(&quot;P&quot;&amp;[.T25]);INDIRECT(&quot;P&quot;&amp;[.T26]))+OR(INDIRECT(&quot;Q&quot;&amp;[.T25]);INDIRECT(&quot;Q&quot;&amp;[.T26]))+OR(INDIRECT(&quot;R&quot;&amp;[.T25]);INDIRECT(&quot;R&quot;&amp;[.T26]))+OR(INDIRECT(&quot;S&quot;&amp;[.T25]);INDIRECT(&quot;S&quot;&amp;[.T26]))+OR(INDIRECT(&quot;T&quot;&amp;[.T25]);INDIRECT(&quot;T&quot;&amp;[.T26]))+OR(INDIRECT(&quot;U&quot;&amp;[.T25]);INDIRECT(&quot;U&quot;&amp;[.T26]))+OR(INDIRECT(&quot;V&quot;&amp;[.T25]);INDIRECT(&quot;V&quot;&amp;[.T26]))+OR(INDIRECT(&quot;W&quot;&amp;[.T25]);INDIRECT(&quot;W&quot;&amp;[.T26]))+OR(INDIRECT(&quot;X&quot;&amp;[.T25]);INDIRECT(&quot;X&quot;&amp;[.T26]))" office:value-type="boolean" office:boolean-value="2" calcext:value-type="boolean">
            <text:p>VRAI</text:p>
          </table:table-cell>
          <table:table-cell table:style-name="ce8" table:formula="of:=OR(INDIRECT(&quot;B&quot;&amp;[.U25]);INDIRECT(&quot;B&quot;&amp;[.U26]))+OR(INDIRECT(&quot;C&quot;&amp;[.U25]);INDIRECT(&quot;C&quot;&amp;[.U26]))+OR(INDIRECT(&quot;D&quot;&amp;[.U25]);INDIRECT(&quot;D&quot;&amp;[.U26]))+OR(INDIRECT(&quot;E&quot;&amp;[.U25]);INDIRECT(&quot;E&quot;&amp;[.U26]))+OR(INDIRECT(&quot;F&quot;&amp;[.U25]);INDIRECT(&quot;F&quot;&amp;[.U26]))+OR(INDIRECT(&quot;G&quot;&amp;[.U25]);INDIRECT(&quot;G&quot;&amp;[.U26]))+OR(INDIRECT(&quot;H&quot;&amp;[.U25]);INDIRECT(&quot;H&quot;&amp;[.U26]))+OR(INDIRECT(&quot;I&quot;&amp;[.U25]);INDIRECT(&quot;I&quot;&amp;[.U26]))+OR(INDIRECT(&quot;J&quot;&amp;[.U25]);INDIRECT(&quot;J&quot;&amp;[.U26]))+OR(INDIRECT(&quot;K&quot;&amp;[.U25]);INDIRECT(&quot;K&quot;&amp;[.U26]))+OR(INDIRECT(&quot;L&quot;&amp;[.U25]);INDIRECT(&quot;L&quot;&amp;[.U26]))+OR(INDIRECT(&quot;M&quot;&amp;[.U25]);INDIRECT(&quot;M&quot;&amp;[.U26]))+OR(INDIRECT(&quot;N&quot;&amp;[.U25]);INDIRECT(&quot;N&quot;&amp;[.U26]))+OR(INDIRECT(&quot;O&quot;&amp;[.U25]);INDIRECT(&quot;O&quot;&amp;[.U26]))+OR(INDIRECT(&quot;P&quot;&amp;[.U25]);INDIRECT(&quot;P&quot;&amp;[.U26]))+OR(INDIRECT(&quot;Q&quot;&amp;[.U25]);INDIRECT(&quot;Q&quot;&amp;[.U26]))+OR(INDIRECT(&quot;R&quot;&amp;[.U25]);INDIRECT(&quot;R&quot;&amp;[.U26]))+OR(INDIRECT(&quot;S&quot;&amp;[.U25]);INDIRECT(&quot;S&quot;&amp;[.U26]))+OR(INDIRECT(&quot;T&quot;&amp;[.U25]);INDIRECT(&quot;T&quot;&amp;[.U26]))+OR(INDIRECT(&quot;U&quot;&amp;[.U25]);INDIRECT(&quot;U&quot;&amp;[.U26]))+OR(INDIRECT(&quot;V&quot;&amp;[.U25]);INDIRECT(&quot;V&quot;&amp;[.U26]))+OR(INDIRECT(&quot;W&quot;&amp;[.U25]);INDIRECT(&quot;W&quot;&amp;[.U26]))+OR(INDIRECT(&quot;X&quot;&amp;[.U25]);INDIRECT(&quot;X&quot;&amp;[.U26]))" office:value-type="boolean" office:boolean-value="2" calcext:value-type="boolean">
            <text:p>VRAI</text:p>
          </table:table-cell>
          <table:table-cell table:style-name="ce8" table:formula="of:=OR(INDIRECT(&quot;B&quot;&amp;[.V25]);INDIRECT(&quot;B&quot;&amp;[.V26]))+OR(INDIRECT(&quot;C&quot;&amp;[.V25]);INDIRECT(&quot;C&quot;&amp;[.V26]))+OR(INDIRECT(&quot;D&quot;&amp;[.V25]);INDIRECT(&quot;D&quot;&amp;[.V26]))+OR(INDIRECT(&quot;E&quot;&amp;[.V25]);INDIRECT(&quot;E&quot;&amp;[.V26]))+OR(INDIRECT(&quot;F&quot;&amp;[.V25]);INDIRECT(&quot;F&quot;&amp;[.V26]))+OR(INDIRECT(&quot;G&quot;&amp;[.V25]);INDIRECT(&quot;G&quot;&amp;[.V26]))+OR(INDIRECT(&quot;H&quot;&amp;[.V25]);INDIRECT(&quot;H&quot;&amp;[.V26]))+OR(INDIRECT(&quot;I&quot;&amp;[.V25]);INDIRECT(&quot;I&quot;&amp;[.V26]))+OR(INDIRECT(&quot;J&quot;&amp;[.V25]);INDIRECT(&quot;J&quot;&amp;[.V26]))+OR(INDIRECT(&quot;K&quot;&amp;[.V25]);INDIRECT(&quot;K&quot;&amp;[.V26]))+OR(INDIRECT(&quot;L&quot;&amp;[.V25]);INDIRECT(&quot;L&quot;&amp;[.V26]))+OR(INDIRECT(&quot;M&quot;&amp;[.V25]);INDIRECT(&quot;M&quot;&amp;[.V26]))+OR(INDIRECT(&quot;N&quot;&amp;[.V25]);INDIRECT(&quot;N&quot;&amp;[.V26]))+OR(INDIRECT(&quot;O&quot;&amp;[.V25]);INDIRECT(&quot;O&quot;&amp;[.V26]))+OR(INDIRECT(&quot;P&quot;&amp;[.V25]);INDIRECT(&quot;P&quot;&amp;[.V26]))+OR(INDIRECT(&quot;Q&quot;&amp;[.V25]);INDIRECT(&quot;Q&quot;&amp;[.V26]))+OR(INDIRECT(&quot;R&quot;&amp;[.V25]);INDIRECT(&quot;R&quot;&amp;[.V26]))+OR(INDIRECT(&quot;S&quot;&amp;[.V25]);INDIRECT(&quot;S&quot;&amp;[.V26]))+OR(INDIRECT(&quot;T&quot;&amp;[.V25]);INDIRECT(&quot;T&quot;&amp;[.V26]))+OR(INDIRECT(&quot;U&quot;&amp;[.V25]);INDIRECT(&quot;U&quot;&amp;[.V26]))+OR(INDIRECT(&quot;V&quot;&amp;[.V25]);INDIRECT(&quot;V&quot;&amp;[.V26]))+OR(INDIRECT(&quot;W&quot;&amp;[.V25]);INDIRECT(&quot;W&quot;&amp;[.V26]))+OR(INDIRECT(&quot;X&quot;&amp;[.V25]);INDIRECT(&quot;X&quot;&amp;[.V26]))" office:value-type="boolean" office:boolean-value="2" calcext:value-type="boolean">
            <text:p>VRAI</text:p>
          </table:table-cell>
          <table:table-cell table:style-name="ce8" table:formula="of:=OR(INDIRECT(&quot;B&quot;&amp;[.W25]);INDIRECT(&quot;B&quot;&amp;[.W26]))+OR(INDIRECT(&quot;C&quot;&amp;[.W25]);INDIRECT(&quot;C&quot;&amp;[.W26]))+OR(INDIRECT(&quot;D&quot;&amp;[.W25]);INDIRECT(&quot;D&quot;&amp;[.W26]))+OR(INDIRECT(&quot;E&quot;&amp;[.W25]);INDIRECT(&quot;E&quot;&amp;[.W26]))+OR(INDIRECT(&quot;F&quot;&amp;[.W25]);INDIRECT(&quot;F&quot;&amp;[.W26]))+OR(INDIRECT(&quot;G&quot;&amp;[.W25]);INDIRECT(&quot;G&quot;&amp;[.W26]))+OR(INDIRECT(&quot;H&quot;&amp;[.W25]);INDIRECT(&quot;H&quot;&amp;[.W26]))+OR(INDIRECT(&quot;I&quot;&amp;[.W25]);INDIRECT(&quot;I&quot;&amp;[.W26]))+OR(INDIRECT(&quot;J&quot;&amp;[.W25]);INDIRECT(&quot;J&quot;&amp;[.W26]))+OR(INDIRECT(&quot;K&quot;&amp;[.W25]);INDIRECT(&quot;K&quot;&amp;[.W26]))+OR(INDIRECT(&quot;L&quot;&amp;[.W25]);INDIRECT(&quot;L&quot;&amp;[.W26]))+OR(INDIRECT(&quot;M&quot;&amp;[.W25]);INDIRECT(&quot;M&quot;&amp;[.W26]))+OR(INDIRECT(&quot;N&quot;&amp;[.W25]);INDIRECT(&quot;N&quot;&amp;[.W26]))+OR(INDIRECT(&quot;O&quot;&amp;[.W25]);INDIRECT(&quot;O&quot;&amp;[.W26]))+OR(INDIRECT(&quot;P&quot;&amp;[.W25]);INDIRECT(&quot;P&quot;&amp;[.W26]))+OR(INDIRECT(&quot;Q&quot;&amp;[.W25]);INDIRECT(&quot;Q&quot;&amp;[.W26]))+OR(INDIRECT(&quot;R&quot;&amp;[.W25]);INDIRECT(&quot;R&quot;&amp;[.W26]))+OR(INDIRECT(&quot;S&quot;&amp;[.W25]);INDIRECT(&quot;S&quot;&amp;[.W26]))+OR(INDIRECT(&quot;T&quot;&amp;[.W25]);INDIRECT(&quot;T&quot;&amp;[.W26]))+OR(INDIRECT(&quot;U&quot;&amp;[.W25]);INDIRECT(&quot;U&quot;&amp;[.W26]))+OR(INDIRECT(&quot;V&quot;&amp;[.W25]);INDIRECT(&quot;V&quot;&amp;[.W26]))+OR(INDIRECT(&quot;W&quot;&amp;[.W25]);INDIRECT(&quot;W&quot;&amp;[.W26]))+OR(INDIRECT(&quot;X&quot;&amp;[.W25]);INDIRECT(&quot;X&quot;&amp;[.W26]))" office:value-type="boolean" office:boolean-value="true" calcext:value-type="boolean">
            <text:p>VRAI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esult</text:p>
          </table:table-cell>
          <table:table-cell table:style-name="ce4" table:formula="of:=[.C30]/[.C31]" office:value-type="float" office:value="1" calcext:value-type="float">
            <text:p>1</text:p>
          </table:table-cell>
          <table:table-cell table:style-name="ce4" table:formula="of:=[.D30]/[.D31]" office:value-type="float" office:value="0.909090909090909" calcext:value-type="float">
            <text:p>0,9090909091</text:p>
          </table:table-cell>
          <table:table-cell table:style-name="ce4" table:formula="of:=[.E30]/[.E31]" office:value-type="float" office:value="1" calcext:value-type="float">
            <text:p>1</text:p>
          </table:table-cell>
          <table:table-cell table:style-name="ce4" table:formula="of:=[.F30]/[.F31]" office:value-type="float" office:value="1" calcext:value-type="float">
            <text:p>1</text:p>
          </table:table-cell>
          <table:table-cell table:style-name="ce4" table:formula="of:=[.G30]/[.G31]" office:value-type="float" office:value="1" calcext:value-type="float">
            <text:p>1</text:p>
          </table:table-cell>
          <table:table-cell table:style-name="ce4" table:formula="of:=[.H30]/[.H31]" office:value-type="float" office:value="0.909090909090909" calcext:value-type="float">
            <text:p>0,9090909091</text:p>
          </table:table-cell>
          <table:table-cell table:style-name="ce4" table:formula="of:=[.I30]/[.I31]" office:value-type="float" office:value="0.8" calcext:value-type="float">
            <text:p>0,8</text:p>
          </table:table-cell>
          <table:table-cell table:style-name="ce4" table:formula="of:=[.J30]/[.J31]" office:value-type="float" office:value="1" calcext:value-type="float">
            <text:p>1</text:p>
          </table:table-cell>
          <table:table-cell table:style-name="ce4" table:formula="of:=[.K30]/[.K31]" office:value-type="float" office:value="1" calcext:value-type="float">
            <text:p>1</text:p>
          </table:table-cell>
          <table:table-cell table:style-name="ce4" table:formula="of:=[.L30]/[.L31]" office:value-type="float" office:value="1" calcext:value-type="float">
            <text:p>1</text:p>
          </table:table-cell>
          <table:table-cell table:style-name="ce4" table:formula="of:=[.M30]/[.M31]" office:value-type="float" office:value="1" calcext:value-type="float">
            <text:p>1</text:p>
          </table:table-cell>
          <table:table-cell table:style-name="ce4" table:formula="of:=[.N30]/[.N31]" office:value-type="float" office:value="1" calcext:value-type="float">
            <text:p>1</text:p>
          </table:table-cell>
          <table:table-cell table:style-name="ce4" table:formula="of:=[.O30]/[.O31]" office:value-type="float" office:value="1" calcext:value-type="float">
            <text:p>1</text:p>
          </table:table-cell>
          <table:table-cell table:style-name="ce4" table:formula="of:=[.P30]/[.P31]" office:value-type="float" office:value="1" calcext:value-type="float">
            <text:p>1</text:p>
          </table:table-cell>
          <table:table-cell table:style-name="ce4" table:formula="of:=[.Q30]/[.Q31]" office:value-type="float" office:value="1" calcext:value-type="float">
            <text:p>1</text:p>
          </table:table-cell>
          <table:table-cell table:style-name="ce4" table:formula="of:=[.R30]/[.R31]" office:value-type="float" office:value="1" calcext:value-type="float">
            <text:p>1</text:p>
          </table:table-cell>
          <table:table-cell table:style-name="ce4" table:formula="of:=[.S30]/[.S31]" office:value-type="float" office:value="1" calcext:value-type="float">
            <text:p>1</text:p>
          </table:table-cell>
          <table:table-cell table:style-name="ce4" table:formula="of:=[.T30]/[.T31]" office:value-type="float" office:value="1" calcext:value-type="float">
            <text:p>1</text:p>
          </table:table-cell>
          <table:table-cell table:style-name="ce4" table:formula="of:=[.U30]/[.U31]" office:value-type="float" office:value="1" calcext:value-type="float">
            <text:p>1</text:p>
          </table:table-cell>
          <table:table-cell table:style-name="ce4" table:formula="of:=[.V30]/[.V31]" office:value-type="float" office:value="1" calcext:value-type="float">
            <text:p>1</text:p>
          </table:table-cell>
          <table:table-cell table:style-name="ce4" table:formula="of:=[.W30]/[.W31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9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CC01</text:p>
          </table:table-cell>
          <table:table-cell table:style-name="ce6" office:value-type="string" calcext:value-type="string">
            <text:p>CC02</text:p>
          </table:table-cell>
          <table:table-cell table:style-name="ce6" office:value-type="string" calcext:value-type="string">
            <text:p>CC03</text:p>
          </table:table-cell>
          <table:table-cell table:style-name="ce6" office:value-type="string" calcext:value-type="string">
            <text:p>CC04</text:p>
          </table:table-cell>
          <table:table-cell table:style-name="ce6" office:value-type="string" calcext:value-type="string">
            <text:p>CC05</text:p>
          </table:table-cell>
          <table:table-cell table:style-name="ce6" office:value-type="string" calcext:value-type="string">
            <text:p>CC06</text:p>
          </table:table-cell>
          <table:table-cell table:style-name="ce6" office:value-type="string" calcext:value-type="string">
            <text:p>CC07</text:p>
          </table:table-cell>
          <table:table-cell table:style-name="ce6" office:value-type="string" calcext:value-type="string">
            <text:p>CC08</text:p>
          </table:table-cell>
          <table:table-cell table:style-name="ce6" office:value-type="string" calcext:value-type="string">
            <text:p>CC09</text:p>
          </table:table-cell>
          <table:table-cell table:style-name="ce6" office:value-type="string" calcext:value-type="string">
            <text:p>CC10</text:p>
          </table:table-cell>
          <table:table-cell table:style-name="ce6" office:value-type="string" calcext:value-type="string">
            <text:p>CC11</text:p>
          </table:table-cell>
          <table:table-cell table:style-name="ce6" office:value-type="string" calcext:value-type="string">
            <text:p>CC12</text:p>
          </table:table-cell>
          <table:table-cell table:style-name="ce6" office:value-type="string" calcext:value-type="string">
            <text:p>CC13</text:p>
          </table:table-cell>
          <table:table-cell table:style-name="ce6" office:value-type="string" calcext:value-type="string">
            <text:p>CC14</text:p>
          </table:table-cell>
          <table:table-cell table:style-name="ce6" office:value-type="string" calcext:value-type="string">
            <text:p>CC15</text:p>
          </table:table-cell>
          <table:table-cell table:style-name="ce6" office:value-type="string" calcext:value-type="string">
            <text:p>CC16</text:p>
          </table:table-cell>
          <table:table-cell table:style-name="ce6" office:value-type="string" calcext:value-type="string">
            <text:p>CC17</text:p>
          </table:table-cell>
          <table:table-cell table:style-name="ce6" office:value-type="string" calcext:value-type="string">
            <text:p>CC18</text:p>
          </table:table-cell>
          <table:table-cell table:style-name="ce6" office:value-type="string" calcext:value-type="string">
            <text:p>CC19</text:p>
          </table:table-cell>
          <table:table-cell table:style-name="ce6" office:value-type="string" calcext:value-type="string">
            <text:p>CC20</text:p>
          </table:table-cell>
          <table:table-cell table:style-name="ce6" office:value-type="string" calcext:value-type="string">
            <text:p>CC21</text:p>
          </table:table-cell>
          <table:table-cell table:style-name="ce23" office:value-type="string" calcext:value-type="string">
            <text:p>M-SD</text:p>
          </table:table-cell>
          <table:table-cell/>
          <table:table-cell table:style-name="ce27" office:value-type="string" calcext:value-type="string">
            <text:p>SD DEV</text:p>
          </table:table-cell>
          <table:table-cell table:style-name="ce27" office:value-type="string" calcext:value-type="string">
            <text:p>MEAN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1</text:p>
          </table:table-cell>
          <table:table-cell table:style-name="ce10"/>
          <table:table-cell table:style-name="ce12" office:value-type="float" office:value="0.764705882352941" calcext:value-type="float">
            <text:p>0,7647058824</text:p>
          </table:table-cell>
          <table:table-cell table:style-name="ce11" office:value-type="float" office:value="0.615384615384615" calcext:value-type="float">
            <text:p>0,6153846154</text:p>
          </table:table-cell>
          <table:table-cell table:style-name="ce11" office:value-type="float" office:value="0.636363636363636" calcext:value-type="float">
            <text:p>0,6363636364</text:p>
          </table:table-cell>
          <table:table-cell table:style-name="ce11" office:value-type="float" office:value="0.625" calcext:value-type="float">
            <text:p>0,625</text:p>
          </table:table-cell>
          <table:table-cell table:style-name="ce12" office:value-type="float" office:value="0.833333333333333" calcext:value-type="float">
            <text:p>0,8333333333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style-name="ce12" office:value-type="float" office:value="0.818181818181818" calcext:value-type="float">
            <text:p>0,8181818182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,9</text:p>
          </table:table-cell>
          <table:table-cell table:style-name="ce12" office:value-type="float" office:value="0.909090909090909" calcext:value-type="float">
            <text:p>0,909090909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.888888888888889" calcext:value-type="float">
            <text:p>0,8888888889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875" calcext:value-type="float">
            <text:p>0,875</text:p>
          </table:table-cell>
          <table:table-cell table:style-name="ce12" office:value-type="float" office:value="0.875" calcext:value-type="float">
            <text:p>0,875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38]-[.Z38]" office:value-type="float" office:value="0.745966896243423" calcext:value-type="float">
            <text:p>0,7459668962</text:p>
          </table:table-cell>
          <table:table-cell/>
          <table:table-cell table:style-name="ce28" table:formula="of:=STDEV([.C38:.W38])" office:value-type="float" office:value="0.12612329297912" calcext:value-type="float">
            <text:p>0,126123293</text:p>
          </table:table-cell>
          <table:table-cell table:style-name="ce27" table:formula="of:=AVERAGE([.C38:.W38])" office:value-type="float" office:value="0.872090189222542" calcext:value-type="float">
            <text:p>0,8720901892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2</text:p>
          </table:table-cell>
          <table:table-cell table:style-name="ce11" office:value-type="float" office:value="0.764705882352941" calcext:value-type="float">
            <text:p>0,7647058824</text:p>
          </table:table-cell>
          <table:table-cell table:style-name="ce10"/>
          <table:table-cell table:style-name="ce12" office:value-type="float" office:value="0.85" calcext:value-type="float">
            <text:p>0,85</text:p>
          </table:table-cell>
          <table:table-cell table:style-name="ce11" office:value-type="float" office:value="0.75" calcext:value-type="float">
            <text:p>0,75</text:p>
          </table:table-cell>
          <table:table-cell table:style-name="ce16" office:value-type="float" office:value="0.714285714285714" calcext:value-type="float">
            <text:p>0,7142857143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642857142857143" calcext:value-type="float">
            <text:p>0,6428571429</text:p>
          </table:table-cell>
          <table:table-cell table:style-name="ce12" office:value-type="float" office:value="0.875" calcext:value-type="float">
            <text:p>0,8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933333333333333" calcext:value-type="float">
            <text:p>0,9333333333</text:p>
          </table:table-cell>
          <table:table-cell table:style-name="ce12" office:value-type="float" office:value="0.9375" calcext:value-type="float">
            <text:p>0,93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933333333333333" calcext:value-type="float">
            <text:p>0,9333333333</text:p>
          </table:table-cell>
          <table:table-cell table:number-columns-repeated="2" table:style-name="ce12" office:value-type="float" office:value="0.928571428571429" calcext:value-type="float">
            <text:p>0,9285714286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0" office:value-type="float" office:value="0.846153846153846" calcext:value-type="float">
            <text:p>0,8461538462</text:p>
          </table:table-cell>
          <table:table-cell table:style-name="ce24" table:formula="of:=[.AA39]-[.Z39]" office:value-type="float" office:value="0.771771990431692" calcext:value-type="float">
            <text:p>0,7717719904</text:p>
          </table:table-cell>
          <table:table-cell/>
          <table:table-cell table:style-name="ce28" table:formula="of:=STDEV([.C39:.W39])" office:value-type="float" office:value="0.114597461195113" calcext:value-type="float">
            <text:p>0,1145974612</text:p>
          </table:table-cell>
          <table:table-cell table:style-name="ce27" table:formula="of:=AVERAGE([.C39:.W39])" office:value-type="float" office:value="0.886369451626805" calcext:value-type="float">
            <text:p>0,886369451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3</text:p>
          </table:table-cell>
          <table:table-cell table:style-name="ce12" office:value-type="float" office:value="0.615384615384615" calcext:value-type="float">
            <text:p>0,6153846154</text:p>
          </table:table-cell>
          <table:table-cell table:style-name="ce12" office:value-type="float" office:value="0.85" calcext:value-type="float">
            <text:p>0,85</text:p>
          </table:table-cell>
          <table:table-cell table:style-name="ce10"/>
          <table:table-cell table:style-name="ce12" office:value-type="float" office:value="0.785714285714286" calcext:value-type="float">
            <text:p>0,7857142857</text:p>
          </table:table-cell>
          <table:table-cell table:style-name="ce12" office:value-type="float" office:value="0.588235294117647" calcext:value-type="float">
            <text:p>0,5882352941</text:p>
          </table:table-cell>
          <table:table-cell table:style-name="ce17" office:value-type="float" office:value="0.722222222222222" calcext:value-type="float">
            <text:p>0,7222222222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0.846153846153846" calcext:value-type="float">
            <text:p>0,8461538462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office:value-type="float" office:value="0.9" calcext:value-type="float">
            <text:p>0,9</text:p>
          </table:table-cell>
          <table:table-cell table:style-name="ce18" office:value-type="float" office:value="0.818181818181818" calcext:value-type="float">
            <text:p>0,818181818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.916666666666667" calcext:value-type="float">
            <text:p>0,9166666667</text:p>
          </table:table-cell>
          <table:table-cell table:number-columns-repeated="2" table:style-name="ce12" office:value-type="float" office:value="0.909090909090909" calcext:value-type="float">
            <text:p>0,909090909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.9" calcext:value-type="float">
            <text:p>0,9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0]-[.Z40]" office:value-type="float" office:value="0.745811176760464" calcext:value-type="float">
            <text:p>0,7458111768</text:p>
          </table:table-cell>
          <table:table-cell/>
          <table:table-cell table:style-name="ce28" table:formula="of:=STDEV([.C40:.W40])" office:value-type="float" office:value="0.120082994427825" calcext:value-type="float">
            <text:p>0,1200829944</text:p>
          </table:table-cell>
          <table:table-cell table:style-name="ce27" table:formula="of:=AVERAGE([.C40:.W40])" office:value-type="float" office:value="0.865894171188289" calcext:value-type="float">
            <text:p>0,8658941712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4</text:p>
          </table:table-cell>
          <table:table-cell table:style-name="ce12" office:value-type="float" office:value="0.636363636363636" calcext:value-type="float">
            <text:p>0,6363636364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785714285714286" calcext:value-type="float">
            <text:p>0,7857142857</text:p>
          </table:table-cell>
          <table:table-cell table:style-name="ce10"/>
          <table:table-cell table:style-name="ce12" office:value-type="float" office:value="0.894736842105263" calcext:value-type="float">
            <text:p>0,8947368421</text:p>
          </table:table-cell>
          <table:table-cell table:style-name="ce11" office:value-type="float" office:value="0.75" calcext:value-type="float">
            <text:p>0,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09090909090909" calcext:value-type="float">
            <text:p>0,909090909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1" office:value-type="float" office:value="0.75" calcext:value-type="float">
            <text:p>0,75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1]-[.Z41]" office:value-type="float" office:value="0.794190907234671" calcext:value-type="float">
            <text:p>0,7941909072</text:p>
          </table:table-cell>
          <table:table-cell/>
          <table:table-cell table:style-name="ce28" table:formula="of:=STDEV([.C41:.W41])" office:value-type="float" office:value="0.116905963730621" calcext:value-type="float">
            <text:p>0,1169059637</text:p>
          </table:table-cell>
          <table:table-cell table:style-name="ce27" table:formula="of:=AVERAGE([.C41:.W41])" office:value-type="float" office:value="0.911096870965292" calcext:value-type="float">
            <text:p>0,911096871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5</text:p>
          </table:table-cell>
          <table:table-cell table:style-name="ce13" office:value-type="float" office:value="0.625" calcext:value-type="float">
            <text:p>0,625</text:p>
          </table:table-cell>
          <table:table-cell table:style-name="ce11" office:value-type="float" office:value="0.714285714285714" calcext:value-type="float">
            <text:p>0,7142857143</text:p>
          </table:table-cell>
          <table:table-cell table:style-name="ce11" office:value-type="float" office:value="0.588235294117647" calcext:value-type="float">
            <text:p>0,5882352941</text:p>
          </table:table-cell>
          <table:table-cell table:style-name="ce12" office:value-type="float" office:value="0.894736842105263" calcext:value-type="float">
            <text:p>0,8947368421</text:p>
          </table:table-cell>
          <table:table-cell table:style-name="ce10"/>
          <table:table-cell table:style-name="ce11" office:value-type="float" office:value="0.65" calcext:value-type="float">
            <text:p>0,65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8" office:value-type="float" office:value="0.733333333333333" calcext:value-type="float">
            <text:p>0,7333333333</text:p>
          </table:table-cell>
          <table:table-cell table:style-name="ce18" office:value-type="float" office:value="0.857142857142857" calcext:value-type="float">
            <text:p>0,85714285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66666666666667" calcext:value-type="float">
            <text:p>0,8666666667</text:p>
          </table:table-cell>
          <table:table-cell table:style-name="ce17" office:value-type="float" office:value="0.714285714285714" calcext:value-type="float">
            <text:p>0,7142857143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375" calcext:value-type="float">
            <text:p>0,9375</text:p>
          </table:table-cell>
          <table:table-cell table:number-columns-repeated="2" table:style-name="ce18" office:value-type="float" office:value="0.857142857142857" calcext:value-type="float">
            <text:p>0,8571428571</text:p>
          </table:table-cell>
          <table:table-cell table:number-columns-repeated="3" table:style-name="ce12" office:value-type="float" office:value="0.928571428571429" calcext:value-type="float">
            <text:p>0,9285714286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2]-[.Z42]" office:value-type="float" office:value="0.716608183245436" calcext:value-type="float">
            <text:p>0,7166081832</text:p>
          </table:table-cell>
          <table:table-cell/>
          <table:table-cell table:style-name="ce28" table:formula="of:=STDEV([.C42:.W42])" office:value-type="float" office:value="0.128324153724439" calcext:value-type="float">
            <text:p>0,1283241537</text:p>
          </table:table-cell>
          <table:table-cell table:style-name="ce27" table:formula="of:=AVERAGE([.C42:.W42])" office:value-type="float" office:value="0.844932336969876" calcext:value-type="float">
            <text:p>0,844932337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6</text:p>
          </table:table-cell>
          <table:table-cell table:style-name="ce12" office:value-type="float" office:value="0.833333333333333" calcext:value-type="float">
            <text:p>0,8333333333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722222222222222" calcext:value-type="float">
            <text:p>0,7222222222</text:p>
          </table:table-cell>
          <table:table-cell table:style-name="ce11" office:value-type="float" office:value="0.75" calcext:value-type="float">
            <text:p>0,75</text:p>
          </table:table-cell>
          <table:table-cell table:style-name="ce12" office:value-type="float" office:value="0.65" calcext:value-type="float">
            <text:p>0,65</text:p>
          </table:table-cell>
          <table:table-cell table:style-name="ce10"/>
          <table:table-cell table:style-name="ce12" office:value-type="float" office:value="0.8125" calcext:value-type="float">
            <text:p>0,8125</text:p>
          </table:table-cell>
          <table:table-cell table:style-name="ce12" office:value-type="float" office:value="0.875" calcext:value-type="float">
            <text:p>0,875</text:p>
          </table:table-cell>
          <table:table-cell table:style-name="ce12" office:value-type="float" office:value="0.846153846153846" calcext:value-type="float">
            <text:p>0,846153846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0.9375" calcext:value-type="float">
            <text:p>0,9375</text:p>
          </table:table-cell>
          <table:table-cell table:number-columns-repeated="2" table:style-name="ce12" office:value-type="float" office:value="0.923076923076923" calcext:value-type="float">
            <text:p>0,9230769231</text:p>
          </table:table-cell>
          <table:table-cell table:style-name="ce18" office:value-type="float" office:value="0.857142857142857" calcext:value-type="float">
            <text:p>0,8571428571</text:p>
          </table:table-cell>
          <table:table-cell table:number-columns-repeated="2" table:style-name="ce12" office:value-type="float" office:value="0.928571428571429" calcext:value-type="float">
            <text:p>0,928571428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.923076923076923" calcext:value-type="float">
            <text:p>0,9230769231</text:p>
          </table:table-cell>
          <table:table-cell table:style-name="ce20" office:value-type="float" office:value="0.846153846153846" calcext:value-type="float">
            <text:p>0,8461538462</text:p>
          </table:table-cell>
          <table:table-cell table:style-name="ce24" table:formula="of:=[.AA43]-[.Z43]" office:value-type="float" office:value="0.765904296025063" calcext:value-type="float">
            <text:p>0,765904296</text:p>
          </table:table-cell>
          <table:table-cell/>
          <table:table-cell table:style-name="ce28" table:formula="of:=STDEV([.C43:.W43])" office:value-type="float" office:value="0.0959256795549127" calcext:value-type="float">
            <text:p>0,0959256796</text:p>
          </table:table-cell>
          <table:table-cell table:style-name="ce27" table:formula="of:=AVERAGE([.C43:.W43])" office:value-type="float" office:value="0.861829975579976" calcext:value-type="float">
            <text:p>0,861829975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7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style-name="ce11" office:value-type="float" office:value="0.642857142857143" calcext:value-type="float">
            <text:p>0,6428571429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2" office:value-type="float" office:value="0.8125" calcext:value-type="float">
            <text:p>0,8125</text:p>
          </table:table-cell>
          <table:table-cell table:style-name="ce10"/>
          <table:table-cell table:number-columns-repeated="13" table:style-name="ce12" office:value-type="float" office:value="1" calcext:value-type="float">
            <text:p>1</text:p>
          </table:table-cell>
          <table:table-cell table:style-name="ce21" office:value-type="float" office:value="0.667" calcext:value-type="float">
            <text:p>0,667</text:p>
          </table:table-cell>
          <table:table-cell table:style-name="ce24" table:formula="of:=[.AA44]-[.Z44]" office:value-type="float" office:value="0.827361196244327" calcext:value-type="float">
            <text:p>0,8273611962</text:p>
          </table:table-cell>
          <table:table-cell/>
          <table:table-cell table:style-name="ce28" table:formula="of:=STDEV([.C44:.W44])" office:value-type="float" office:value="0.112212094353964" calcext:value-type="float">
            <text:p>0,1122120944</text:p>
          </table:table-cell>
          <table:table-cell table:style-name="ce27" table:formula="of:=AVERAGE([.C44:.W44])" office:value-type="float" office:value="0.939573290598291" calcext:value-type="float">
            <text:p>0,939573290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8</text:p>
          </table:table-cell>
          <table:table-cell table:style-name="ce12" office:value-type="float" office:value="0.818181818181818" calcext:value-type="float">
            <text:p>0,8181818182</text:p>
          </table:table-cell>
          <table:table-cell table:style-name="ce12" office:value-type="float" office:value="0.875" calcext:value-type="float">
            <text:p>0,875</text:p>
          </table:table-cell>
          <table:table-cell table:style-name="ce12" office:value-type="float" office:value="0.846153846153846" calcext:value-type="float">
            <text:p>0,8461538462</text:p>
          </table:table-cell>
          <table:table-cell table:style-name="ce12" office:value-type="float" office:value="0.909090909090909" calcext:value-type="float">
            <text:p>0,9090909091</text:p>
          </table:table-cell>
          <table:table-cell table:style-name="ce12" office:value-type="float" office:value="0.733333333333333" calcext:value-type="float">
            <text:p>0,7333333333</text:p>
          </table:table-cell>
          <table:table-cell table:style-name="ce12" office:value-type="float" office:value="0.875" calcext:value-type="float">
            <text:p>0,875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0.6" calcext:value-type="float">
            <text:p>0,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8" office:value-type="float" office:value="0.714" calcext:value-type="float">
            <text:p>0,71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57" calcext:value-type="float">
            <text:p>0,857</text:p>
          </table:table-cell>
          <table:table-cell table:number-columns-repeated="2" table:style-name="ce17" office:value-type="float" office:value="0.6" calcext:value-type="float">
            <text:p>0,6</text:p>
          </table:table-cell>
          <table:table-cell table:style-name="ce18" office:value-type="float" office:value="0.8" calcext:value-type="float">
            <text:p>0,8</text:p>
          </table:table-cell>
          <table:table-cell table:number-columns-repeated="2" table:style-name="ce12" office:value-type="float" office:value="0.8" calcext:value-type="float">
            <text:p>0,8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5]-[.Z45]" office:value-type="float" office:value="0.702512491879539" calcext:value-type="float">
            <text:p>0,7025124919</text:p>
          </table:table-cell>
          <table:table-cell/>
          <table:table-cell table:style-name="ce28" table:formula="of:=STDEV([.C45:.W45])" office:value-type="float" office:value="0.138875503458457" calcext:value-type="float">
            <text:p>0,1388755035</text:p>
          </table:table-cell>
          <table:table-cell table:style-name="ce27" table:formula="of:=AVERAGE([.C45:.W45])" office:value-type="float" office:value="0.841387995337995" calcext:value-type="float">
            <text:p>0,8413879953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09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0.846153846153846" calcext:value-type="float">
            <text:p>0,8461538462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.6" calcext:value-type="float">
            <text:p>0,6</text:p>
          </table:table-cell>
          <table:table-cell table:style-name="ce10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.66" calcext:value-type="float">
            <text:p>0,66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,5</text:p>
          </table:table-cell>
          <table:table-cell table:style-name="ce17" office:value-type="float" office:value="0.5" calcext:value-type="float">
            <text:p>0,5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6]-[.Z46]" office:value-type="float" office:value="0.684036448522547" calcext:value-type="float">
            <text:p>0,6840364485</text:p>
          </table:table-cell>
          <table:table-cell/>
          <table:table-cell table:style-name="ce28" table:formula="of:=STDEV([.C46:.W46])" office:value-type="float" office:value="0.181572831086732" calcext:value-type="float">
            <text:p>0,1815728311</text:p>
          </table:table-cell>
          <table:table-cell table:style-name="ce27" table:formula="of:=AVERAGE([.C46:.W46])" office:value-type="float" office:value="0.865609279609279" calcext:value-type="float">
            <text:p>0,865609279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9" calcext:value-type="float">
            <text:p>0,9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0"/>
          <table:table-cell table:number-columns-repeated="10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7]-[.Z47]" office:value-type="float" office:value="0.972639320225002" calcext:value-type="float">
            <text:p>0,9726393202</text:p>
          </table:table-cell>
          <table:table-cell/>
          <table:table-cell table:style-name="ce28" table:formula="of:=STDEV([.C47:.W47])" office:value-type="float" office:value="0.0223606797749979" calcext:value-type="float">
            <text:p>0,0223606798</text:p>
          </table:table-cell>
          <table:table-cell table:style-name="ce27" table:formula="of:=AVERAGE([.C47:.W47])" office:value-type="float" office:value="0.995" calcext:value-type="float">
            <text:p>0,995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1</text:p>
          </table:table-cell>
          <table:table-cell table:style-name="ce12" office:value-type="float" office:value="0.9" calcext:value-type="float">
            <text:p>0,9</text:p>
          </table:table-cell>
          <table:table-cell table:style-name="ce12" office:value-type="float" office:value="0.933333333333333" calcext:value-type="float">
            <text:p>0,9333333333</text:p>
          </table:table-cell>
          <table:table-cell table:style-name="ce11" office:value-type="float" office:value="0.818181818181818" calcext:value-type="float">
            <text:p>0,8181818182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2" office:value-type="float" office:value="0.866666666666667" calcext:value-type="float">
            <text:p>0,8666666667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667" calcext:value-type="float">
            <text:p>0,667</text:p>
          </table:table-cell>
          <table:table-cell table:style-name="ce12" office:value-type="float" office:value="0.8" calcext:value-type="float">
            <text:p>0,8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8]-[.Z48]" office:value-type="float" office:value="0.84240739759652" calcext:value-type="float">
            <text:p>0,8424073976</text:p>
          </table:table-cell>
          <table:table-cell/>
          <table:table-cell table:style-name="ce28" table:formula="of:=STDEV([.C48:.W48])" office:value-type="float" office:value="0.0941532806141585" calcext:value-type="float">
            <text:p>0,0941532806</text:p>
          </table:table-cell>
          <table:table-cell table:style-name="ce27" table:formula="of:=AVERAGE([.C48:.W48])" office:value-type="float" office:value="0.936560678210678" calcext:value-type="float">
            <text:p>0,9365606782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2</text:p>
          </table:table-cell>
          <table:table-cell table:style-name="ce12" office:value-type="float" office:value="0.909090909090909" calcext:value-type="float">
            <text:p>0,9090909091</text:p>
          </table:table-cell>
          <table:table-cell table:style-name="ce12" office:value-type="float" office:value="0.9375" calcext:value-type="float">
            <text:p>0,93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714285714285714" calcext:value-type="float">
            <text:p>0,7142857143</text:p>
          </table:table-cell>
          <table:table-cell table:style-name="ce12" office:value-type="float" office:value="0.9375" calcext:value-type="float">
            <text:p>0,9375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.714" calcext:value-type="float">
            <text:p>0,71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1" office:value-type="float" office:value="0.75" calcext:value-type="float">
            <text:p>0,75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833" calcext:value-type="float">
            <text:p>0,833</text:p>
          </table:table-cell>
          <table:table-cell table:number-columns-repeated="2" table:style-name="ce18" office:value-type="float" office:value="0.8" calcext:value-type="float">
            <text:p>0,8</text:p>
          </table:table-cell>
          <table:table-cell table:style-name="ce11" office:value-type="float" office:value="0.75" calcext:value-type="float">
            <text:p>0,75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49]-[.Z49]" office:value-type="float" office:value="0.794781820827462" calcext:value-type="float">
            <text:p>0,7947818208</text:p>
          </table:table-cell>
          <table:table-cell/>
          <table:table-cell table:style-name="ce28" table:formula="of:=STDEV([.C49:.W49])" office:value-type="float" office:value="0.112487010341369" calcext:value-type="float">
            <text:p>0,1124870103</text:p>
          </table:table-cell>
          <table:table-cell table:style-name="ce27" table:formula="of:=AVERAGE([.C49:.W49])" office:value-type="float" office:value="0.907268831168831" calcext:value-type="float">
            <text:p>0,9072688312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3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0"/>
          <table:table-cell table:number-columns-repeated="7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50]-[.Z50]" office:value-type="float" office:value="0.96973418835101" calcext:value-type="float">
            <text:p>0,9697341884</text:p>
          </table:table-cell>
          <table:table-cell/>
          <table:table-cell table:style-name="ce28" table:formula="of:=STDEV([.C50:.W50])" office:value-type="float" office:value="0.022848229231407" calcext:value-type="float">
            <text:p>0,0228482292</text:p>
          </table:table-cell>
          <table:table-cell table:style-name="ce27" table:formula="of:=AVERAGE([.C50:.W50])" office:value-type="float" office:value="0.992582417582418" calcext:value-type="float">
            <text:p>0,992582417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1" office:value-type="float" office:value="0.667" calcext:value-type="float">
            <text:p>0,667</text:p>
          </table:table-cell>
          <table:table-cell table:style-name="ce11" office:value-type="float" office:value="0.75" calcext:value-type="float">
            <text:p>0,75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0.666" calcext:value-type="float">
            <text:p>0,666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51]-[.Z51]" office:value-type="float" office:value="0.829222672452275" calcext:value-type="float">
            <text:p>0,8292226725</text:p>
          </table:table-cell>
          <table:table-cell/>
          <table:table-cell table:style-name="ce28" table:formula="of:=STDEV([.C51:.W51])" office:value-type="float" office:value="0.113938316558714" calcext:value-type="float">
            <text:p>0,1139383166</text:p>
          </table:table-cell>
          <table:table-cell table:style-name="ce27" table:formula="of:=AVERAGE([.C51:.W51])" office:value-type="float" office:value="0.943160989010989" calcext:value-type="float">
            <text:p>0,943160989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33333333333333" calcext:value-type="float">
            <text:p>0,9333333333</text:p>
          </table:table-cell>
          <table:table-cell table:style-name="ce12" office:value-type="float" office:value="0.916666666666667" calcext:value-type="float">
            <text:p>0,9166666667</text:p>
          </table:table-cell>
          <table:table-cell table:style-name="ce11" office:value-type="float" office:value="0.75" calcext:value-type="float">
            <text:p>0,75</text:p>
          </table:table-cell>
          <table:table-cell table:style-name="ce12" office:value-type="float" office:value="0.9375" calcext:value-type="float">
            <text:p>0,9375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57" calcext:value-type="float">
            <text:p>0,85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666" calcext:value-type="float">
            <text:p>0,666</text:p>
          </table:table-cell>
          <table:table-cell table:style-name="ce10"/>
          <table:table-cell table:number-columns-repeated="2" table:style-name="ce11" office:value-type="float" office:value="0.75" calcext:value-type="float">
            <text:p>0,75</text:p>
          </table:table-cell>
          <table:table-cell table:style-name="ce11" office:value-type="float" office:value="0.667" calcext:value-type="float">
            <text:p>0,66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52]-[.Z52]" office:value-type="float" office:value="0.772326115619085" calcext:value-type="float">
            <text:p>0,7723261156</text:p>
          </table:table-cell>
          <table:table-cell/>
          <table:table-cell table:style-name="ce28" table:formula="of:=STDEV([.C52:.W52])" office:value-type="float" office:value="0.121906027238058" calcext:value-type="float">
            <text:p>0,1219060272</text:p>
          </table:table-cell>
          <table:table-cell table:style-name="ce27" table:formula="of:=AVERAGE([.C52:.W52])" office:value-type="float" office:value="0.894232142857143" calcext:value-type="float">
            <text:p>0,8942321429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6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0.909090909090909" calcext:value-type="float">
            <text:p>0,909090909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66" calcext:value-type="float">
            <text:p>0,6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33" calcext:value-type="float">
            <text:p>0,83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" calcext:value-type="float">
            <text:p>0,75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</text:p>
          </table:table-cell>
          <table:table-cell table:style-name="ce19" office:value-type="float" office:value="0.5" calcext:value-type="float">
            <text:p>0,5</text:p>
          </table:table-cell>
          <table:table-cell table:style-name="ce17" office:value-type="float" office:value="0.5" calcext:value-type="float">
            <text:p>0,5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53]-[.Z53]" office:value-type="float" office:value="0.530358386775892" calcext:value-type="float">
            <text:p>0,5303583868</text:p>
          </table:table-cell>
          <table:table-cell/>
          <table:table-cell table:style-name="ce28" table:formula="of:=STDEV([.C53:.W53])" office:value-type="float" office:value="0.262404888837384" calcext:value-type="float">
            <text:p>0,2624048888</text:p>
          </table:table-cell>
          <table:table-cell table:style-name="ce27" table:formula="of:=AVERAGE([.C53:.W53])" office:value-type="float" office:value="0.792763275613276" calcext:value-type="float">
            <text:p>0,792763275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7</text:p>
          </table:table-cell>
          <table:table-cell table:style-name="ce12" office:value-type="float" office:value="0.888888888888889" calcext:value-type="float">
            <text:p>0,8888888889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0.909090909090909" calcext:value-type="float">
            <text:p>0,909090909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57142857142857" calcext:value-type="float">
            <text:p>0,8571428571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.66" calcext:value-type="float">
            <text:p>0,6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" calcext:value-type="float">
            <text:p>0,75</text:p>
          </table:table-cell>
          <table:table-cell table:style-name="ce12" office:value-type="float" office:value="0" calcext:value-type="float">
            <text:p>0</text:p>
          </table:table-cell>
          <table:table-cell table:style-name="ce10"/>
          <table:table-cell table:style-name="ce18" office:value-type="float" office:value="0.5" calcext:value-type="float">
            <text:p>0,5</text:p>
          </table:table-cell>
          <table:table-cell table:style-name="ce12" office:value-type="float" office:value="0.5" calcext:value-type="float">
            <text:p>0,5</text:p>
          </table:table-cell>
          <table:table-cell table:style-name="ce18" office:value-type="float" office:value="0.5" calcext:value-type="float">
            <text:p>0,5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54]-[.Z54]" office:value-type="float" office:value="0.528871009737665" calcext:value-type="float">
            <text:p>0,5288710097</text:p>
          </table:table-cell>
          <table:table-cell/>
          <table:table-cell table:style-name="ce28" table:formula="of:=STDEV([.C54:.W54])" office:value-type="float" office:value="0.262242265875611" calcext:value-type="float">
            <text:p>0,2622422659</text:p>
          </table:table-cell>
          <table:table-cell table:style-name="ce27" table:formula="of:=AVERAGE([.C54:.W54])" office:value-type="float" office:value="0.791113275613276" calcext:value-type="float">
            <text:p>0,791113275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667" calcext:value-type="float">
            <text:p>0,667</text:p>
          </table:table-cell>
          <table:table-cell table:number-columns-repeated="2" table:style-name="ce11" office:value-type="float" office:value="0.5" calcext:value-type="float">
            <text:p>0,5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AA55]-[.Z55]" office:value-type="float" office:value="0.73971537504911" calcext:value-type="float">
            <text:p>0,739715375</text:p>
          </table:table-cell>
          <table:table-cell/>
          <table:table-cell table:style-name="ce28" table:formula="of:=STDEV([.C55:.W55])" office:value-type="float" office:value="0.166217042533307" calcext:value-type="float">
            <text:p>0,1662170425</text:p>
          </table:table-cell>
          <table:table-cell table:style-name="ce27" table:formula="of:=AVERAGE([.C55:.W55])" office:value-type="float" office:value="0.905932417582418" calcext:value-type="float">
            <text:p>0,905932417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19</text:p>
          </table:table-cell>
          <table:table-cell table:style-name="ce12" office:value-type="float" office:value="0.875" calcext:value-type="float">
            <text:p>0,8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,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" calcext:value-type="float">
            <text:p>0,7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.5" calcext:value-type="float">
            <text:p>0,5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AA56]-[.Z56]" office:value-type="float" office:value="0.568570789864705" calcext:value-type="float">
            <text:p>0,5685707899</text:p>
          </table:table-cell>
          <table:table-cell/>
          <table:table-cell table:style-name="ce28" table:formula="of:=STDEV([.C56:.W56])" office:value-type="float" office:value="0.265261627717713" calcext:value-type="float">
            <text:p>0,2652616277</text:p>
          </table:table-cell>
          <table:table-cell table:style-name="ce27" table:formula="of:=AVERAGE([.C56:.W56])" office:value-type="float" office:value="0.833832417582418" calcext:value-type="float">
            <text:p>0,833832417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20</text:p>
          </table:table-cell>
          <table:table-cell table:style-name="ce12" office:value-type="float" office:value="0.875" calcext:value-type="float">
            <text:p>0,8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,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28571428571429" calcext:value-type="float">
            <text:p>0,9285714286</text:p>
          </table:table-cell>
          <table:table-cell table:style-name="ce12" office:value-type="float" office:value="0.923076923076923" calcext:value-type="float">
            <text:p>0,92307692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8" calcext:value-type="float">
            <text:p>0,8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.5" calcext:value-type="float">
            <text:p>0,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24" table:formula="of:=[.AA57]-[.Z57]" office:value-type="float" office:value="0.579344374990092" calcext:value-type="float">
            <text:p>0,579344375</text:p>
          </table:table-cell>
          <table:table-cell/>
          <table:table-cell table:style-name="ce28" table:formula="of:=STDEV([.C57:.W57])" office:value-type="float" office:value="0.266988042592326" calcext:value-type="float">
            <text:p>0,2669880426</text:p>
          </table:table-cell>
          <table:table-cell table:style-name="ce27" table:formula="of:=AVERAGE([.C57:.W57])" office:value-type="float" office:value="0.846332417582418" calcext:value-type="float">
            <text:p>0,8463324176</text:p>
          </table:table-cell>
          <table:table-cell table:style-name="ce29"/>
        </table:table-row>
        <table:table-row table:style-name="ro1">
          <table:table-cell/>
          <table:table-cell table:style-name="ce6" office:value-type="string" calcext:value-type="string">
            <text:p>CC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846153846153846" calcext:value-type="float">
            <text:p>0,846153846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.846153846153846" calcext:value-type="float">
            <text:p>0,8461538462</text:p>
          </table:table-cell>
          <table:table-cell table:style-name="ce14" office:value-type="float" office:value="0.667" calcext:value-type="float">
            <text:p>0,667</text:p>
          </table:table-cell>
          <table:table-cell table:number-columns-repeated="13" table:style-name="ce14" office:value-type="float" office:value="1" calcext:value-type="float">
            <text:p>1</text:p>
          </table:table-cell>
          <table:table-cell table:style-name="ce22"/>
          <table:table-cell table:style-name="ce24" table:formula="of:=[.AA58]-[.Z58]" office:value-type="float" office:value="0.882833305668762" calcext:value-type="float">
            <text:p>0,8828333057</text:p>
          </table:table-cell>
          <table:table-cell/>
          <table:table-cell table:style-name="ce28" table:formula="of:=STDEV([.C58:.W58])" office:value-type="float" office:value="0.0851320789466222" calcext:value-type="float">
            <text:p>0,0851320789</text:p>
          </table:table-cell>
          <table:table-cell table:style-name="ce27" table:formula="of:=AVERAGE([.C58:.W58])" office:value-type="float" office:value="0.967965384615385" calcext:value-type="float">
            <text:p>0,9679653846</text:p>
          </table:table-cell>
          <table:table-cell table:style-name="ce29"/>
        </table:table-row>
        <calcext:conditional-formats>
          <calcext:conditional-format calcext:target-range-address="Feuille1.C38:Feuille1.V57">
            <calcext:condition calcext:apply-style-name="petitealerte" calcext:value="between(0.0001,0.9)" calcext:base-cell-address="Feuille1.C38"/>
          </calcext:conditional-format>
          <calcext:conditional-format calcext:target-range-address="Feuille1.W38:Feuille1.W57">
            <calcext:condition calcext:apply-style-name="petitealerte" calcext:value="between(0.0001,0.9)" calcext:base-cell-address="Feuille1.W38"/>
          </calcext:conditional-format>
          <calcext:conditional-format calcext:target-range-address="Feuille1.C58:Feuille1.W58">
            <calcext:condition calcext:apply-style-name="petitealerte" calcext:value="between(0.0001,0.9)" calcext:base-cell-address="Feuille1.C58"/>
          </calcext:conditional-format>
        </calcext:conditional-formats>
      </table:table>
      <table:table table:name="Feuille2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9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2">
          <table:table-cell table:style-name="ce30" office:value-type="string" calcext:value-type="string">
            <text:p>src/jchess/display/views/chessboard/implementation/graphic2D/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unselect</text:p>
          </table:table-cell>
          <table:table-cell office:value-type="string" calcext:value-type="string">
            <text:p>getChessBW</text:p>
          </table:table-cell>
          <table:table-cell office:value-type="string" calcext:value-type="string">
            <text:p>getChessH</text:p>
          </table:table-cell>
          <table:table-cell office:value-type="string" calcext:value-type="string">
            <text:p>getChessW2</text:p>
          </table:table-cell>
          <table:table-cell office:value-type="string" calcext:value-type="string">
            <text:p>getChessH2</text:p>
          </table:table-cell>
          <table:table-cell office:value-type="string" calcext:value-type="string">
            <text:p>getSqheight</text:p>
          </table:table-cell>
          <table:table-cell office:value-type="string" calcext:value-type="string">
            <text:p>getSq</text:p>
          </table:table-cell>
          <table:table-cell office:value-type="string" calcext:value-type="string">
            <text:p>Paint Comp</text:p>
          </table:table-cell>
          <table:table-cell office:value-type="string" calcext:value-type="string">
            <text:p>getTopLeftPt</text:p>
          </table:table-cell>
          <table:table-cell office:value-type="string" calcext:value-type="string">
            <text:p>drawLabels</text:p>
          </table:table-cell>
          <table:table-cell office:value-type="string" calcext:value-type="string">
            <text:p>drawlegalMvs</text:p>
          </table:table-cell>
          <table:table-cell office:value-type="string" calcext:value-type="string">
            <text:p>drawPieces</text:p>
          </table:table-cell>
          <table:table-cell table:style-name="ce45" office:value-type="string" calcext:value-type="string">
            <text:p>ouside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etcurImg</text:p>
          </table:table-cell>
          <table:table-cell office:value-type="string" calcext:value-type="string">
            <text:p>Set curSize</text:p>
          </table:table-cell>
          <table:table-cell office:value-type="string" calcext:value-type="string">
            <text:p>initImgSets</text:p>
          </table:table-cell>
          <table:table-cell office:value-type="string" calcext:value-type="string">
            <text:p>getPceMap</text:p>
          </table:table-cell>
          <table:table-cell office:value-type="string" calcext:value-type="string">
            <text:p>getSzeToLoad</text:p>
          </table:table-cell>
          <table:table-cell office:value-type="string" calcext:value-type="string">
            <text:p>getImage</text:p>
          </table:table-cell>
          <table:table-cell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1 : Missing a Javadoc Com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2 : Type Javadoc comment is missing null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3 : { should be on previous line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4 : Param should be 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5 : Method not designed for extens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6 : X is not followed by whitesp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7 : VAR should be fina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8 : Return count is 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09 : Don't Use trailing comment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0 : Line is longer than X 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1 : Assignement of param is not allowe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2 : X is magic numbe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3 : reference needs thi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4 : Unnecessary parenthe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5 : Array should contain trailling comm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6 : Should be on same li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7 : Nested if e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8 : Must be private and have access metho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19 : Static var def in wrong orde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20 : Var explicilty instanced to nul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office:value-type="string" calcext:value-type="string">
            <text:p>Cca-1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formula="of:=[.$Y$30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b-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7"/>
          <table:table-cell table:number-columns-repeated="24"/>
        </table:table-row>
        <table:table-row table:style-name="ro1">
          <table:table-cell table:number-columns-repeated="24"/>
          <table:table-cell table:style-name="ce26" office:value-type="string" calcext:value-type="string">
            <text:p>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XOR</text:p>
          </table:table-cell>
          <table:table-cell table:style-name="ce7" table:formula="of:=XOR(INDIRECT(&quot;B&quot;&amp;[.C25]);INDIRECT(&quot;B&quot;&amp;[.C26]))+XOR(INDIRECT(&quot;C&quot;&amp;[.C25]);INDIRECT(&quot;C&quot;&amp;[.C26]))+XOR(INDIRECT(&quot;D&quot;&amp;[.C25]);INDIRECT(&quot;D&quot;&amp;[.C26]))+XOR(INDIRECT(&quot;E&quot;&amp;[.C25]);INDIRECT(&quot;E&quot;&amp;[.C26]))+XOR(INDIRECT(&quot;F&quot;&amp;[.C25]);INDIRECT(&quot;F&quot;&amp;[.C26]))+XOR(INDIRECT(&quot;G&quot;&amp;[.C25]);INDIRECT(&quot;G&quot;&amp;[.C26]))+XOR(INDIRECT(&quot;H&quot;&amp;[.C25]);INDIRECT(&quot;H&quot;&amp;[.C26]))+XOR(INDIRECT(&quot;I&quot;&amp;[.C25]);INDIRECT(&quot;I&quot;&amp;[.C26]))+XOR(INDIRECT(&quot;J&quot;&amp;[.C25]);INDIRECT(&quot;J&quot;&amp;[.C26]))+XOR(INDIRECT(&quot;K&quot;&amp;[.C25]);INDIRECT(&quot;K&quot;&amp;[.C26]))+XOR(INDIRECT(&quot;L&quot;&amp;[.C25]);INDIRECT(&quot;L&quot;&amp;[.C26]))+XOR(INDIRECT(&quot;M&quot;&amp;[.C25]);INDIRECT(&quot;M&quot;&amp;[.C26]))+XOR(INDIRECT(&quot;N&quot;&amp;[.C25]);INDIRECT(&quot;N&quot;&amp;[.C26]))+XOR(INDIRECT(&quot;O&quot;&amp;[.C25]);INDIRECT(&quot;O&quot;&amp;[.C26]))+XOR(INDIRECT(&quot;P&quot;&amp;[.C25]);INDIRECT(&quot;P&quot;&amp;[.C26]))+XOR(INDIRECT(&quot;Q&quot;&amp;[.C25]);INDIRECT(&quot;Q&quot;&amp;[.C26]))+XOR(INDIRECT(&quot;R&quot;&amp;[.C25]);INDIRECT(&quot;R&quot;&amp;[.C26]))+XOR(INDIRECT(&quot;S&quot;&amp;[.C25]);INDIRECT(&quot;S&quot;&amp;[.C26]))+XOR(INDIRECT(&quot;T&quot;&amp;[.C25]);INDIRECT(&quot;T&quot;&amp;[.C26]))+XOR(INDIRECT(&quot;U&quot;&amp;[.C25]);INDIRECT(&quot;U&quot;&amp;[.C26]))+XOR(INDIRECT(&quot;V&quot;&amp;[.C25]);INDIRECT(&quot;V&quot;&amp;[.C26]))+XOR(INDIRECT(&quot;W&quot;&amp;[.C25]);INDIRECT(&quot;W&quot;&amp;[.C26]))+XOR(INDIRECT(&quot;X&quot;&amp;[.C25]);INDIRECT(&quot;X&quot;&amp;[.C26]))" office:value-type="boolean" office:boolean-value="9" calcext:value-type="boolean">
            <text:p>VRAI</text:p>
          </table:table-cell>
          <table:table-cell table:style-name="ce7" table:formula="of:=XOR(INDIRECT(&quot;B&quot;&amp;[.D25]);INDIRECT(&quot;B&quot;&amp;[.D26]))+XOR(INDIRECT(&quot;C&quot;&amp;[.D25]);INDIRECT(&quot;C&quot;&amp;[.D26]))+XOR(INDIRECT(&quot;D&quot;&amp;[.D25]);INDIRECT(&quot;D&quot;&amp;[.D26]))+XOR(INDIRECT(&quot;E&quot;&amp;[.D25]);INDIRECT(&quot;E&quot;&amp;[.D26]))+XOR(INDIRECT(&quot;F&quot;&amp;[.D25]);INDIRECT(&quot;F&quot;&amp;[.D26]))+XOR(INDIRECT(&quot;G&quot;&amp;[.D25]);INDIRECT(&quot;G&quot;&amp;[.D26]))+XOR(INDIRECT(&quot;H&quot;&amp;[.D25]);INDIRECT(&quot;H&quot;&amp;[.D26]))+XOR(INDIRECT(&quot;I&quot;&amp;[.D25]);INDIRECT(&quot;I&quot;&amp;[.D26]))+XOR(INDIRECT(&quot;J&quot;&amp;[.D25]);INDIRECT(&quot;J&quot;&amp;[.D26]))+XOR(INDIRECT(&quot;K&quot;&amp;[.D25]);INDIRECT(&quot;K&quot;&amp;[.D26]))+XOR(INDIRECT(&quot;L&quot;&amp;[.D25]);INDIRECT(&quot;L&quot;&amp;[.D26]))+XOR(INDIRECT(&quot;M&quot;&amp;[.D25]);INDIRECT(&quot;M&quot;&amp;[.D26]))+XOR(INDIRECT(&quot;N&quot;&amp;[.D25]);INDIRECT(&quot;N&quot;&amp;[.D26]))+XOR(INDIRECT(&quot;O&quot;&amp;[.D25]);INDIRECT(&quot;O&quot;&amp;[.D26]))+XOR(INDIRECT(&quot;P&quot;&amp;[.D25]);INDIRECT(&quot;P&quot;&amp;[.D26]))+XOR(INDIRECT(&quot;Q&quot;&amp;[.D25]);INDIRECT(&quot;Q&quot;&amp;[.D26]))+XOR(INDIRECT(&quot;R&quot;&amp;[.D25]);INDIRECT(&quot;R&quot;&amp;[.D26]))+XOR(INDIRECT(&quot;S&quot;&amp;[.D25]);INDIRECT(&quot;S&quot;&amp;[.D26]))+XOR(INDIRECT(&quot;T&quot;&amp;[.D25]);INDIRECT(&quot;T&quot;&amp;[.D26]))+XOR(INDIRECT(&quot;U&quot;&amp;[.D25]);INDIRECT(&quot;U&quot;&amp;[.D26]))+XOR(INDIRECT(&quot;V&quot;&amp;[.D25]);INDIRECT(&quot;V&quot;&amp;[.D26]))+XOR(INDIRECT(&quot;W&quot;&amp;[.D25]);INDIRECT(&quot;W&quot;&amp;[.D26]))+XOR(INDIRECT(&quot;X&quot;&amp;[.D25]);INDIRECT(&quot;X&quot;&amp;[.D26]))" office:value-type="boolean" office:boolean-value="2" calcext:value-type="boolean">
            <text:p>VRAI</text:p>
          </table:table-cell>
          <table:table-cell table:style-name="ce7" table:formula="of:=XOR(INDIRECT(&quot;B&quot;&amp;[.E25]);INDIRECT(&quot;B&quot;&amp;[.E26]))+XOR(INDIRECT(&quot;C&quot;&amp;[.E25]);INDIRECT(&quot;C&quot;&amp;[.E26]))+XOR(INDIRECT(&quot;D&quot;&amp;[.E25]);INDIRECT(&quot;D&quot;&amp;[.E26]))+XOR(INDIRECT(&quot;E&quot;&amp;[.E25]);INDIRECT(&quot;E&quot;&amp;[.E26]))+XOR(INDIRECT(&quot;F&quot;&amp;[.E25]);INDIRECT(&quot;F&quot;&amp;[.E26]))+XOR(INDIRECT(&quot;G&quot;&amp;[.E25]);INDIRECT(&quot;G&quot;&amp;[.E26]))+XOR(INDIRECT(&quot;H&quot;&amp;[.E25]);INDIRECT(&quot;H&quot;&amp;[.E26]))+XOR(INDIRECT(&quot;I&quot;&amp;[.E25]);INDIRECT(&quot;I&quot;&amp;[.E26]))+XOR(INDIRECT(&quot;J&quot;&amp;[.E25]);INDIRECT(&quot;J&quot;&amp;[.E26]))+XOR(INDIRECT(&quot;K&quot;&amp;[.E25]);INDIRECT(&quot;K&quot;&amp;[.E26]))+XOR(INDIRECT(&quot;L&quot;&amp;[.E25]);INDIRECT(&quot;L&quot;&amp;[.E26]))+XOR(INDIRECT(&quot;M&quot;&amp;[.E25]);INDIRECT(&quot;M&quot;&amp;[.E26]))+XOR(INDIRECT(&quot;N&quot;&amp;[.E25]);INDIRECT(&quot;N&quot;&amp;[.E26]))+XOR(INDIRECT(&quot;O&quot;&amp;[.E25]);INDIRECT(&quot;O&quot;&amp;[.E26]))+XOR(INDIRECT(&quot;P&quot;&amp;[.E25]);INDIRECT(&quot;P&quot;&amp;[.E26]))+XOR(INDIRECT(&quot;Q&quot;&amp;[.E25]);INDIRECT(&quot;Q&quot;&amp;[.E26]))+XOR(INDIRECT(&quot;R&quot;&amp;[.E25]);INDIRECT(&quot;R&quot;&amp;[.E26]))+XOR(INDIRECT(&quot;S&quot;&amp;[.E25]);INDIRECT(&quot;S&quot;&amp;[.E26]))+XOR(INDIRECT(&quot;T&quot;&amp;[.E25]);INDIRECT(&quot;T&quot;&amp;[.E26]))+XOR(INDIRECT(&quot;U&quot;&amp;[.E25]);INDIRECT(&quot;U&quot;&amp;[.E26]))+XOR(INDIRECT(&quot;V&quot;&amp;[.E25]);INDIRECT(&quot;V&quot;&amp;[.E26]))+XOR(INDIRECT(&quot;W&quot;&amp;[.E25]);INDIRECT(&quot;W&quot;&amp;[.E26]))+XOR(INDIRECT(&quot;X&quot;&amp;[.E25]);INDIRECT(&quot;X&quot;&amp;[.E26]))" office:value-type="boolean" office:boolean-value="20" calcext:value-type="boolean">
            <text:p>VRAI</text:p>
          </table:table-cell>
          <table:table-cell table:style-name="ce7" table:formula="of:=XOR(INDIRECT(&quot;B&quot;&amp;[.F25]);INDIRECT(&quot;B&quot;&amp;[.F26]))+XOR(INDIRECT(&quot;C&quot;&amp;[.F25]);INDIRECT(&quot;C&quot;&amp;[.F26]))+XOR(INDIRECT(&quot;D&quot;&amp;[.F25]);INDIRECT(&quot;D&quot;&amp;[.F26]))+XOR(INDIRECT(&quot;E&quot;&amp;[.F25]);INDIRECT(&quot;E&quot;&amp;[.F26]))+XOR(INDIRECT(&quot;F&quot;&amp;[.F25]);INDIRECT(&quot;F&quot;&amp;[.F26]))+XOR(INDIRECT(&quot;G&quot;&amp;[.F25]);INDIRECT(&quot;G&quot;&amp;[.F26]))+XOR(INDIRECT(&quot;H&quot;&amp;[.F25]);INDIRECT(&quot;H&quot;&amp;[.F26]))+XOR(INDIRECT(&quot;I&quot;&amp;[.F25]);INDIRECT(&quot;I&quot;&amp;[.F26]))+XOR(INDIRECT(&quot;J&quot;&amp;[.F25]);INDIRECT(&quot;J&quot;&amp;[.F26]))+XOR(INDIRECT(&quot;K&quot;&amp;[.F25]);INDIRECT(&quot;K&quot;&amp;[.F26]))+XOR(INDIRECT(&quot;L&quot;&amp;[.F25]);INDIRECT(&quot;L&quot;&amp;[.F26]))+XOR(INDIRECT(&quot;M&quot;&amp;[.F25]);INDIRECT(&quot;M&quot;&amp;[.F26]))+XOR(INDIRECT(&quot;N&quot;&amp;[.F25]);INDIRECT(&quot;N&quot;&amp;[.F26]))+XOR(INDIRECT(&quot;O&quot;&amp;[.F25]);INDIRECT(&quot;O&quot;&amp;[.F26]))+XOR(INDIRECT(&quot;P&quot;&amp;[.F25]);INDIRECT(&quot;P&quot;&amp;[.F26]))+XOR(INDIRECT(&quot;Q&quot;&amp;[.F25]);INDIRECT(&quot;Q&quot;&amp;[.F26]))+XOR(INDIRECT(&quot;R&quot;&amp;[.F25]);INDIRECT(&quot;R&quot;&amp;[.F26]))+XOR(INDIRECT(&quot;S&quot;&amp;[.F25]);INDIRECT(&quot;S&quot;&amp;[.F26]))+XOR(INDIRECT(&quot;T&quot;&amp;[.F25]);INDIRECT(&quot;T&quot;&amp;[.F26]))+XOR(INDIRECT(&quot;U&quot;&amp;[.F25]);INDIRECT(&quot;U&quot;&amp;[.F26]))+XOR(INDIRECT(&quot;V&quot;&amp;[.F25]);INDIRECT(&quot;V&quot;&amp;[.F26]))+XOR(INDIRECT(&quot;W&quot;&amp;[.F25]);INDIRECT(&quot;W&quot;&amp;[.F26]))+XOR(INDIRECT(&quot;X&quot;&amp;[.F25]);INDIRECT(&quot;X&quot;&amp;[.F26]))" office:value-type="boolean" office:boolean-value="15" calcext:value-type="boolean">
            <text:p>VRAI</text:p>
          </table:table-cell>
          <table:table-cell table:style-name="ce7" table:formula="of:=XOR(INDIRECT(&quot;B&quot;&amp;[.G25]);INDIRECT(&quot;B&quot;&amp;[.G26]))+XOR(INDIRECT(&quot;C&quot;&amp;[.G25]);INDIRECT(&quot;C&quot;&amp;[.G26]))+XOR(INDIRECT(&quot;D&quot;&amp;[.G25]);INDIRECT(&quot;D&quot;&amp;[.G26]))+XOR(INDIRECT(&quot;E&quot;&amp;[.G25]);INDIRECT(&quot;E&quot;&amp;[.G26]))+XOR(INDIRECT(&quot;F&quot;&amp;[.G25]);INDIRECT(&quot;F&quot;&amp;[.G26]))+XOR(INDIRECT(&quot;G&quot;&amp;[.G25]);INDIRECT(&quot;G&quot;&amp;[.G26]))+XOR(INDIRECT(&quot;H&quot;&amp;[.G25]);INDIRECT(&quot;H&quot;&amp;[.G26]))+XOR(INDIRECT(&quot;I&quot;&amp;[.G25]);INDIRECT(&quot;I&quot;&amp;[.G26]))+XOR(INDIRECT(&quot;J&quot;&amp;[.G25]);INDIRECT(&quot;J&quot;&amp;[.G26]))+XOR(INDIRECT(&quot;K&quot;&amp;[.G25]);INDIRECT(&quot;K&quot;&amp;[.G26]))+XOR(INDIRECT(&quot;L&quot;&amp;[.G25]);INDIRECT(&quot;L&quot;&amp;[.G26]))+XOR(INDIRECT(&quot;M&quot;&amp;[.G25]);INDIRECT(&quot;M&quot;&amp;[.G26]))+XOR(INDIRECT(&quot;N&quot;&amp;[.G25]);INDIRECT(&quot;N&quot;&amp;[.G26]))+XOR(INDIRECT(&quot;O&quot;&amp;[.G25]);INDIRECT(&quot;O&quot;&amp;[.G26]))+XOR(INDIRECT(&quot;P&quot;&amp;[.G25]);INDIRECT(&quot;P&quot;&amp;[.G26]))+XOR(INDIRECT(&quot;Q&quot;&amp;[.G25]);INDIRECT(&quot;Q&quot;&amp;[.G26]))+XOR(INDIRECT(&quot;R&quot;&amp;[.G25]);INDIRECT(&quot;R&quot;&amp;[.G26]))+XOR(INDIRECT(&quot;S&quot;&amp;[.G25]);INDIRECT(&quot;S&quot;&amp;[.G26]))+XOR(INDIRECT(&quot;T&quot;&amp;[.G25]);INDIRECT(&quot;T&quot;&amp;[.G26]))+XOR(INDIRECT(&quot;U&quot;&amp;[.G25]);INDIRECT(&quot;U&quot;&amp;[.G26]))+XOR(INDIRECT(&quot;V&quot;&amp;[.G25]);INDIRECT(&quot;V&quot;&amp;[.G26]))+XOR(INDIRECT(&quot;W&quot;&amp;[.G25]);INDIRECT(&quot;W&quot;&amp;[.G26]))+XOR(INDIRECT(&quot;X&quot;&amp;[.G25]);INDIRECT(&quot;X&quot;&amp;[.G26]))" office:value-type="boolean" office:boolean-value="9" calcext:value-type="boolean">
            <text:p>VRAI</text:p>
          </table:table-cell>
          <table:table-cell table:style-name="ce7" table:formula="of:=XOR(INDIRECT(&quot;B&quot;&amp;[.H25]);INDIRECT(&quot;B&quot;&amp;[.H26]))+XOR(INDIRECT(&quot;C&quot;&amp;[.H25]);INDIRECT(&quot;C&quot;&amp;[.H26]))+XOR(INDIRECT(&quot;D&quot;&amp;[.H25]);INDIRECT(&quot;D&quot;&amp;[.H26]))+XOR(INDIRECT(&quot;E&quot;&amp;[.H25]);INDIRECT(&quot;E&quot;&amp;[.H26]))+XOR(INDIRECT(&quot;F&quot;&amp;[.H25]);INDIRECT(&quot;F&quot;&amp;[.H26]))+XOR(INDIRECT(&quot;G&quot;&amp;[.H25]);INDIRECT(&quot;G&quot;&amp;[.H26]))+XOR(INDIRECT(&quot;H&quot;&amp;[.H25]);INDIRECT(&quot;H&quot;&amp;[.H26]))+XOR(INDIRECT(&quot;I&quot;&amp;[.H25]);INDIRECT(&quot;I&quot;&amp;[.H26]))+XOR(INDIRECT(&quot;J&quot;&amp;[.H25]);INDIRECT(&quot;J&quot;&amp;[.H26]))+XOR(INDIRECT(&quot;K&quot;&amp;[.H25]);INDIRECT(&quot;K&quot;&amp;[.H26]))+XOR(INDIRECT(&quot;L&quot;&amp;[.H25]);INDIRECT(&quot;L&quot;&amp;[.H26]))+XOR(INDIRECT(&quot;M&quot;&amp;[.H25]);INDIRECT(&quot;M&quot;&amp;[.H26]))+XOR(INDIRECT(&quot;N&quot;&amp;[.H25]);INDIRECT(&quot;N&quot;&amp;[.H26]))+XOR(INDIRECT(&quot;O&quot;&amp;[.H25]);INDIRECT(&quot;O&quot;&amp;[.H26]))+XOR(INDIRECT(&quot;P&quot;&amp;[.H25]);INDIRECT(&quot;P&quot;&amp;[.H26]))+XOR(INDIRECT(&quot;Q&quot;&amp;[.H25]);INDIRECT(&quot;Q&quot;&amp;[.H26]))+XOR(INDIRECT(&quot;R&quot;&amp;[.H25]);INDIRECT(&quot;R&quot;&amp;[.H26]))+XOR(INDIRECT(&quot;S&quot;&amp;[.H25]);INDIRECT(&quot;S&quot;&amp;[.H26]))+XOR(INDIRECT(&quot;T&quot;&amp;[.H25]);INDIRECT(&quot;T&quot;&amp;[.H26]))+XOR(INDIRECT(&quot;U&quot;&amp;[.H25]);INDIRECT(&quot;U&quot;&amp;[.H26]))+XOR(INDIRECT(&quot;V&quot;&amp;[.H25]);INDIRECT(&quot;V&quot;&amp;[.H26]))+XOR(INDIRECT(&quot;W&quot;&amp;[.H25]);INDIRECT(&quot;W&quot;&amp;[.H26]))+XOR(INDIRECT(&quot;X&quot;&amp;[.H25]);INDIRECT(&quot;X&quot;&amp;[.H26]))" office:value-type="boolean" office:boolean-value="9" calcext:value-type="boolean">
            <text:p>VRAI</text:p>
          </table:table-cell>
          <table:table-cell table:style-name="ce7" table:formula="of:=XOR(INDIRECT(&quot;B&quot;&amp;[.I25]);INDIRECT(&quot;B&quot;&amp;[.I26]))+XOR(INDIRECT(&quot;C&quot;&amp;[.I25]);INDIRECT(&quot;C&quot;&amp;[.I26]))+XOR(INDIRECT(&quot;D&quot;&amp;[.I25]);INDIRECT(&quot;D&quot;&amp;[.I26]))+XOR(INDIRECT(&quot;E&quot;&amp;[.I25]);INDIRECT(&quot;E&quot;&amp;[.I26]))+XOR(INDIRECT(&quot;F&quot;&amp;[.I25]);INDIRECT(&quot;F&quot;&amp;[.I26]))+XOR(INDIRECT(&quot;G&quot;&amp;[.I25]);INDIRECT(&quot;G&quot;&amp;[.I26]))+XOR(INDIRECT(&quot;H&quot;&amp;[.I25]);INDIRECT(&quot;H&quot;&amp;[.I26]))+XOR(INDIRECT(&quot;I&quot;&amp;[.I25]);INDIRECT(&quot;I&quot;&amp;[.I26]))+XOR(INDIRECT(&quot;J&quot;&amp;[.I25]);INDIRECT(&quot;J&quot;&amp;[.I26]))+XOR(INDIRECT(&quot;K&quot;&amp;[.I25]);INDIRECT(&quot;K&quot;&amp;[.I26]))+XOR(INDIRECT(&quot;L&quot;&amp;[.I25]);INDIRECT(&quot;L&quot;&amp;[.I26]))+XOR(INDIRECT(&quot;M&quot;&amp;[.I25]);INDIRECT(&quot;M&quot;&amp;[.I26]))+XOR(INDIRECT(&quot;N&quot;&amp;[.I25]);INDIRECT(&quot;N&quot;&amp;[.I26]))+XOR(INDIRECT(&quot;O&quot;&amp;[.I25]);INDIRECT(&quot;O&quot;&amp;[.I26]))+XOR(INDIRECT(&quot;P&quot;&amp;[.I25]);INDIRECT(&quot;P&quot;&amp;[.I26]))+XOR(INDIRECT(&quot;Q&quot;&amp;[.I25]);INDIRECT(&quot;Q&quot;&amp;[.I26]))+XOR(INDIRECT(&quot;R&quot;&amp;[.I25]);INDIRECT(&quot;R&quot;&amp;[.I26]))+XOR(INDIRECT(&quot;S&quot;&amp;[.I25]);INDIRECT(&quot;S&quot;&amp;[.I26]))+XOR(INDIRECT(&quot;T&quot;&amp;[.I25]);INDIRECT(&quot;T&quot;&amp;[.I26]))+XOR(INDIRECT(&quot;U&quot;&amp;[.I25]);INDIRECT(&quot;U&quot;&amp;[.I26]))+XOR(INDIRECT(&quot;V&quot;&amp;[.I25]);INDIRECT(&quot;V&quot;&amp;[.I26]))+XOR(INDIRECT(&quot;W&quot;&amp;[.I25]);INDIRECT(&quot;W&quot;&amp;[.I26]))+XOR(INDIRECT(&quot;X&quot;&amp;[.I25]);INDIRECT(&quot;X&quot;&amp;[.I26]))" office:value-type="boolean" office:boolean-value="8" calcext:value-type="boolean">
            <text:p>VRAI</text:p>
          </table:table-cell>
          <table:table-cell table:style-name="ce7" table:formula="of:=XOR(INDIRECT(&quot;B&quot;&amp;[.J25]);INDIRECT(&quot;B&quot;&amp;[.J26]))+XOR(INDIRECT(&quot;C&quot;&amp;[.J25]);INDIRECT(&quot;C&quot;&amp;[.J26]))+XOR(INDIRECT(&quot;D&quot;&amp;[.J25]);INDIRECT(&quot;D&quot;&amp;[.J26]))+XOR(INDIRECT(&quot;E&quot;&amp;[.J25]);INDIRECT(&quot;E&quot;&amp;[.J26]))+XOR(INDIRECT(&quot;F&quot;&amp;[.J25]);INDIRECT(&quot;F&quot;&amp;[.J26]))+XOR(INDIRECT(&quot;G&quot;&amp;[.J25]);INDIRECT(&quot;G&quot;&amp;[.J26]))+XOR(INDIRECT(&quot;H&quot;&amp;[.J25]);INDIRECT(&quot;H&quot;&amp;[.J26]))+XOR(INDIRECT(&quot;I&quot;&amp;[.J25]);INDIRECT(&quot;I&quot;&amp;[.J26]))+XOR(INDIRECT(&quot;J&quot;&amp;[.J25]);INDIRECT(&quot;J&quot;&amp;[.J26]))+XOR(INDIRECT(&quot;K&quot;&amp;[.J25]);INDIRECT(&quot;K&quot;&amp;[.J26]))+XOR(INDIRECT(&quot;L&quot;&amp;[.J25]);INDIRECT(&quot;L&quot;&amp;[.J26]))+XOR(INDIRECT(&quot;M&quot;&amp;[.J25]);INDIRECT(&quot;M&quot;&amp;[.J26]))+XOR(INDIRECT(&quot;N&quot;&amp;[.J25]);INDIRECT(&quot;N&quot;&amp;[.J26]))+XOR(INDIRECT(&quot;O&quot;&amp;[.J25]);INDIRECT(&quot;O&quot;&amp;[.J26]))+XOR(INDIRECT(&quot;P&quot;&amp;[.J25]);INDIRECT(&quot;P&quot;&amp;[.J26]))+XOR(INDIRECT(&quot;Q&quot;&amp;[.J25]);INDIRECT(&quot;Q&quot;&amp;[.J26]))+XOR(INDIRECT(&quot;R&quot;&amp;[.J25]);INDIRECT(&quot;R&quot;&amp;[.J26]))+XOR(INDIRECT(&quot;S&quot;&amp;[.J25]);INDIRECT(&quot;S&quot;&amp;[.J26]))+XOR(INDIRECT(&quot;T&quot;&amp;[.J25]);INDIRECT(&quot;T&quot;&amp;[.J26]))+XOR(INDIRECT(&quot;U&quot;&amp;[.J25]);INDIRECT(&quot;U&quot;&amp;[.J26]))+XOR(INDIRECT(&quot;V&quot;&amp;[.J25]);INDIRECT(&quot;V&quot;&amp;[.J26]))+XOR(INDIRECT(&quot;W&quot;&amp;[.J25]);INDIRECT(&quot;W&quot;&amp;[.J26]))+XOR(INDIRECT(&quot;X&quot;&amp;[.J25]);INDIRECT(&quot;X&quot;&amp;[.J26]))" office:value-type="boolean" office:boolean-value="true" calcext:value-type="boolean">
            <text:p>VRAI</text:p>
          </table:table-cell>
          <table:table-cell table:style-name="ce7" table:formula="of:=XOR(INDIRECT(&quot;B&quot;&amp;[.K25]);INDIRECT(&quot;B&quot;&amp;[.K26]))+XOR(INDIRECT(&quot;C&quot;&amp;[.K25]);INDIRECT(&quot;C&quot;&amp;[.K26]))+XOR(INDIRECT(&quot;D&quot;&amp;[.K25]);INDIRECT(&quot;D&quot;&amp;[.K26]))+XOR(INDIRECT(&quot;E&quot;&amp;[.K25]);INDIRECT(&quot;E&quot;&amp;[.K26]))+XOR(INDIRECT(&quot;F&quot;&amp;[.K25]);INDIRECT(&quot;F&quot;&amp;[.K26]))+XOR(INDIRECT(&quot;G&quot;&amp;[.K25]);INDIRECT(&quot;G&quot;&amp;[.K26]))+XOR(INDIRECT(&quot;H&quot;&amp;[.K25]);INDIRECT(&quot;H&quot;&amp;[.K26]))+XOR(INDIRECT(&quot;I&quot;&amp;[.K25]);INDIRECT(&quot;I&quot;&amp;[.K26]))+XOR(INDIRECT(&quot;J&quot;&amp;[.K25]);INDIRECT(&quot;J&quot;&amp;[.K26]))+XOR(INDIRECT(&quot;K&quot;&amp;[.K25]);INDIRECT(&quot;K&quot;&amp;[.K26]))+XOR(INDIRECT(&quot;L&quot;&amp;[.K25]);INDIRECT(&quot;L&quot;&amp;[.K26]))+XOR(INDIRECT(&quot;M&quot;&amp;[.K25]);INDIRECT(&quot;M&quot;&amp;[.K26]))+XOR(INDIRECT(&quot;N&quot;&amp;[.K25]);INDIRECT(&quot;N&quot;&amp;[.K26]))+XOR(INDIRECT(&quot;O&quot;&amp;[.K25]);INDIRECT(&quot;O&quot;&amp;[.K26]))+XOR(INDIRECT(&quot;P&quot;&amp;[.K25]);INDIRECT(&quot;P&quot;&amp;[.K26]))+XOR(INDIRECT(&quot;Q&quot;&amp;[.K25]);INDIRECT(&quot;Q&quot;&amp;[.K26]))+XOR(INDIRECT(&quot;R&quot;&amp;[.K25]);INDIRECT(&quot;R&quot;&amp;[.K26]))+XOR(INDIRECT(&quot;S&quot;&amp;[.K25]);INDIRECT(&quot;S&quot;&amp;[.K26]))+XOR(INDIRECT(&quot;T&quot;&amp;[.K25]);INDIRECT(&quot;T&quot;&amp;[.K26]))+XOR(INDIRECT(&quot;U&quot;&amp;[.K25]);INDIRECT(&quot;U&quot;&amp;[.K26]))+XOR(INDIRECT(&quot;V&quot;&amp;[.K25]);INDIRECT(&quot;V&quot;&amp;[.K26]))+XOR(INDIRECT(&quot;W&quot;&amp;[.K25]);INDIRECT(&quot;W&quot;&amp;[.K26]))+XOR(INDIRECT(&quot;X&quot;&amp;[.K25]);INDIRECT(&quot;X&quot;&amp;[.K26]))" office:value-type="boolean" office:boolean-value="2" calcext:value-type="boolean">
            <text:p>VRAI</text:p>
          </table:table-cell>
          <table:table-cell table:style-name="ce7" table:formula="of:=XOR(INDIRECT(&quot;B&quot;&amp;[.L25]);INDIRECT(&quot;B&quot;&amp;[.L26]))+XOR(INDIRECT(&quot;C&quot;&amp;[.L25]);INDIRECT(&quot;C&quot;&amp;[.L26]))+XOR(INDIRECT(&quot;D&quot;&amp;[.L25]);INDIRECT(&quot;D&quot;&amp;[.L26]))+XOR(INDIRECT(&quot;E&quot;&amp;[.L25]);INDIRECT(&quot;E&quot;&amp;[.L26]))+XOR(INDIRECT(&quot;F&quot;&amp;[.L25]);INDIRECT(&quot;F&quot;&amp;[.L26]))+XOR(INDIRECT(&quot;G&quot;&amp;[.L25]);INDIRECT(&quot;G&quot;&amp;[.L26]))+XOR(INDIRECT(&quot;H&quot;&amp;[.L25]);INDIRECT(&quot;H&quot;&amp;[.L26]))+XOR(INDIRECT(&quot;I&quot;&amp;[.L25]);INDIRECT(&quot;I&quot;&amp;[.L26]))+XOR(INDIRECT(&quot;J&quot;&amp;[.L25]);INDIRECT(&quot;J&quot;&amp;[.L26]))+XOR(INDIRECT(&quot;K&quot;&amp;[.L25]);INDIRECT(&quot;K&quot;&amp;[.L26]))+XOR(INDIRECT(&quot;L&quot;&amp;[.L25]);INDIRECT(&quot;L&quot;&amp;[.L26]))+XOR(INDIRECT(&quot;M&quot;&amp;[.L25]);INDIRECT(&quot;M&quot;&amp;[.L26]))+XOR(INDIRECT(&quot;N&quot;&amp;[.L25]);INDIRECT(&quot;N&quot;&amp;[.L26]))+XOR(INDIRECT(&quot;O&quot;&amp;[.L25]);INDIRECT(&quot;O&quot;&amp;[.L26]))+XOR(INDIRECT(&quot;P&quot;&amp;[.L25]);INDIRECT(&quot;P&quot;&amp;[.L26]))+XOR(INDIRECT(&quot;Q&quot;&amp;[.L25]);INDIRECT(&quot;Q&quot;&amp;[.L26]))+XOR(INDIRECT(&quot;R&quot;&amp;[.L25]);INDIRECT(&quot;R&quot;&amp;[.L26]))+XOR(INDIRECT(&quot;S&quot;&amp;[.L25]);INDIRECT(&quot;S&quot;&amp;[.L26]))+XOR(INDIRECT(&quot;T&quot;&amp;[.L25]);INDIRECT(&quot;T&quot;&amp;[.L26]))+XOR(INDIRECT(&quot;U&quot;&amp;[.L25]);INDIRECT(&quot;U&quot;&amp;[.L26]))+XOR(INDIRECT(&quot;V&quot;&amp;[.L25]);INDIRECT(&quot;V&quot;&amp;[.L26]))+XOR(INDIRECT(&quot;W&quot;&amp;[.L25]);INDIRECT(&quot;W&quot;&amp;[.L26]))+XOR(INDIRECT(&quot;X&quot;&amp;[.L25]);INDIRECT(&quot;X&quot;&amp;[.L26]))" office:value-type="boolean" office:boolean-value="9" calcext:value-type="boolean">
            <text:p>VRAI</text:p>
          </table:table-cell>
          <table:table-cell table:style-name="ce7" table:formula="of:=XOR(INDIRECT(&quot;B&quot;&amp;[.M25]);INDIRECT(&quot;B&quot;&amp;[.M26]))+XOR(INDIRECT(&quot;C&quot;&amp;[.M25]);INDIRECT(&quot;C&quot;&amp;[.M26]))+XOR(INDIRECT(&quot;D&quot;&amp;[.M25]);INDIRECT(&quot;D&quot;&amp;[.M26]))+XOR(INDIRECT(&quot;E&quot;&amp;[.M25]);INDIRECT(&quot;E&quot;&amp;[.M26]))+XOR(INDIRECT(&quot;F&quot;&amp;[.M25]);INDIRECT(&quot;F&quot;&amp;[.M26]))+XOR(INDIRECT(&quot;G&quot;&amp;[.M25]);INDIRECT(&quot;G&quot;&amp;[.M26]))+XOR(INDIRECT(&quot;H&quot;&amp;[.M25]);INDIRECT(&quot;H&quot;&amp;[.M26]))+XOR(INDIRECT(&quot;I&quot;&amp;[.M25]);INDIRECT(&quot;I&quot;&amp;[.M26]))+XOR(INDIRECT(&quot;J&quot;&amp;[.M25]);INDIRECT(&quot;J&quot;&amp;[.M26]))+XOR(INDIRECT(&quot;K&quot;&amp;[.M25]);INDIRECT(&quot;K&quot;&amp;[.M26]))+XOR(INDIRECT(&quot;L&quot;&amp;[.M25]);INDIRECT(&quot;L&quot;&amp;[.M26]))+XOR(INDIRECT(&quot;M&quot;&amp;[.M25]);INDIRECT(&quot;M&quot;&amp;[.M26]))+XOR(INDIRECT(&quot;N&quot;&amp;[.M25]);INDIRECT(&quot;N&quot;&amp;[.M26]))+XOR(INDIRECT(&quot;O&quot;&amp;[.M25]);INDIRECT(&quot;O&quot;&amp;[.M26]))+XOR(INDIRECT(&quot;P&quot;&amp;[.M25]);INDIRECT(&quot;P&quot;&amp;[.M26]))+XOR(INDIRECT(&quot;Q&quot;&amp;[.M25]);INDIRECT(&quot;Q&quot;&amp;[.M26]))+XOR(INDIRECT(&quot;R&quot;&amp;[.M25]);INDIRECT(&quot;R&quot;&amp;[.M26]))+XOR(INDIRECT(&quot;S&quot;&amp;[.M25]);INDIRECT(&quot;S&quot;&amp;[.M26]))+XOR(INDIRECT(&quot;T&quot;&amp;[.M25]);INDIRECT(&quot;T&quot;&amp;[.M26]))+XOR(INDIRECT(&quot;U&quot;&amp;[.M25]);INDIRECT(&quot;U&quot;&amp;[.M26]))+XOR(INDIRECT(&quot;V&quot;&amp;[.M25]);INDIRECT(&quot;V&quot;&amp;[.M26]))+XOR(INDIRECT(&quot;W&quot;&amp;[.M25]);INDIRECT(&quot;W&quot;&amp;[.M26]))+XOR(INDIRECT(&quot;X&quot;&amp;[.M25]);INDIRECT(&quot;X&quot;&amp;[.M26]))" office:value-type="boolean" office:boolean-value="3" calcext:value-type="boolean">
            <text:p>VRAI</text:p>
          </table:table-cell>
          <table:table-cell table:style-name="ce7" table:formula="of:=XOR(INDIRECT(&quot;B&quot;&amp;[.N25]);INDIRECT(&quot;B&quot;&amp;[.N26]))+XOR(INDIRECT(&quot;C&quot;&amp;[.N25]);INDIRECT(&quot;C&quot;&amp;[.N26]))+XOR(INDIRECT(&quot;D&quot;&amp;[.N25]);INDIRECT(&quot;D&quot;&amp;[.N26]))+XOR(INDIRECT(&quot;E&quot;&amp;[.N25]);INDIRECT(&quot;E&quot;&amp;[.N26]))+XOR(INDIRECT(&quot;F&quot;&amp;[.N25]);INDIRECT(&quot;F&quot;&amp;[.N26]))+XOR(INDIRECT(&quot;G&quot;&amp;[.N25]);INDIRECT(&quot;G&quot;&amp;[.N26]))+XOR(INDIRECT(&quot;H&quot;&amp;[.N25]);INDIRECT(&quot;H&quot;&amp;[.N26]))+XOR(INDIRECT(&quot;I&quot;&amp;[.N25]);INDIRECT(&quot;I&quot;&amp;[.N26]))+XOR(INDIRECT(&quot;J&quot;&amp;[.N25]);INDIRECT(&quot;J&quot;&amp;[.N26]))+XOR(INDIRECT(&quot;K&quot;&amp;[.N25]);INDIRECT(&quot;K&quot;&amp;[.N26]))+XOR(INDIRECT(&quot;L&quot;&amp;[.N25]);INDIRECT(&quot;L&quot;&amp;[.N26]))+XOR(INDIRECT(&quot;M&quot;&amp;[.N25]);INDIRECT(&quot;M&quot;&amp;[.N26]))+XOR(INDIRECT(&quot;N&quot;&amp;[.N25]);INDIRECT(&quot;N&quot;&amp;[.N26]))+XOR(INDIRECT(&quot;O&quot;&amp;[.N25]);INDIRECT(&quot;O&quot;&amp;[.N26]))+XOR(INDIRECT(&quot;P&quot;&amp;[.N25]);INDIRECT(&quot;P&quot;&amp;[.N26]))+XOR(INDIRECT(&quot;Q&quot;&amp;[.N25]);INDIRECT(&quot;Q&quot;&amp;[.N26]))+XOR(INDIRECT(&quot;R&quot;&amp;[.N25]);INDIRECT(&quot;R&quot;&amp;[.N26]))+XOR(INDIRECT(&quot;S&quot;&amp;[.N25]);INDIRECT(&quot;S&quot;&amp;[.N26]))+XOR(INDIRECT(&quot;T&quot;&amp;[.N25]);INDIRECT(&quot;T&quot;&amp;[.N26]))+XOR(INDIRECT(&quot;U&quot;&amp;[.N25]);INDIRECT(&quot;U&quot;&amp;[.N26]))+XOR(INDIRECT(&quot;V&quot;&amp;[.N25]);INDIRECT(&quot;V&quot;&amp;[.N26]))+XOR(INDIRECT(&quot;W&quot;&amp;[.N25]);INDIRECT(&quot;W&quot;&amp;[.N26]))+XOR(INDIRECT(&quot;X&quot;&amp;[.N25]);INDIRECT(&quot;X&quot;&amp;[.N26]))" office:value-type="boolean" office:boolean-value="3" calcext:value-type="boolean">
            <text:p>VRAI</text:p>
          </table:table-cell>
          <table:table-cell table:style-name="ce7" table:formula="of:=XOR(INDIRECT(&quot;B&quot;&amp;[.O25]);INDIRECT(&quot;B&quot;&amp;[.O26]))+XOR(INDIRECT(&quot;C&quot;&amp;[.O25]);INDIRECT(&quot;C&quot;&amp;[.O26]))+XOR(INDIRECT(&quot;D&quot;&amp;[.O25]);INDIRECT(&quot;D&quot;&amp;[.O26]))+XOR(INDIRECT(&quot;E&quot;&amp;[.O25]);INDIRECT(&quot;E&quot;&amp;[.O26]))+XOR(INDIRECT(&quot;F&quot;&amp;[.O25]);INDIRECT(&quot;F&quot;&amp;[.O26]))+XOR(INDIRECT(&quot;G&quot;&amp;[.O25]);INDIRECT(&quot;G&quot;&amp;[.O26]))+XOR(INDIRECT(&quot;H&quot;&amp;[.O25]);INDIRECT(&quot;H&quot;&amp;[.O26]))+XOR(INDIRECT(&quot;I&quot;&amp;[.O25]);INDIRECT(&quot;I&quot;&amp;[.O26]))+XOR(INDIRECT(&quot;J&quot;&amp;[.O25]);INDIRECT(&quot;J&quot;&amp;[.O26]))+XOR(INDIRECT(&quot;K&quot;&amp;[.O25]);INDIRECT(&quot;K&quot;&amp;[.O26]))+XOR(INDIRECT(&quot;L&quot;&amp;[.O25]);INDIRECT(&quot;L&quot;&amp;[.O26]))+XOR(INDIRECT(&quot;M&quot;&amp;[.O25]);INDIRECT(&quot;M&quot;&amp;[.O26]))+XOR(INDIRECT(&quot;N&quot;&amp;[.O25]);INDIRECT(&quot;N&quot;&amp;[.O26]))+XOR(INDIRECT(&quot;O&quot;&amp;[.O25]);INDIRECT(&quot;O&quot;&amp;[.O26]))+XOR(INDIRECT(&quot;P&quot;&amp;[.O25]);INDIRECT(&quot;P&quot;&amp;[.O26]))+XOR(INDIRECT(&quot;Q&quot;&amp;[.O25]);INDIRECT(&quot;Q&quot;&amp;[.O26]))+XOR(INDIRECT(&quot;R&quot;&amp;[.O25]);INDIRECT(&quot;R&quot;&amp;[.O26]))+XOR(INDIRECT(&quot;S&quot;&amp;[.O25]);INDIRECT(&quot;S&quot;&amp;[.O26]))+XOR(INDIRECT(&quot;T&quot;&amp;[.O25]);INDIRECT(&quot;T&quot;&amp;[.O26]))+XOR(INDIRECT(&quot;U&quot;&amp;[.O25]);INDIRECT(&quot;U&quot;&amp;[.O26]))+XOR(INDIRECT(&quot;V&quot;&amp;[.O25]);INDIRECT(&quot;V&quot;&amp;[.O26]))+XOR(INDIRECT(&quot;W&quot;&amp;[.O25]);INDIRECT(&quot;W&quot;&amp;[.O26]))+XOR(INDIRECT(&quot;X&quot;&amp;[.O25]);INDIRECT(&quot;X&quot;&amp;[.O26]))" office:value-type="boolean" office:boolean-value="4" calcext:value-type="boolean">
            <text:p>VRAI</text:p>
          </table:table-cell>
          <table:table-cell table:style-name="ce7" table:formula="of:=XOR(INDIRECT(&quot;B&quot;&amp;[.P25]);INDIRECT(&quot;B&quot;&amp;[.P26]))+XOR(INDIRECT(&quot;C&quot;&amp;[.P25]);INDIRECT(&quot;C&quot;&amp;[.P26]))+XOR(INDIRECT(&quot;D&quot;&amp;[.P25]);INDIRECT(&quot;D&quot;&amp;[.P26]))+XOR(INDIRECT(&quot;E&quot;&amp;[.P25]);INDIRECT(&quot;E&quot;&amp;[.P26]))+XOR(INDIRECT(&quot;F&quot;&amp;[.P25]);INDIRECT(&quot;F&quot;&amp;[.P26]))+XOR(INDIRECT(&quot;G&quot;&amp;[.P25]);INDIRECT(&quot;G&quot;&amp;[.P26]))+XOR(INDIRECT(&quot;H&quot;&amp;[.P25]);INDIRECT(&quot;H&quot;&amp;[.P26]))+XOR(INDIRECT(&quot;I&quot;&amp;[.P25]);INDIRECT(&quot;I&quot;&amp;[.P26]))+XOR(INDIRECT(&quot;J&quot;&amp;[.P25]);INDIRECT(&quot;J&quot;&amp;[.P26]))+XOR(INDIRECT(&quot;K&quot;&amp;[.P25]);INDIRECT(&quot;K&quot;&amp;[.P26]))+XOR(INDIRECT(&quot;L&quot;&amp;[.P25]);INDIRECT(&quot;L&quot;&amp;[.P26]))+XOR(INDIRECT(&quot;M&quot;&amp;[.P25]);INDIRECT(&quot;M&quot;&amp;[.P26]))+XOR(INDIRECT(&quot;N&quot;&amp;[.P25]);INDIRECT(&quot;N&quot;&amp;[.P26]))+XOR(INDIRECT(&quot;O&quot;&amp;[.P25]);INDIRECT(&quot;O&quot;&amp;[.P26]))+XOR(INDIRECT(&quot;P&quot;&amp;[.P25]);INDIRECT(&quot;P&quot;&amp;[.P26]))+XOR(INDIRECT(&quot;Q&quot;&amp;[.P25]);INDIRECT(&quot;Q&quot;&amp;[.P26]))+XOR(INDIRECT(&quot;R&quot;&amp;[.P25]);INDIRECT(&quot;R&quot;&amp;[.P26]))+XOR(INDIRECT(&quot;S&quot;&amp;[.P25]);INDIRECT(&quot;S&quot;&amp;[.P26]))+XOR(INDIRECT(&quot;T&quot;&amp;[.P25]);INDIRECT(&quot;T&quot;&amp;[.P26]))+XOR(INDIRECT(&quot;U&quot;&amp;[.P25]);INDIRECT(&quot;U&quot;&amp;[.P26]))+XOR(INDIRECT(&quot;V&quot;&amp;[.P25]);INDIRECT(&quot;V&quot;&amp;[.P26]))+XOR(INDIRECT(&quot;W&quot;&amp;[.P25]);INDIRECT(&quot;W&quot;&amp;[.P26]))+XOR(INDIRECT(&quot;X&quot;&amp;[.P25]);INDIRECT(&quot;X&quot;&amp;[.P26]))" office:value-type="boolean" office:boolean-value="2" calcext:value-type="boolean">
            <text:p>VRAI</text:p>
          </table:table-cell>
          <table:table-cell table:style-name="ce7" table:formula="of:=XOR(INDIRECT(&quot;B&quot;&amp;[.Q25]);INDIRECT(&quot;B&quot;&amp;[.Q26]))+XOR(INDIRECT(&quot;C&quot;&amp;[.Q25]);INDIRECT(&quot;C&quot;&amp;[.Q26]))+XOR(INDIRECT(&quot;D&quot;&amp;[.Q25]);INDIRECT(&quot;D&quot;&amp;[.Q26]))+XOR(INDIRECT(&quot;E&quot;&amp;[.Q25]);INDIRECT(&quot;E&quot;&amp;[.Q26]))+XOR(INDIRECT(&quot;F&quot;&amp;[.Q25]);INDIRECT(&quot;F&quot;&amp;[.Q26]))+XOR(INDIRECT(&quot;G&quot;&amp;[.Q25]);INDIRECT(&quot;G&quot;&amp;[.Q26]))+XOR(INDIRECT(&quot;H&quot;&amp;[.Q25]);INDIRECT(&quot;H&quot;&amp;[.Q26]))+XOR(INDIRECT(&quot;I&quot;&amp;[.Q25]);INDIRECT(&quot;I&quot;&amp;[.Q26]))+XOR(INDIRECT(&quot;J&quot;&amp;[.Q25]);INDIRECT(&quot;J&quot;&amp;[.Q26]))+XOR(INDIRECT(&quot;K&quot;&amp;[.Q25]);INDIRECT(&quot;K&quot;&amp;[.Q26]))+XOR(INDIRECT(&quot;L&quot;&amp;[.Q25]);INDIRECT(&quot;L&quot;&amp;[.Q26]))+XOR(INDIRECT(&quot;M&quot;&amp;[.Q25]);INDIRECT(&quot;M&quot;&amp;[.Q26]))+XOR(INDIRECT(&quot;N&quot;&amp;[.Q25]);INDIRECT(&quot;N&quot;&amp;[.Q26]))+XOR(INDIRECT(&quot;O&quot;&amp;[.Q25]);INDIRECT(&quot;O&quot;&amp;[.Q26]))+XOR(INDIRECT(&quot;P&quot;&amp;[.Q25]);INDIRECT(&quot;P&quot;&amp;[.Q26]))+XOR(INDIRECT(&quot;Q&quot;&amp;[.Q25]);INDIRECT(&quot;Q&quot;&amp;[.Q26]))+XOR(INDIRECT(&quot;R&quot;&amp;[.Q25]);INDIRECT(&quot;R&quot;&amp;[.Q26]))+XOR(INDIRECT(&quot;S&quot;&amp;[.Q25]);INDIRECT(&quot;S&quot;&amp;[.Q26]))+XOR(INDIRECT(&quot;T&quot;&amp;[.Q25]);INDIRECT(&quot;T&quot;&amp;[.Q26]))+XOR(INDIRECT(&quot;U&quot;&amp;[.Q25]);INDIRECT(&quot;U&quot;&amp;[.Q26]))+XOR(INDIRECT(&quot;V&quot;&amp;[.Q25]);INDIRECT(&quot;V&quot;&amp;[.Q26]))+XOR(INDIRECT(&quot;W&quot;&amp;[.Q25]);INDIRECT(&quot;W&quot;&amp;[.Q26]))+XOR(INDIRECT(&quot;X&quot;&amp;[.Q25]);INDIRECT(&quot;X&quot;&amp;[.Q26]))" office:value-type="boolean" office:boolean-value="true" calcext:value-type="boolean">
            <text:p>VRAI</text:p>
          </table:table-cell>
          <table:table-cell table:style-name="ce7" table:formula="of:=XOR(INDIRECT(&quot;B&quot;&amp;[.R25]);INDIRECT(&quot;B&quot;&amp;[.R26]))+XOR(INDIRECT(&quot;C&quot;&amp;[.R25]);INDIRECT(&quot;C&quot;&amp;[.R26]))+XOR(INDIRECT(&quot;D&quot;&amp;[.R25]);INDIRECT(&quot;D&quot;&amp;[.R26]))+XOR(INDIRECT(&quot;E&quot;&amp;[.R25]);INDIRECT(&quot;E&quot;&amp;[.R26]))+XOR(INDIRECT(&quot;F&quot;&amp;[.R25]);INDIRECT(&quot;F&quot;&amp;[.R26]))+XOR(INDIRECT(&quot;G&quot;&amp;[.R25]);INDIRECT(&quot;G&quot;&amp;[.R26]))+XOR(INDIRECT(&quot;H&quot;&amp;[.R25]);INDIRECT(&quot;H&quot;&amp;[.R26]))+XOR(INDIRECT(&quot;I&quot;&amp;[.R25]);INDIRECT(&quot;I&quot;&amp;[.R26]))+XOR(INDIRECT(&quot;J&quot;&amp;[.R25]);INDIRECT(&quot;J&quot;&amp;[.R26]))+XOR(INDIRECT(&quot;K&quot;&amp;[.R25]);INDIRECT(&quot;K&quot;&amp;[.R26]))+XOR(INDIRECT(&quot;L&quot;&amp;[.R25]);INDIRECT(&quot;L&quot;&amp;[.R26]))+XOR(INDIRECT(&quot;M&quot;&amp;[.R25]);INDIRECT(&quot;M&quot;&amp;[.R26]))+XOR(INDIRECT(&quot;N&quot;&amp;[.R25]);INDIRECT(&quot;N&quot;&amp;[.R26]))+XOR(INDIRECT(&quot;O&quot;&amp;[.R25]);INDIRECT(&quot;O&quot;&amp;[.R26]))+XOR(INDIRECT(&quot;P&quot;&amp;[.R25]);INDIRECT(&quot;P&quot;&amp;[.R26]))+XOR(INDIRECT(&quot;Q&quot;&amp;[.R25]);INDIRECT(&quot;Q&quot;&amp;[.R26]))+XOR(INDIRECT(&quot;R&quot;&amp;[.R25]);INDIRECT(&quot;R&quot;&amp;[.R26]))+XOR(INDIRECT(&quot;S&quot;&amp;[.R25]);INDIRECT(&quot;S&quot;&amp;[.R26]))+XOR(INDIRECT(&quot;T&quot;&amp;[.R25]);INDIRECT(&quot;T&quot;&amp;[.R26]))+XOR(INDIRECT(&quot;U&quot;&amp;[.R25]);INDIRECT(&quot;U&quot;&amp;[.R26]))+XOR(INDIRECT(&quot;V&quot;&amp;[.R25]);INDIRECT(&quot;V&quot;&amp;[.R26]))+XOR(INDIRECT(&quot;W&quot;&amp;[.R25]);INDIRECT(&quot;W&quot;&amp;[.R26]))+XOR(INDIRECT(&quot;X&quot;&amp;[.R25]);INDIRECT(&quot;X&quot;&amp;[.R26]))" office:value-type="boolean" office:boolean-value="true" calcext:value-type="boolean">
            <text:p>VRAI</text:p>
          </table:table-cell>
          <table:table-cell table:style-name="ce7" table:formula="of:=XOR(INDIRECT(&quot;B&quot;&amp;[.S25]);INDIRECT(&quot;B&quot;&amp;[.S26]))+XOR(INDIRECT(&quot;C&quot;&amp;[.S25]);INDIRECT(&quot;C&quot;&amp;[.S26]))+XOR(INDIRECT(&quot;D&quot;&amp;[.S25]);INDIRECT(&quot;D&quot;&amp;[.S26]))+XOR(INDIRECT(&quot;E&quot;&amp;[.S25]);INDIRECT(&quot;E&quot;&amp;[.S26]))+XOR(INDIRECT(&quot;F&quot;&amp;[.S25]);INDIRECT(&quot;F&quot;&amp;[.S26]))+XOR(INDIRECT(&quot;G&quot;&amp;[.S25]);INDIRECT(&quot;G&quot;&amp;[.S26]))+XOR(INDIRECT(&quot;H&quot;&amp;[.S25]);INDIRECT(&quot;H&quot;&amp;[.S26]))+XOR(INDIRECT(&quot;I&quot;&amp;[.S25]);INDIRECT(&quot;I&quot;&amp;[.S26]))+XOR(INDIRECT(&quot;J&quot;&amp;[.S25]);INDIRECT(&quot;J&quot;&amp;[.S26]))+XOR(INDIRECT(&quot;K&quot;&amp;[.S25]);INDIRECT(&quot;K&quot;&amp;[.S26]))+XOR(INDIRECT(&quot;L&quot;&amp;[.S25]);INDIRECT(&quot;L&quot;&amp;[.S26]))+XOR(INDIRECT(&quot;M&quot;&amp;[.S25]);INDIRECT(&quot;M&quot;&amp;[.S26]))+XOR(INDIRECT(&quot;N&quot;&amp;[.S25]);INDIRECT(&quot;N&quot;&amp;[.S26]))+XOR(INDIRECT(&quot;O&quot;&amp;[.S25]);INDIRECT(&quot;O&quot;&amp;[.S26]))+XOR(INDIRECT(&quot;P&quot;&amp;[.S25]);INDIRECT(&quot;P&quot;&amp;[.S26]))+XOR(INDIRECT(&quot;Q&quot;&amp;[.S25]);INDIRECT(&quot;Q&quot;&amp;[.S26]))+XOR(INDIRECT(&quot;R&quot;&amp;[.S25]);INDIRECT(&quot;R&quot;&amp;[.S26]))+XOR(INDIRECT(&quot;S&quot;&amp;[.S25]);INDIRECT(&quot;S&quot;&amp;[.S26]))+XOR(INDIRECT(&quot;T&quot;&amp;[.S25]);INDIRECT(&quot;T&quot;&amp;[.S26]))+XOR(INDIRECT(&quot;U&quot;&amp;[.S25]);INDIRECT(&quot;U&quot;&amp;[.S26]))+XOR(INDIRECT(&quot;V&quot;&amp;[.S25]);INDIRECT(&quot;V&quot;&amp;[.S26]))+XOR(INDIRECT(&quot;W&quot;&amp;[.S25]);INDIRECT(&quot;W&quot;&amp;[.S26]))+XOR(INDIRECT(&quot;X&quot;&amp;[.S25]);INDIRECT(&quot;X&quot;&amp;[.S26]))" office:value-type="boolean" office:boolean-value="2" calcext:value-type="boolean">
            <text:p>VRAI</text:p>
          </table:table-cell>
          <table:table-cell table:style-name="ce7" table:formula="of:=XOR(INDIRECT(&quot;B&quot;&amp;[.T25]);INDIRECT(&quot;B&quot;&amp;[.T26]))+XOR(INDIRECT(&quot;C&quot;&amp;[.T25]);INDIRECT(&quot;C&quot;&amp;[.T26]))+XOR(INDIRECT(&quot;D&quot;&amp;[.T25]);INDIRECT(&quot;D&quot;&amp;[.T26]))+XOR(INDIRECT(&quot;E&quot;&amp;[.T25]);INDIRECT(&quot;E&quot;&amp;[.T26]))+XOR(INDIRECT(&quot;F&quot;&amp;[.T25]);INDIRECT(&quot;F&quot;&amp;[.T26]))+XOR(INDIRECT(&quot;G&quot;&amp;[.T25]);INDIRECT(&quot;G&quot;&amp;[.T26]))+XOR(INDIRECT(&quot;H&quot;&amp;[.T25]);INDIRECT(&quot;H&quot;&amp;[.T26]))+XOR(INDIRECT(&quot;I&quot;&amp;[.T25]);INDIRECT(&quot;I&quot;&amp;[.T26]))+XOR(INDIRECT(&quot;J&quot;&amp;[.T25]);INDIRECT(&quot;J&quot;&amp;[.T26]))+XOR(INDIRECT(&quot;K&quot;&amp;[.T25]);INDIRECT(&quot;K&quot;&amp;[.T26]))+XOR(INDIRECT(&quot;L&quot;&amp;[.T25]);INDIRECT(&quot;L&quot;&amp;[.T26]))+XOR(INDIRECT(&quot;M&quot;&amp;[.T25]);INDIRECT(&quot;M&quot;&amp;[.T26]))+XOR(INDIRECT(&quot;N&quot;&amp;[.T25]);INDIRECT(&quot;N&quot;&amp;[.T26]))+XOR(INDIRECT(&quot;O&quot;&amp;[.T25]);INDIRECT(&quot;O&quot;&amp;[.T26]))+XOR(INDIRECT(&quot;P&quot;&amp;[.T25]);INDIRECT(&quot;P&quot;&amp;[.T26]))+XOR(INDIRECT(&quot;Q&quot;&amp;[.T25]);INDIRECT(&quot;Q&quot;&amp;[.T26]))+XOR(INDIRECT(&quot;R&quot;&amp;[.T25]);INDIRECT(&quot;R&quot;&amp;[.T26]))+XOR(INDIRECT(&quot;S&quot;&amp;[.T25]);INDIRECT(&quot;S&quot;&amp;[.T26]))+XOR(INDIRECT(&quot;T&quot;&amp;[.T25]);INDIRECT(&quot;T&quot;&amp;[.T26]))+XOR(INDIRECT(&quot;U&quot;&amp;[.T25]);INDIRECT(&quot;U&quot;&amp;[.T26]))+XOR(INDIRECT(&quot;V&quot;&amp;[.T25]);INDIRECT(&quot;V&quot;&amp;[.T26]))+XOR(INDIRECT(&quot;W&quot;&amp;[.T25]);INDIRECT(&quot;W&quot;&amp;[.T26]))+XOR(INDIRECT(&quot;X&quot;&amp;[.T25]);INDIRECT(&quot;X&quot;&amp;[.T26]))" office:value-type="boolean" office:boolean-value="true" calcext:value-type="boolean">
            <text:p>VRAI</text:p>
          </table:table-cell>
          <table:table-cell table:style-name="ce7" table:formula="of:=XOR(INDIRECT(&quot;B&quot;&amp;[.U25]);INDIRECT(&quot;B&quot;&amp;[.U26]))+XOR(INDIRECT(&quot;C&quot;&amp;[.U25]);INDIRECT(&quot;C&quot;&amp;[.U26]))+XOR(INDIRECT(&quot;D&quot;&amp;[.U25]);INDIRECT(&quot;D&quot;&amp;[.U26]))+XOR(INDIRECT(&quot;E&quot;&amp;[.U25]);INDIRECT(&quot;E&quot;&amp;[.U26]))+XOR(INDIRECT(&quot;F&quot;&amp;[.U25]);INDIRECT(&quot;F&quot;&amp;[.U26]))+XOR(INDIRECT(&quot;G&quot;&amp;[.U25]);INDIRECT(&quot;G&quot;&amp;[.U26]))+XOR(INDIRECT(&quot;H&quot;&amp;[.U25]);INDIRECT(&quot;H&quot;&amp;[.U26]))+XOR(INDIRECT(&quot;I&quot;&amp;[.U25]);INDIRECT(&quot;I&quot;&amp;[.U26]))+XOR(INDIRECT(&quot;J&quot;&amp;[.U25]);INDIRECT(&quot;J&quot;&amp;[.U26]))+XOR(INDIRECT(&quot;K&quot;&amp;[.U25]);INDIRECT(&quot;K&quot;&amp;[.U26]))+XOR(INDIRECT(&quot;L&quot;&amp;[.U25]);INDIRECT(&quot;L&quot;&amp;[.U26]))+XOR(INDIRECT(&quot;M&quot;&amp;[.U25]);INDIRECT(&quot;M&quot;&amp;[.U26]))+XOR(INDIRECT(&quot;N&quot;&amp;[.U25]);INDIRECT(&quot;N&quot;&amp;[.U26]))+XOR(INDIRECT(&quot;O&quot;&amp;[.U25]);INDIRECT(&quot;O&quot;&amp;[.U26]))+XOR(INDIRECT(&quot;P&quot;&amp;[.U25]);INDIRECT(&quot;P&quot;&amp;[.U26]))+XOR(INDIRECT(&quot;Q&quot;&amp;[.U25]);INDIRECT(&quot;Q&quot;&amp;[.U26]))+XOR(INDIRECT(&quot;R&quot;&amp;[.U25]);INDIRECT(&quot;R&quot;&amp;[.U26]))+XOR(INDIRECT(&quot;S&quot;&amp;[.U25]);INDIRECT(&quot;S&quot;&amp;[.U26]))+XOR(INDIRECT(&quot;T&quot;&amp;[.U25]);INDIRECT(&quot;T&quot;&amp;[.U26]))+XOR(INDIRECT(&quot;U&quot;&amp;[.U25]);INDIRECT(&quot;U&quot;&amp;[.U26]))+XOR(INDIRECT(&quot;V&quot;&amp;[.U25]);INDIRECT(&quot;V&quot;&amp;[.U26]))+XOR(INDIRECT(&quot;W&quot;&amp;[.U25]);INDIRECT(&quot;W&quot;&amp;[.U26]))+XOR(INDIRECT(&quot;X&quot;&amp;[.U25]);INDIRECT(&quot;X&quot;&amp;[.U26]))" office:value-type="boolean" office:boolean-value="true" calcext:value-type="boolean">
            <text:p>VRAI</text:p>
          </table:table-cell>
          <table:table-cell table:style-name="ce7" table:formula="of:=XOR(INDIRECT(&quot;B&quot;&amp;[.V25]);INDIRECT(&quot;B&quot;&amp;[.V26]))+XOR(INDIRECT(&quot;C&quot;&amp;[.V25]);INDIRECT(&quot;C&quot;&amp;[.V26]))+XOR(INDIRECT(&quot;D&quot;&amp;[.V25]);INDIRECT(&quot;D&quot;&amp;[.V26]))+XOR(INDIRECT(&quot;E&quot;&amp;[.V25]);INDIRECT(&quot;E&quot;&amp;[.V26]))+XOR(INDIRECT(&quot;F&quot;&amp;[.V25]);INDIRECT(&quot;F&quot;&amp;[.V26]))+XOR(INDIRECT(&quot;G&quot;&amp;[.V25]);INDIRECT(&quot;G&quot;&amp;[.V26]))+XOR(INDIRECT(&quot;H&quot;&amp;[.V25]);INDIRECT(&quot;H&quot;&amp;[.V26]))+XOR(INDIRECT(&quot;I&quot;&amp;[.V25]);INDIRECT(&quot;I&quot;&amp;[.V26]))+XOR(INDIRECT(&quot;J&quot;&amp;[.V25]);INDIRECT(&quot;J&quot;&amp;[.V26]))+XOR(INDIRECT(&quot;K&quot;&amp;[.V25]);INDIRECT(&quot;K&quot;&amp;[.V26]))+XOR(INDIRECT(&quot;L&quot;&amp;[.V25]);INDIRECT(&quot;L&quot;&amp;[.V26]))+XOR(INDIRECT(&quot;M&quot;&amp;[.V25]);INDIRECT(&quot;M&quot;&amp;[.V26]))+XOR(INDIRECT(&quot;N&quot;&amp;[.V25]);INDIRECT(&quot;N&quot;&amp;[.V26]))+XOR(INDIRECT(&quot;O&quot;&amp;[.V25]);INDIRECT(&quot;O&quot;&amp;[.V26]))+XOR(INDIRECT(&quot;P&quot;&amp;[.V25]);INDIRECT(&quot;P&quot;&amp;[.V26]))+XOR(INDIRECT(&quot;Q&quot;&amp;[.V25]);INDIRECT(&quot;Q&quot;&amp;[.V26]))+XOR(INDIRECT(&quot;R&quot;&amp;[.V25]);INDIRECT(&quot;R&quot;&amp;[.V26]))+XOR(INDIRECT(&quot;S&quot;&amp;[.V25]);INDIRECT(&quot;S&quot;&amp;[.V26]))+XOR(INDIRECT(&quot;T&quot;&amp;[.V25]);INDIRECT(&quot;T&quot;&amp;[.V26]))+XOR(INDIRECT(&quot;U&quot;&amp;[.V25]);INDIRECT(&quot;U&quot;&amp;[.V26]))+XOR(INDIRECT(&quot;V&quot;&amp;[.V25]);INDIRECT(&quot;V&quot;&amp;[.V26]))+XOR(INDIRECT(&quot;W&quot;&amp;[.V25]);INDIRECT(&quot;W&quot;&amp;[.V26]))+XOR(INDIRECT(&quot;X&quot;&amp;[.V25]);INDIRECT(&quot;X&quot;&amp;[.V26]))" office:value-type="boolean" office:boolean-value="true" calcext:value-type="boolean">
            <text:p>VRAI</text:p>
          </table:table-cell>
          <table:table-cell table:style-name="ce7" table:formula="of:=XOR(INDIRECT(&quot;B&quot;&amp;[.W25]);INDIRECT(&quot;B&quot;&amp;[.W26]))+XOR(INDIRECT(&quot;C&quot;&amp;[.W25]);INDIRECT(&quot;C&quot;&amp;[.W26]))+XOR(INDIRECT(&quot;D&quot;&amp;[.W25]);INDIRECT(&quot;D&quot;&amp;[.W26]))+XOR(INDIRECT(&quot;E&quot;&amp;[.W25]);INDIRECT(&quot;E&quot;&amp;[.W26]))+XOR(INDIRECT(&quot;F&quot;&amp;[.W25]);INDIRECT(&quot;F&quot;&amp;[.W26]))+XOR(INDIRECT(&quot;G&quot;&amp;[.W25]);INDIRECT(&quot;G&quot;&amp;[.W26]))+XOR(INDIRECT(&quot;H&quot;&amp;[.W25]);INDIRECT(&quot;H&quot;&amp;[.W26]))+XOR(INDIRECT(&quot;I&quot;&amp;[.W25]);INDIRECT(&quot;I&quot;&amp;[.W26]))+XOR(INDIRECT(&quot;J&quot;&amp;[.W25]);INDIRECT(&quot;J&quot;&amp;[.W26]))+XOR(INDIRECT(&quot;K&quot;&amp;[.W25]);INDIRECT(&quot;K&quot;&amp;[.W26]))+XOR(INDIRECT(&quot;L&quot;&amp;[.W25]);INDIRECT(&quot;L&quot;&amp;[.W26]))+XOR(INDIRECT(&quot;M&quot;&amp;[.W25]);INDIRECT(&quot;M&quot;&amp;[.W26]))+XOR(INDIRECT(&quot;N&quot;&amp;[.W25]);INDIRECT(&quot;N&quot;&amp;[.W26]))+XOR(INDIRECT(&quot;O&quot;&amp;[.W25]);INDIRECT(&quot;O&quot;&amp;[.W26]))+XOR(INDIRECT(&quot;P&quot;&amp;[.W25]);INDIRECT(&quot;P&quot;&amp;[.W26]))+XOR(INDIRECT(&quot;Q&quot;&amp;[.W25]);INDIRECT(&quot;Q&quot;&amp;[.W26]))+XOR(INDIRECT(&quot;R&quot;&amp;[.W25]);INDIRECT(&quot;R&quot;&amp;[.W26]))+XOR(INDIRECT(&quot;S&quot;&amp;[.W25]);INDIRECT(&quot;S&quot;&amp;[.W26]))+XOR(INDIRECT(&quot;T&quot;&amp;[.W25]);INDIRECT(&quot;T&quot;&amp;[.W26]))+XOR(INDIRECT(&quot;U&quot;&amp;[.W25]);INDIRECT(&quot;U&quot;&amp;[.W26]))+XOR(INDIRECT(&quot;V&quot;&amp;[.W25]);INDIRECT(&quot;V&quot;&amp;[.W26]))+XOR(INDIRECT(&quot;W&quot;&amp;[.W25]);INDIRECT(&quot;W&quot;&amp;[.W26]))+XOR(INDIRECT(&quot;X&quot;&amp;[.W25]);INDIRECT(&quot;X&quot;&amp;[.W26]))" office:value-type="string" office:string-value="" calcext:value-type="error">
            <text:p>#VALEUR !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OR</text:p>
          </table:table-cell>
          <table:table-cell table:style-name="ce8" table:formula="of:=OR(INDIRECT(&quot;B&quot;&amp;[.C25]);INDIRECT(&quot;B&quot;&amp;[.C26]))+OR(INDIRECT(&quot;C&quot;&amp;[.C25]);INDIRECT(&quot;C&quot;&amp;[.C26]))+OR(INDIRECT(&quot;D&quot;&amp;[.C25]);INDIRECT(&quot;D&quot;&amp;[.C26]))+OR(INDIRECT(&quot;E&quot;&amp;[.C25]);INDIRECT(&quot;E&quot;&amp;[.C26]))+OR(INDIRECT(&quot;F&quot;&amp;[.C25]);INDIRECT(&quot;F&quot;&amp;[.C26]))+OR(INDIRECT(&quot;G&quot;&amp;[.C25]);INDIRECT(&quot;G&quot;&amp;[.C26]))+OR(INDIRECT(&quot;H&quot;&amp;[.C25]);INDIRECT(&quot;H&quot;&amp;[.C26]))+OR(INDIRECT(&quot;I&quot;&amp;[.C25]);INDIRECT(&quot;I&quot;&amp;[.C26]))+OR(INDIRECT(&quot;J&quot;&amp;[.C25]);INDIRECT(&quot;J&quot;&amp;[.C26]))+OR(INDIRECT(&quot;K&quot;&amp;[.C25]);INDIRECT(&quot;K&quot;&amp;[.C26]))+OR(INDIRECT(&quot;L&quot;&amp;[.C25]);INDIRECT(&quot;L&quot;&amp;[.C26]))+OR(INDIRECT(&quot;M&quot;&amp;[.C25]);INDIRECT(&quot;M&quot;&amp;[.C26]))+OR(INDIRECT(&quot;N&quot;&amp;[.C25]);INDIRECT(&quot;N&quot;&amp;[.C26]))+OR(INDIRECT(&quot;O&quot;&amp;[.C25]);INDIRECT(&quot;O&quot;&amp;[.C26]))+OR(INDIRECT(&quot;P&quot;&amp;[.C25]);INDIRECT(&quot;P&quot;&amp;[.C26]))+OR(INDIRECT(&quot;Q&quot;&amp;[.C25]);INDIRECT(&quot;Q&quot;&amp;[.C26]))+OR(INDIRECT(&quot;R&quot;&amp;[.C25]);INDIRECT(&quot;R&quot;&amp;[.C26]))+OR(INDIRECT(&quot;S&quot;&amp;[.C25]);INDIRECT(&quot;S&quot;&amp;[.C26]))+OR(INDIRECT(&quot;T&quot;&amp;[.C25]);INDIRECT(&quot;T&quot;&amp;[.C26]))+OR(INDIRECT(&quot;U&quot;&amp;[.C25]);INDIRECT(&quot;U&quot;&amp;[.C26]))+OR(INDIRECT(&quot;V&quot;&amp;[.C25]);INDIRECT(&quot;V&quot;&amp;[.C26]))+OR(INDIRECT(&quot;W&quot;&amp;[.C25]);INDIRECT(&quot;W&quot;&amp;[.C26]))+OR(INDIRECT(&quot;X&quot;&amp;[.C25]);INDIRECT(&quot;X&quot;&amp;[.C26]))" office:value-type="boolean" office:boolean-value="9" calcext:value-type="boolean">
            <text:p>VRAI</text:p>
          </table:table-cell>
          <table:table-cell table:style-name="ce8" table:formula="of:=OR(INDIRECT(&quot;B&quot;&amp;[.D25]);INDIRECT(&quot;B&quot;&amp;[.D26]))+OR(INDIRECT(&quot;C&quot;&amp;[.D25]);INDIRECT(&quot;C&quot;&amp;[.D26]))+OR(INDIRECT(&quot;D&quot;&amp;[.D25]);INDIRECT(&quot;D&quot;&amp;[.D26]))+OR(INDIRECT(&quot;E&quot;&amp;[.D25]);INDIRECT(&quot;E&quot;&amp;[.D26]))+OR(INDIRECT(&quot;F&quot;&amp;[.D25]);INDIRECT(&quot;F&quot;&amp;[.D26]))+OR(INDIRECT(&quot;G&quot;&amp;[.D25]);INDIRECT(&quot;G&quot;&amp;[.D26]))+OR(INDIRECT(&quot;H&quot;&amp;[.D25]);INDIRECT(&quot;H&quot;&amp;[.D26]))+OR(INDIRECT(&quot;I&quot;&amp;[.D25]);INDIRECT(&quot;I&quot;&amp;[.D26]))+OR(INDIRECT(&quot;J&quot;&amp;[.D25]);INDIRECT(&quot;J&quot;&amp;[.D26]))+OR(INDIRECT(&quot;K&quot;&amp;[.D25]);INDIRECT(&quot;K&quot;&amp;[.D26]))+OR(INDIRECT(&quot;L&quot;&amp;[.D25]);INDIRECT(&quot;L&quot;&amp;[.D26]))+OR(INDIRECT(&quot;M&quot;&amp;[.D25]);INDIRECT(&quot;M&quot;&amp;[.D26]))+OR(INDIRECT(&quot;N&quot;&amp;[.D25]);INDIRECT(&quot;N&quot;&amp;[.D26]))+OR(INDIRECT(&quot;O&quot;&amp;[.D25]);INDIRECT(&quot;O&quot;&amp;[.D26]))+OR(INDIRECT(&quot;P&quot;&amp;[.D25]);INDIRECT(&quot;P&quot;&amp;[.D26]))+OR(INDIRECT(&quot;Q&quot;&amp;[.D25]);INDIRECT(&quot;Q&quot;&amp;[.D26]))+OR(INDIRECT(&quot;R&quot;&amp;[.D25]);INDIRECT(&quot;R&quot;&amp;[.D26]))+OR(INDIRECT(&quot;S&quot;&amp;[.D25]);INDIRECT(&quot;S&quot;&amp;[.D26]))+OR(INDIRECT(&quot;T&quot;&amp;[.D25]);INDIRECT(&quot;T&quot;&amp;[.D26]))+OR(INDIRECT(&quot;U&quot;&amp;[.D25]);INDIRECT(&quot;U&quot;&amp;[.D26]))+OR(INDIRECT(&quot;V&quot;&amp;[.D25]);INDIRECT(&quot;V&quot;&amp;[.D26]))+OR(INDIRECT(&quot;W&quot;&amp;[.D25]);INDIRECT(&quot;W&quot;&amp;[.D26]))+OR(INDIRECT(&quot;X&quot;&amp;[.D25]);INDIRECT(&quot;X&quot;&amp;[.D26]))" office:value-type="boolean" office:boolean-value="2" calcext:value-type="boolean">
            <text:p>VRAI</text:p>
          </table:table-cell>
          <table:table-cell table:style-name="ce8" table:formula="of:=OR(INDIRECT(&quot;B&quot;&amp;[.E25]);INDIRECT(&quot;B&quot;&amp;[.E26]))+OR(INDIRECT(&quot;C&quot;&amp;[.E25]);INDIRECT(&quot;C&quot;&amp;[.E26]))+OR(INDIRECT(&quot;D&quot;&amp;[.E25]);INDIRECT(&quot;D&quot;&amp;[.E26]))+OR(INDIRECT(&quot;E&quot;&amp;[.E25]);INDIRECT(&quot;E&quot;&amp;[.E26]))+OR(INDIRECT(&quot;F&quot;&amp;[.E25]);INDIRECT(&quot;F&quot;&amp;[.E26]))+OR(INDIRECT(&quot;G&quot;&amp;[.E25]);INDIRECT(&quot;G&quot;&amp;[.E26]))+OR(INDIRECT(&quot;H&quot;&amp;[.E25]);INDIRECT(&quot;H&quot;&amp;[.E26]))+OR(INDIRECT(&quot;I&quot;&amp;[.E25]);INDIRECT(&quot;I&quot;&amp;[.E26]))+OR(INDIRECT(&quot;J&quot;&amp;[.E25]);INDIRECT(&quot;J&quot;&amp;[.E26]))+OR(INDIRECT(&quot;K&quot;&amp;[.E25]);INDIRECT(&quot;K&quot;&amp;[.E26]))+OR(INDIRECT(&quot;L&quot;&amp;[.E25]);INDIRECT(&quot;L&quot;&amp;[.E26]))+OR(INDIRECT(&quot;M&quot;&amp;[.E25]);INDIRECT(&quot;M&quot;&amp;[.E26]))+OR(INDIRECT(&quot;N&quot;&amp;[.E25]);INDIRECT(&quot;N&quot;&amp;[.E26]))+OR(INDIRECT(&quot;O&quot;&amp;[.E25]);INDIRECT(&quot;O&quot;&amp;[.E26]))+OR(INDIRECT(&quot;P&quot;&amp;[.E25]);INDIRECT(&quot;P&quot;&amp;[.E26]))+OR(INDIRECT(&quot;Q&quot;&amp;[.E25]);INDIRECT(&quot;Q&quot;&amp;[.E26]))+OR(INDIRECT(&quot;R&quot;&amp;[.E25]);INDIRECT(&quot;R&quot;&amp;[.E26]))+OR(INDIRECT(&quot;S&quot;&amp;[.E25]);INDIRECT(&quot;S&quot;&amp;[.E26]))+OR(INDIRECT(&quot;T&quot;&amp;[.E25]);INDIRECT(&quot;T&quot;&amp;[.E26]))+OR(INDIRECT(&quot;U&quot;&amp;[.E25]);INDIRECT(&quot;U&quot;&amp;[.E26]))+OR(INDIRECT(&quot;V&quot;&amp;[.E25]);INDIRECT(&quot;V&quot;&amp;[.E26]))+OR(INDIRECT(&quot;W&quot;&amp;[.E25]);INDIRECT(&quot;W&quot;&amp;[.E26]))+OR(INDIRECT(&quot;X&quot;&amp;[.E25]);INDIRECT(&quot;X&quot;&amp;[.E26]))" office:value-type="boolean" office:boolean-value="20" calcext:value-type="boolean">
            <text:p>VRAI</text:p>
          </table:table-cell>
          <table:table-cell table:style-name="ce8" table:formula="of:=OR(INDIRECT(&quot;B&quot;&amp;[.F25]);INDIRECT(&quot;B&quot;&amp;[.F26]))+OR(INDIRECT(&quot;C&quot;&amp;[.F25]);INDIRECT(&quot;C&quot;&amp;[.F26]))+OR(INDIRECT(&quot;D&quot;&amp;[.F25]);INDIRECT(&quot;D&quot;&amp;[.F26]))+OR(INDIRECT(&quot;E&quot;&amp;[.F25]);INDIRECT(&quot;E&quot;&amp;[.F26]))+OR(INDIRECT(&quot;F&quot;&amp;[.F25]);INDIRECT(&quot;F&quot;&amp;[.F26]))+OR(INDIRECT(&quot;G&quot;&amp;[.F25]);INDIRECT(&quot;G&quot;&amp;[.F26]))+OR(INDIRECT(&quot;H&quot;&amp;[.F25]);INDIRECT(&quot;H&quot;&amp;[.F26]))+OR(INDIRECT(&quot;I&quot;&amp;[.F25]);INDIRECT(&quot;I&quot;&amp;[.F26]))+OR(INDIRECT(&quot;J&quot;&amp;[.F25]);INDIRECT(&quot;J&quot;&amp;[.F26]))+OR(INDIRECT(&quot;K&quot;&amp;[.F25]);INDIRECT(&quot;K&quot;&amp;[.F26]))+OR(INDIRECT(&quot;L&quot;&amp;[.F25]);INDIRECT(&quot;L&quot;&amp;[.F26]))+OR(INDIRECT(&quot;M&quot;&amp;[.F25]);INDIRECT(&quot;M&quot;&amp;[.F26]))+OR(INDIRECT(&quot;N&quot;&amp;[.F25]);INDIRECT(&quot;N&quot;&amp;[.F26]))+OR(INDIRECT(&quot;O&quot;&amp;[.F25]);INDIRECT(&quot;O&quot;&amp;[.F26]))+OR(INDIRECT(&quot;P&quot;&amp;[.F25]);INDIRECT(&quot;P&quot;&amp;[.F26]))+OR(INDIRECT(&quot;Q&quot;&amp;[.F25]);INDIRECT(&quot;Q&quot;&amp;[.F26]))+OR(INDIRECT(&quot;R&quot;&amp;[.F25]);INDIRECT(&quot;R&quot;&amp;[.F26]))+OR(INDIRECT(&quot;S&quot;&amp;[.F25]);INDIRECT(&quot;S&quot;&amp;[.F26]))+OR(INDIRECT(&quot;T&quot;&amp;[.F25]);INDIRECT(&quot;T&quot;&amp;[.F26]))+OR(INDIRECT(&quot;U&quot;&amp;[.F25]);INDIRECT(&quot;U&quot;&amp;[.F26]))+OR(INDIRECT(&quot;V&quot;&amp;[.F25]);INDIRECT(&quot;V&quot;&amp;[.F26]))+OR(INDIRECT(&quot;W&quot;&amp;[.F25]);INDIRECT(&quot;W&quot;&amp;[.F26]))+OR(INDIRECT(&quot;X&quot;&amp;[.F25]);INDIRECT(&quot;X&quot;&amp;[.F26]))" office:value-type="boolean" office:boolean-value="15" calcext:value-type="boolean">
            <text:p>VRAI</text:p>
          </table:table-cell>
          <table:table-cell table:style-name="ce8" table:formula="of:=OR(INDIRECT(&quot;B&quot;&amp;[.G25]);INDIRECT(&quot;B&quot;&amp;[.G26]))+OR(INDIRECT(&quot;C&quot;&amp;[.G25]);INDIRECT(&quot;C&quot;&amp;[.G26]))+OR(INDIRECT(&quot;D&quot;&amp;[.G25]);INDIRECT(&quot;D&quot;&amp;[.G26]))+OR(INDIRECT(&quot;E&quot;&amp;[.G25]);INDIRECT(&quot;E&quot;&amp;[.G26]))+OR(INDIRECT(&quot;F&quot;&amp;[.G25]);INDIRECT(&quot;F&quot;&amp;[.G26]))+OR(INDIRECT(&quot;G&quot;&amp;[.G25]);INDIRECT(&quot;G&quot;&amp;[.G26]))+OR(INDIRECT(&quot;H&quot;&amp;[.G25]);INDIRECT(&quot;H&quot;&amp;[.G26]))+OR(INDIRECT(&quot;I&quot;&amp;[.G25]);INDIRECT(&quot;I&quot;&amp;[.G26]))+OR(INDIRECT(&quot;J&quot;&amp;[.G25]);INDIRECT(&quot;J&quot;&amp;[.G26]))+OR(INDIRECT(&quot;K&quot;&amp;[.G25]);INDIRECT(&quot;K&quot;&amp;[.G26]))+OR(INDIRECT(&quot;L&quot;&amp;[.G25]);INDIRECT(&quot;L&quot;&amp;[.G26]))+OR(INDIRECT(&quot;M&quot;&amp;[.G25]);INDIRECT(&quot;M&quot;&amp;[.G26]))+OR(INDIRECT(&quot;N&quot;&amp;[.G25]);INDIRECT(&quot;N&quot;&amp;[.G26]))+OR(INDIRECT(&quot;O&quot;&amp;[.G25]);INDIRECT(&quot;O&quot;&amp;[.G26]))+OR(INDIRECT(&quot;P&quot;&amp;[.G25]);INDIRECT(&quot;P&quot;&amp;[.G26]))+OR(INDIRECT(&quot;Q&quot;&amp;[.G25]);INDIRECT(&quot;Q&quot;&amp;[.G26]))+OR(INDIRECT(&quot;R&quot;&amp;[.G25]);INDIRECT(&quot;R&quot;&amp;[.G26]))+OR(INDIRECT(&quot;S&quot;&amp;[.G25]);INDIRECT(&quot;S&quot;&amp;[.G26]))+OR(INDIRECT(&quot;T&quot;&amp;[.G25]);INDIRECT(&quot;T&quot;&amp;[.G26]))+OR(INDIRECT(&quot;U&quot;&amp;[.G25]);INDIRECT(&quot;U&quot;&amp;[.G26]))+OR(INDIRECT(&quot;V&quot;&amp;[.G25]);INDIRECT(&quot;V&quot;&amp;[.G26]))+OR(INDIRECT(&quot;W&quot;&amp;[.G25]);INDIRECT(&quot;W&quot;&amp;[.G26]))+OR(INDIRECT(&quot;X&quot;&amp;[.G25]);INDIRECT(&quot;X&quot;&amp;[.G26]))" office:value-type="boolean" office:boolean-value="9" calcext:value-type="boolean">
            <text:p>VRAI</text:p>
          </table:table-cell>
          <table:table-cell table:style-name="ce8" table:formula="of:=OR(INDIRECT(&quot;B&quot;&amp;[.H25]);INDIRECT(&quot;B&quot;&amp;[.H26]))+OR(INDIRECT(&quot;C&quot;&amp;[.H25]);INDIRECT(&quot;C&quot;&amp;[.H26]))+OR(INDIRECT(&quot;D&quot;&amp;[.H25]);INDIRECT(&quot;D&quot;&amp;[.H26]))+OR(INDIRECT(&quot;E&quot;&amp;[.H25]);INDIRECT(&quot;E&quot;&amp;[.H26]))+OR(INDIRECT(&quot;F&quot;&amp;[.H25]);INDIRECT(&quot;F&quot;&amp;[.H26]))+OR(INDIRECT(&quot;G&quot;&amp;[.H25]);INDIRECT(&quot;G&quot;&amp;[.H26]))+OR(INDIRECT(&quot;H&quot;&amp;[.H25]);INDIRECT(&quot;H&quot;&amp;[.H26]))+OR(INDIRECT(&quot;I&quot;&amp;[.H25]);INDIRECT(&quot;I&quot;&amp;[.H26]))+OR(INDIRECT(&quot;J&quot;&amp;[.H25]);INDIRECT(&quot;J&quot;&amp;[.H26]))+OR(INDIRECT(&quot;K&quot;&amp;[.H25]);INDIRECT(&quot;K&quot;&amp;[.H26]))+OR(INDIRECT(&quot;L&quot;&amp;[.H25]);INDIRECT(&quot;L&quot;&amp;[.H26]))+OR(INDIRECT(&quot;M&quot;&amp;[.H25]);INDIRECT(&quot;M&quot;&amp;[.H26]))+OR(INDIRECT(&quot;N&quot;&amp;[.H25]);INDIRECT(&quot;N&quot;&amp;[.H26]))+OR(INDIRECT(&quot;O&quot;&amp;[.H25]);INDIRECT(&quot;O&quot;&amp;[.H26]))+OR(INDIRECT(&quot;P&quot;&amp;[.H25]);INDIRECT(&quot;P&quot;&amp;[.H26]))+OR(INDIRECT(&quot;Q&quot;&amp;[.H25]);INDIRECT(&quot;Q&quot;&amp;[.H26]))+OR(INDIRECT(&quot;R&quot;&amp;[.H25]);INDIRECT(&quot;R&quot;&amp;[.H26]))+OR(INDIRECT(&quot;S&quot;&amp;[.H25]);INDIRECT(&quot;S&quot;&amp;[.H26]))+OR(INDIRECT(&quot;T&quot;&amp;[.H25]);INDIRECT(&quot;T&quot;&amp;[.H26]))+OR(INDIRECT(&quot;U&quot;&amp;[.H25]);INDIRECT(&quot;U&quot;&amp;[.H26]))+OR(INDIRECT(&quot;V&quot;&amp;[.H25]);INDIRECT(&quot;V&quot;&amp;[.H26]))+OR(INDIRECT(&quot;W&quot;&amp;[.H25]);INDIRECT(&quot;W&quot;&amp;[.H26]))+OR(INDIRECT(&quot;X&quot;&amp;[.H25]);INDIRECT(&quot;X&quot;&amp;[.H26]))" office:value-type="boolean" office:boolean-value="9" calcext:value-type="boolean">
            <text:p>VRAI</text:p>
          </table:table-cell>
          <table:table-cell table:style-name="ce8" table:formula="of:=OR(INDIRECT(&quot;B&quot;&amp;[.I25]);INDIRECT(&quot;B&quot;&amp;[.I26]))+OR(INDIRECT(&quot;C&quot;&amp;[.I25]);INDIRECT(&quot;C&quot;&amp;[.I26]))+OR(INDIRECT(&quot;D&quot;&amp;[.I25]);INDIRECT(&quot;D&quot;&amp;[.I26]))+OR(INDIRECT(&quot;E&quot;&amp;[.I25]);INDIRECT(&quot;E&quot;&amp;[.I26]))+OR(INDIRECT(&quot;F&quot;&amp;[.I25]);INDIRECT(&quot;F&quot;&amp;[.I26]))+OR(INDIRECT(&quot;G&quot;&amp;[.I25]);INDIRECT(&quot;G&quot;&amp;[.I26]))+OR(INDIRECT(&quot;H&quot;&amp;[.I25]);INDIRECT(&quot;H&quot;&amp;[.I26]))+OR(INDIRECT(&quot;I&quot;&amp;[.I25]);INDIRECT(&quot;I&quot;&amp;[.I26]))+OR(INDIRECT(&quot;J&quot;&amp;[.I25]);INDIRECT(&quot;J&quot;&amp;[.I26]))+OR(INDIRECT(&quot;K&quot;&amp;[.I25]);INDIRECT(&quot;K&quot;&amp;[.I26]))+OR(INDIRECT(&quot;L&quot;&amp;[.I25]);INDIRECT(&quot;L&quot;&amp;[.I26]))+OR(INDIRECT(&quot;M&quot;&amp;[.I25]);INDIRECT(&quot;M&quot;&amp;[.I26]))+OR(INDIRECT(&quot;N&quot;&amp;[.I25]);INDIRECT(&quot;N&quot;&amp;[.I26]))+OR(INDIRECT(&quot;O&quot;&amp;[.I25]);INDIRECT(&quot;O&quot;&amp;[.I26]))+OR(INDIRECT(&quot;P&quot;&amp;[.I25]);INDIRECT(&quot;P&quot;&amp;[.I26]))+OR(INDIRECT(&quot;Q&quot;&amp;[.I25]);INDIRECT(&quot;Q&quot;&amp;[.I26]))+OR(INDIRECT(&quot;R&quot;&amp;[.I25]);INDIRECT(&quot;R&quot;&amp;[.I26]))+OR(INDIRECT(&quot;S&quot;&amp;[.I25]);INDIRECT(&quot;S&quot;&amp;[.I26]))+OR(INDIRECT(&quot;T&quot;&amp;[.I25]);INDIRECT(&quot;T&quot;&amp;[.I26]))+OR(INDIRECT(&quot;U&quot;&amp;[.I25]);INDIRECT(&quot;U&quot;&amp;[.I26]))+OR(INDIRECT(&quot;V&quot;&amp;[.I25]);INDIRECT(&quot;V&quot;&amp;[.I26]))+OR(INDIRECT(&quot;W&quot;&amp;[.I25]);INDIRECT(&quot;W&quot;&amp;[.I26]))+OR(INDIRECT(&quot;X&quot;&amp;[.I25]);INDIRECT(&quot;X&quot;&amp;[.I26]))" office:value-type="boolean" office:boolean-value="8" calcext:value-type="boolean">
            <text:p>VRAI</text:p>
          </table:table-cell>
          <table:table-cell table:style-name="ce8" table:formula="of:=OR(INDIRECT(&quot;B&quot;&amp;[.J25]);INDIRECT(&quot;B&quot;&amp;[.J26]))+OR(INDIRECT(&quot;C&quot;&amp;[.J25]);INDIRECT(&quot;C&quot;&amp;[.J26]))+OR(INDIRECT(&quot;D&quot;&amp;[.J25]);INDIRECT(&quot;D&quot;&amp;[.J26]))+OR(INDIRECT(&quot;E&quot;&amp;[.J25]);INDIRECT(&quot;E&quot;&amp;[.J26]))+OR(INDIRECT(&quot;F&quot;&amp;[.J25]);INDIRECT(&quot;F&quot;&amp;[.J26]))+OR(INDIRECT(&quot;G&quot;&amp;[.J25]);INDIRECT(&quot;G&quot;&amp;[.J26]))+OR(INDIRECT(&quot;H&quot;&amp;[.J25]);INDIRECT(&quot;H&quot;&amp;[.J26]))+OR(INDIRECT(&quot;I&quot;&amp;[.J25]);INDIRECT(&quot;I&quot;&amp;[.J26]))+OR(INDIRECT(&quot;J&quot;&amp;[.J25]);INDIRECT(&quot;J&quot;&amp;[.J26]))+OR(INDIRECT(&quot;K&quot;&amp;[.J25]);INDIRECT(&quot;K&quot;&amp;[.J26]))+OR(INDIRECT(&quot;L&quot;&amp;[.J25]);INDIRECT(&quot;L&quot;&amp;[.J26]))+OR(INDIRECT(&quot;M&quot;&amp;[.J25]);INDIRECT(&quot;M&quot;&amp;[.J26]))+OR(INDIRECT(&quot;N&quot;&amp;[.J25]);INDIRECT(&quot;N&quot;&amp;[.J26]))+OR(INDIRECT(&quot;O&quot;&amp;[.J25]);INDIRECT(&quot;O&quot;&amp;[.J26]))+OR(INDIRECT(&quot;P&quot;&amp;[.J25]);INDIRECT(&quot;P&quot;&amp;[.J26]))+OR(INDIRECT(&quot;Q&quot;&amp;[.J25]);INDIRECT(&quot;Q&quot;&amp;[.J26]))+OR(INDIRECT(&quot;R&quot;&amp;[.J25]);INDIRECT(&quot;R&quot;&amp;[.J26]))+OR(INDIRECT(&quot;S&quot;&amp;[.J25]);INDIRECT(&quot;S&quot;&amp;[.J26]))+OR(INDIRECT(&quot;T&quot;&amp;[.J25]);INDIRECT(&quot;T&quot;&amp;[.J26]))+OR(INDIRECT(&quot;U&quot;&amp;[.J25]);INDIRECT(&quot;U&quot;&amp;[.J26]))+OR(INDIRECT(&quot;V&quot;&amp;[.J25]);INDIRECT(&quot;V&quot;&amp;[.J26]))+OR(INDIRECT(&quot;W&quot;&amp;[.J25]);INDIRECT(&quot;W&quot;&amp;[.J26]))+OR(INDIRECT(&quot;X&quot;&amp;[.J25]);INDIRECT(&quot;X&quot;&amp;[.J26]))" office:value-type="boolean" office:boolean-value="true" calcext:value-type="boolean">
            <text:p>VRAI</text:p>
          </table:table-cell>
          <table:table-cell table:style-name="ce8" table:formula="of:=OR(INDIRECT(&quot;B&quot;&amp;[.K25]);INDIRECT(&quot;B&quot;&amp;[.K26]))+OR(INDIRECT(&quot;C&quot;&amp;[.K25]);INDIRECT(&quot;C&quot;&amp;[.K26]))+OR(INDIRECT(&quot;D&quot;&amp;[.K25]);INDIRECT(&quot;D&quot;&amp;[.K26]))+OR(INDIRECT(&quot;E&quot;&amp;[.K25]);INDIRECT(&quot;E&quot;&amp;[.K26]))+OR(INDIRECT(&quot;F&quot;&amp;[.K25]);INDIRECT(&quot;F&quot;&amp;[.K26]))+OR(INDIRECT(&quot;G&quot;&amp;[.K25]);INDIRECT(&quot;G&quot;&amp;[.K26]))+OR(INDIRECT(&quot;H&quot;&amp;[.K25]);INDIRECT(&quot;H&quot;&amp;[.K26]))+OR(INDIRECT(&quot;I&quot;&amp;[.K25]);INDIRECT(&quot;I&quot;&amp;[.K26]))+OR(INDIRECT(&quot;J&quot;&amp;[.K25]);INDIRECT(&quot;J&quot;&amp;[.K26]))+OR(INDIRECT(&quot;K&quot;&amp;[.K25]);INDIRECT(&quot;K&quot;&amp;[.K26]))+OR(INDIRECT(&quot;L&quot;&amp;[.K25]);INDIRECT(&quot;L&quot;&amp;[.K26]))+OR(INDIRECT(&quot;M&quot;&amp;[.K25]);INDIRECT(&quot;M&quot;&amp;[.K26]))+OR(INDIRECT(&quot;N&quot;&amp;[.K25]);INDIRECT(&quot;N&quot;&amp;[.K26]))+OR(INDIRECT(&quot;O&quot;&amp;[.K25]);INDIRECT(&quot;O&quot;&amp;[.K26]))+OR(INDIRECT(&quot;P&quot;&amp;[.K25]);INDIRECT(&quot;P&quot;&amp;[.K26]))+OR(INDIRECT(&quot;Q&quot;&amp;[.K25]);INDIRECT(&quot;Q&quot;&amp;[.K26]))+OR(INDIRECT(&quot;R&quot;&amp;[.K25]);INDIRECT(&quot;R&quot;&amp;[.K26]))+OR(INDIRECT(&quot;S&quot;&amp;[.K25]);INDIRECT(&quot;S&quot;&amp;[.K26]))+OR(INDIRECT(&quot;T&quot;&amp;[.K25]);INDIRECT(&quot;T&quot;&amp;[.K26]))+OR(INDIRECT(&quot;U&quot;&amp;[.K25]);INDIRECT(&quot;U&quot;&amp;[.K26]))+OR(INDIRECT(&quot;V&quot;&amp;[.K25]);INDIRECT(&quot;V&quot;&amp;[.K26]))+OR(INDIRECT(&quot;W&quot;&amp;[.K25]);INDIRECT(&quot;W&quot;&amp;[.K26]))+OR(INDIRECT(&quot;X&quot;&amp;[.K25]);INDIRECT(&quot;X&quot;&amp;[.K26]))" office:value-type="boolean" office:boolean-value="2" calcext:value-type="boolean">
            <text:p>VRAI</text:p>
          </table:table-cell>
          <table:table-cell table:style-name="ce8" table:formula="of:=OR(INDIRECT(&quot;B&quot;&amp;[.L25]);INDIRECT(&quot;B&quot;&amp;[.L26]))+OR(INDIRECT(&quot;C&quot;&amp;[.L25]);INDIRECT(&quot;C&quot;&amp;[.L26]))+OR(INDIRECT(&quot;D&quot;&amp;[.L25]);INDIRECT(&quot;D&quot;&amp;[.L26]))+OR(INDIRECT(&quot;E&quot;&amp;[.L25]);INDIRECT(&quot;E&quot;&amp;[.L26]))+OR(INDIRECT(&quot;F&quot;&amp;[.L25]);INDIRECT(&quot;F&quot;&amp;[.L26]))+OR(INDIRECT(&quot;G&quot;&amp;[.L25]);INDIRECT(&quot;G&quot;&amp;[.L26]))+OR(INDIRECT(&quot;H&quot;&amp;[.L25]);INDIRECT(&quot;H&quot;&amp;[.L26]))+OR(INDIRECT(&quot;I&quot;&amp;[.L25]);INDIRECT(&quot;I&quot;&amp;[.L26]))+OR(INDIRECT(&quot;J&quot;&amp;[.L25]);INDIRECT(&quot;J&quot;&amp;[.L26]))+OR(INDIRECT(&quot;K&quot;&amp;[.L25]);INDIRECT(&quot;K&quot;&amp;[.L26]))+OR(INDIRECT(&quot;L&quot;&amp;[.L25]);INDIRECT(&quot;L&quot;&amp;[.L26]))+OR(INDIRECT(&quot;M&quot;&amp;[.L25]);INDIRECT(&quot;M&quot;&amp;[.L26]))+OR(INDIRECT(&quot;N&quot;&amp;[.L25]);INDIRECT(&quot;N&quot;&amp;[.L26]))+OR(INDIRECT(&quot;O&quot;&amp;[.L25]);INDIRECT(&quot;O&quot;&amp;[.L26]))+OR(INDIRECT(&quot;P&quot;&amp;[.L25]);INDIRECT(&quot;P&quot;&amp;[.L26]))+OR(INDIRECT(&quot;Q&quot;&amp;[.L25]);INDIRECT(&quot;Q&quot;&amp;[.L26]))+OR(INDIRECT(&quot;R&quot;&amp;[.L25]);INDIRECT(&quot;R&quot;&amp;[.L26]))+OR(INDIRECT(&quot;S&quot;&amp;[.L25]);INDIRECT(&quot;S&quot;&amp;[.L26]))+OR(INDIRECT(&quot;T&quot;&amp;[.L25]);INDIRECT(&quot;T&quot;&amp;[.L26]))+OR(INDIRECT(&quot;U&quot;&amp;[.L25]);INDIRECT(&quot;U&quot;&amp;[.L26]))+OR(INDIRECT(&quot;V&quot;&amp;[.L25]);INDIRECT(&quot;V&quot;&amp;[.L26]))+OR(INDIRECT(&quot;W&quot;&amp;[.L25]);INDIRECT(&quot;W&quot;&amp;[.L26]))+OR(INDIRECT(&quot;X&quot;&amp;[.L25]);INDIRECT(&quot;X&quot;&amp;[.L26]))" office:value-type="boolean" office:boolean-value="9" calcext:value-type="boolean">
            <text:p>VRAI</text:p>
          </table:table-cell>
          <table:table-cell table:style-name="ce8" table:formula="of:=OR(INDIRECT(&quot;B&quot;&amp;[.M25]);INDIRECT(&quot;B&quot;&amp;[.M26]))+OR(INDIRECT(&quot;C&quot;&amp;[.M25]);INDIRECT(&quot;C&quot;&amp;[.M26]))+OR(INDIRECT(&quot;D&quot;&amp;[.M25]);INDIRECT(&quot;D&quot;&amp;[.M26]))+OR(INDIRECT(&quot;E&quot;&amp;[.M25]);INDIRECT(&quot;E&quot;&amp;[.M26]))+OR(INDIRECT(&quot;F&quot;&amp;[.M25]);INDIRECT(&quot;F&quot;&amp;[.M26]))+OR(INDIRECT(&quot;G&quot;&amp;[.M25]);INDIRECT(&quot;G&quot;&amp;[.M26]))+OR(INDIRECT(&quot;H&quot;&amp;[.M25]);INDIRECT(&quot;H&quot;&amp;[.M26]))+OR(INDIRECT(&quot;I&quot;&amp;[.M25]);INDIRECT(&quot;I&quot;&amp;[.M26]))+OR(INDIRECT(&quot;J&quot;&amp;[.M25]);INDIRECT(&quot;J&quot;&amp;[.M26]))+OR(INDIRECT(&quot;K&quot;&amp;[.M25]);INDIRECT(&quot;K&quot;&amp;[.M26]))+OR(INDIRECT(&quot;L&quot;&amp;[.M25]);INDIRECT(&quot;L&quot;&amp;[.M26]))+OR(INDIRECT(&quot;M&quot;&amp;[.M25]);INDIRECT(&quot;M&quot;&amp;[.M26]))+OR(INDIRECT(&quot;N&quot;&amp;[.M25]);INDIRECT(&quot;N&quot;&amp;[.M26]))+OR(INDIRECT(&quot;O&quot;&amp;[.M25]);INDIRECT(&quot;O&quot;&amp;[.M26]))+OR(INDIRECT(&quot;P&quot;&amp;[.M25]);INDIRECT(&quot;P&quot;&amp;[.M26]))+OR(INDIRECT(&quot;Q&quot;&amp;[.M25]);INDIRECT(&quot;Q&quot;&amp;[.M26]))+OR(INDIRECT(&quot;R&quot;&amp;[.M25]);INDIRECT(&quot;R&quot;&amp;[.M26]))+OR(INDIRECT(&quot;S&quot;&amp;[.M25]);INDIRECT(&quot;S&quot;&amp;[.M26]))+OR(INDIRECT(&quot;T&quot;&amp;[.M25]);INDIRECT(&quot;T&quot;&amp;[.M26]))+OR(INDIRECT(&quot;U&quot;&amp;[.M25]);INDIRECT(&quot;U&quot;&amp;[.M26]))+OR(INDIRECT(&quot;V&quot;&amp;[.M25]);INDIRECT(&quot;V&quot;&amp;[.M26]))+OR(INDIRECT(&quot;W&quot;&amp;[.M25]);INDIRECT(&quot;W&quot;&amp;[.M26]))+OR(INDIRECT(&quot;X&quot;&amp;[.M25]);INDIRECT(&quot;X&quot;&amp;[.M26]))" office:value-type="boolean" office:boolean-value="3" calcext:value-type="boolean">
            <text:p>VRAI</text:p>
          </table:table-cell>
          <table:table-cell table:style-name="ce8" table:formula="of:=OR(INDIRECT(&quot;B&quot;&amp;[.N25]);INDIRECT(&quot;B&quot;&amp;[.N26]))+OR(INDIRECT(&quot;C&quot;&amp;[.N25]);INDIRECT(&quot;C&quot;&amp;[.N26]))+OR(INDIRECT(&quot;D&quot;&amp;[.N25]);INDIRECT(&quot;D&quot;&amp;[.N26]))+OR(INDIRECT(&quot;E&quot;&amp;[.N25]);INDIRECT(&quot;E&quot;&amp;[.N26]))+OR(INDIRECT(&quot;F&quot;&amp;[.N25]);INDIRECT(&quot;F&quot;&amp;[.N26]))+OR(INDIRECT(&quot;G&quot;&amp;[.N25]);INDIRECT(&quot;G&quot;&amp;[.N26]))+OR(INDIRECT(&quot;H&quot;&amp;[.N25]);INDIRECT(&quot;H&quot;&amp;[.N26]))+OR(INDIRECT(&quot;I&quot;&amp;[.N25]);INDIRECT(&quot;I&quot;&amp;[.N26]))+OR(INDIRECT(&quot;J&quot;&amp;[.N25]);INDIRECT(&quot;J&quot;&amp;[.N26]))+OR(INDIRECT(&quot;K&quot;&amp;[.N25]);INDIRECT(&quot;K&quot;&amp;[.N26]))+OR(INDIRECT(&quot;L&quot;&amp;[.N25]);INDIRECT(&quot;L&quot;&amp;[.N26]))+OR(INDIRECT(&quot;M&quot;&amp;[.N25]);INDIRECT(&quot;M&quot;&amp;[.N26]))+OR(INDIRECT(&quot;N&quot;&amp;[.N25]);INDIRECT(&quot;N&quot;&amp;[.N26]))+OR(INDIRECT(&quot;O&quot;&amp;[.N25]);INDIRECT(&quot;O&quot;&amp;[.N26]))+OR(INDIRECT(&quot;P&quot;&amp;[.N25]);INDIRECT(&quot;P&quot;&amp;[.N26]))+OR(INDIRECT(&quot;Q&quot;&amp;[.N25]);INDIRECT(&quot;Q&quot;&amp;[.N26]))+OR(INDIRECT(&quot;R&quot;&amp;[.N25]);INDIRECT(&quot;R&quot;&amp;[.N26]))+OR(INDIRECT(&quot;S&quot;&amp;[.N25]);INDIRECT(&quot;S&quot;&amp;[.N26]))+OR(INDIRECT(&quot;T&quot;&amp;[.N25]);INDIRECT(&quot;T&quot;&amp;[.N26]))+OR(INDIRECT(&quot;U&quot;&amp;[.N25]);INDIRECT(&quot;U&quot;&amp;[.N26]))+OR(INDIRECT(&quot;V&quot;&amp;[.N25]);INDIRECT(&quot;V&quot;&amp;[.N26]))+OR(INDIRECT(&quot;W&quot;&amp;[.N25]);INDIRECT(&quot;W&quot;&amp;[.N26]))+OR(INDIRECT(&quot;X&quot;&amp;[.N25]);INDIRECT(&quot;X&quot;&amp;[.N26]))" office:value-type="boolean" office:boolean-value="3" calcext:value-type="boolean">
            <text:p>VRAI</text:p>
          </table:table-cell>
          <table:table-cell table:style-name="ce8" table:formula="of:=OR(INDIRECT(&quot;B&quot;&amp;[.O25]);INDIRECT(&quot;B&quot;&amp;[.O26]))+OR(INDIRECT(&quot;C&quot;&amp;[.O25]);INDIRECT(&quot;C&quot;&amp;[.O26]))+OR(INDIRECT(&quot;D&quot;&amp;[.O25]);INDIRECT(&quot;D&quot;&amp;[.O26]))+OR(INDIRECT(&quot;E&quot;&amp;[.O25]);INDIRECT(&quot;E&quot;&amp;[.O26]))+OR(INDIRECT(&quot;F&quot;&amp;[.O25]);INDIRECT(&quot;F&quot;&amp;[.O26]))+OR(INDIRECT(&quot;G&quot;&amp;[.O25]);INDIRECT(&quot;G&quot;&amp;[.O26]))+OR(INDIRECT(&quot;H&quot;&amp;[.O25]);INDIRECT(&quot;H&quot;&amp;[.O26]))+OR(INDIRECT(&quot;I&quot;&amp;[.O25]);INDIRECT(&quot;I&quot;&amp;[.O26]))+OR(INDIRECT(&quot;J&quot;&amp;[.O25]);INDIRECT(&quot;J&quot;&amp;[.O26]))+OR(INDIRECT(&quot;K&quot;&amp;[.O25]);INDIRECT(&quot;K&quot;&amp;[.O26]))+OR(INDIRECT(&quot;L&quot;&amp;[.O25]);INDIRECT(&quot;L&quot;&amp;[.O26]))+OR(INDIRECT(&quot;M&quot;&amp;[.O25]);INDIRECT(&quot;M&quot;&amp;[.O26]))+OR(INDIRECT(&quot;N&quot;&amp;[.O25]);INDIRECT(&quot;N&quot;&amp;[.O26]))+OR(INDIRECT(&quot;O&quot;&amp;[.O25]);INDIRECT(&quot;O&quot;&amp;[.O26]))+OR(INDIRECT(&quot;P&quot;&amp;[.O25]);INDIRECT(&quot;P&quot;&amp;[.O26]))+OR(INDIRECT(&quot;Q&quot;&amp;[.O25]);INDIRECT(&quot;Q&quot;&amp;[.O26]))+OR(INDIRECT(&quot;R&quot;&amp;[.O25]);INDIRECT(&quot;R&quot;&amp;[.O26]))+OR(INDIRECT(&quot;S&quot;&amp;[.O25]);INDIRECT(&quot;S&quot;&amp;[.O26]))+OR(INDIRECT(&quot;T&quot;&amp;[.O25]);INDIRECT(&quot;T&quot;&amp;[.O26]))+OR(INDIRECT(&quot;U&quot;&amp;[.O25]);INDIRECT(&quot;U&quot;&amp;[.O26]))+OR(INDIRECT(&quot;V&quot;&amp;[.O25]);INDIRECT(&quot;V&quot;&amp;[.O26]))+OR(INDIRECT(&quot;W&quot;&amp;[.O25]);INDIRECT(&quot;W&quot;&amp;[.O26]))+OR(INDIRECT(&quot;X&quot;&amp;[.O25]);INDIRECT(&quot;X&quot;&amp;[.O26]))" office:value-type="boolean" office:boolean-value="4" calcext:value-type="boolean">
            <text:p>VRAI</text:p>
          </table:table-cell>
          <table:table-cell table:style-name="ce8" table:formula="of:=OR(INDIRECT(&quot;B&quot;&amp;[.P25]);INDIRECT(&quot;B&quot;&amp;[.P26]))+OR(INDIRECT(&quot;C&quot;&amp;[.P25]);INDIRECT(&quot;C&quot;&amp;[.P26]))+OR(INDIRECT(&quot;D&quot;&amp;[.P25]);INDIRECT(&quot;D&quot;&amp;[.P26]))+OR(INDIRECT(&quot;E&quot;&amp;[.P25]);INDIRECT(&quot;E&quot;&amp;[.P26]))+OR(INDIRECT(&quot;F&quot;&amp;[.P25]);INDIRECT(&quot;F&quot;&amp;[.P26]))+OR(INDIRECT(&quot;G&quot;&amp;[.P25]);INDIRECT(&quot;G&quot;&amp;[.P26]))+OR(INDIRECT(&quot;H&quot;&amp;[.P25]);INDIRECT(&quot;H&quot;&amp;[.P26]))+OR(INDIRECT(&quot;I&quot;&amp;[.P25]);INDIRECT(&quot;I&quot;&amp;[.P26]))+OR(INDIRECT(&quot;J&quot;&amp;[.P25]);INDIRECT(&quot;J&quot;&amp;[.P26]))+OR(INDIRECT(&quot;K&quot;&amp;[.P25]);INDIRECT(&quot;K&quot;&amp;[.P26]))+OR(INDIRECT(&quot;L&quot;&amp;[.P25]);INDIRECT(&quot;L&quot;&amp;[.P26]))+OR(INDIRECT(&quot;M&quot;&amp;[.P25]);INDIRECT(&quot;M&quot;&amp;[.P26]))+OR(INDIRECT(&quot;N&quot;&amp;[.P25]);INDIRECT(&quot;N&quot;&amp;[.P26]))+OR(INDIRECT(&quot;O&quot;&amp;[.P25]);INDIRECT(&quot;O&quot;&amp;[.P26]))+OR(INDIRECT(&quot;P&quot;&amp;[.P25]);INDIRECT(&quot;P&quot;&amp;[.P26]))+OR(INDIRECT(&quot;Q&quot;&amp;[.P25]);INDIRECT(&quot;Q&quot;&amp;[.P26]))+OR(INDIRECT(&quot;R&quot;&amp;[.P25]);INDIRECT(&quot;R&quot;&amp;[.P26]))+OR(INDIRECT(&quot;S&quot;&amp;[.P25]);INDIRECT(&quot;S&quot;&amp;[.P26]))+OR(INDIRECT(&quot;T&quot;&amp;[.P25]);INDIRECT(&quot;T&quot;&amp;[.P26]))+OR(INDIRECT(&quot;U&quot;&amp;[.P25]);INDIRECT(&quot;U&quot;&amp;[.P26]))+OR(INDIRECT(&quot;V&quot;&amp;[.P25]);INDIRECT(&quot;V&quot;&amp;[.P26]))+OR(INDIRECT(&quot;W&quot;&amp;[.P25]);INDIRECT(&quot;W&quot;&amp;[.P26]))+OR(INDIRECT(&quot;X&quot;&amp;[.P25]);INDIRECT(&quot;X&quot;&amp;[.P26]))" office:value-type="boolean" office:boolean-value="2" calcext:value-type="boolean">
            <text:p>VRAI</text:p>
          </table:table-cell>
          <table:table-cell table:style-name="ce8" table:formula="of:=OR(INDIRECT(&quot;B&quot;&amp;[.Q25]);INDIRECT(&quot;B&quot;&amp;[.Q26]))+OR(INDIRECT(&quot;C&quot;&amp;[.Q25]);INDIRECT(&quot;C&quot;&amp;[.Q26]))+OR(INDIRECT(&quot;D&quot;&amp;[.Q25]);INDIRECT(&quot;D&quot;&amp;[.Q26]))+OR(INDIRECT(&quot;E&quot;&amp;[.Q25]);INDIRECT(&quot;E&quot;&amp;[.Q26]))+OR(INDIRECT(&quot;F&quot;&amp;[.Q25]);INDIRECT(&quot;F&quot;&amp;[.Q26]))+OR(INDIRECT(&quot;G&quot;&amp;[.Q25]);INDIRECT(&quot;G&quot;&amp;[.Q26]))+OR(INDIRECT(&quot;H&quot;&amp;[.Q25]);INDIRECT(&quot;H&quot;&amp;[.Q26]))+OR(INDIRECT(&quot;I&quot;&amp;[.Q25]);INDIRECT(&quot;I&quot;&amp;[.Q26]))+OR(INDIRECT(&quot;J&quot;&amp;[.Q25]);INDIRECT(&quot;J&quot;&amp;[.Q26]))+OR(INDIRECT(&quot;K&quot;&amp;[.Q25]);INDIRECT(&quot;K&quot;&amp;[.Q26]))+OR(INDIRECT(&quot;L&quot;&amp;[.Q25]);INDIRECT(&quot;L&quot;&amp;[.Q26]))+OR(INDIRECT(&quot;M&quot;&amp;[.Q25]);INDIRECT(&quot;M&quot;&amp;[.Q26]))+OR(INDIRECT(&quot;N&quot;&amp;[.Q25]);INDIRECT(&quot;N&quot;&amp;[.Q26]))+OR(INDIRECT(&quot;O&quot;&amp;[.Q25]);INDIRECT(&quot;O&quot;&amp;[.Q26]))+OR(INDIRECT(&quot;P&quot;&amp;[.Q25]);INDIRECT(&quot;P&quot;&amp;[.Q26]))+OR(INDIRECT(&quot;Q&quot;&amp;[.Q25]);INDIRECT(&quot;Q&quot;&amp;[.Q26]))+OR(INDIRECT(&quot;R&quot;&amp;[.Q25]);INDIRECT(&quot;R&quot;&amp;[.Q26]))+OR(INDIRECT(&quot;S&quot;&amp;[.Q25]);INDIRECT(&quot;S&quot;&amp;[.Q26]))+OR(INDIRECT(&quot;T&quot;&amp;[.Q25]);INDIRECT(&quot;T&quot;&amp;[.Q26]))+OR(INDIRECT(&quot;U&quot;&amp;[.Q25]);INDIRECT(&quot;U&quot;&amp;[.Q26]))+OR(INDIRECT(&quot;V&quot;&amp;[.Q25]);INDIRECT(&quot;V&quot;&amp;[.Q26]))+OR(INDIRECT(&quot;W&quot;&amp;[.Q25]);INDIRECT(&quot;W&quot;&amp;[.Q26]))+OR(INDIRECT(&quot;X&quot;&amp;[.Q25]);INDIRECT(&quot;X&quot;&amp;[.Q26]))" office:value-type="boolean" office:boolean-value="true" calcext:value-type="boolean">
            <text:p>VRAI</text:p>
          </table:table-cell>
          <table:table-cell table:style-name="ce8" table:formula="of:=OR(INDIRECT(&quot;B&quot;&amp;[.R25]);INDIRECT(&quot;B&quot;&amp;[.R26]))+OR(INDIRECT(&quot;C&quot;&amp;[.R25]);INDIRECT(&quot;C&quot;&amp;[.R26]))+OR(INDIRECT(&quot;D&quot;&amp;[.R25]);INDIRECT(&quot;D&quot;&amp;[.R26]))+OR(INDIRECT(&quot;E&quot;&amp;[.R25]);INDIRECT(&quot;E&quot;&amp;[.R26]))+OR(INDIRECT(&quot;F&quot;&amp;[.R25]);INDIRECT(&quot;F&quot;&amp;[.R26]))+OR(INDIRECT(&quot;G&quot;&amp;[.R25]);INDIRECT(&quot;G&quot;&amp;[.R26]))+OR(INDIRECT(&quot;H&quot;&amp;[.R25]);INDIRECT(&quot;H&quot;&amp;[.R26]))+OR(INDIRECT(&quot;I&quot;&amp;[.R25]);INDIRECT(&quot;I&quot;&amp;[.R26]))+OR(INDIRECT(&quot;J&quot;&amp;[.R25]);INDIRECT(&quot;J&quot;&amp;[.R26]))+OR(INDIRECT(&quot;K&quot;&amp;[.R25]);INDIRECT(&quot;K&quot;&amp;[.R26]))+OR(INDIRECT(&quot;L&quot;&amp;[.R25]);INDIRECT(&quot;L&quot;&amp;[.R26]))+OR(INDIRECT(&quot;M&quot;&amp;[.R25]);INDIRECT(&quot;M&quot;&amp;[.R26]))+OR(INDIRECT(&quot;N&quot;&amp;[.R25]);INDIRECT(&quot;N&quot;&amp;[.R26]))+OR(INDIRECT(&quot;O&quot;&amp;[.R25]);INDIRECT(&quot;O&quot;&amp;[.R26]))+OR(INDIRECT(&quot;P&quot;&amp;[.R25]);INDIRECT(&quot;P&quot;&amp;[.R26]))+OR(INDIRECT(&quot;Q&quot;&amp;[.R25]);INDIRECT(&quot;Q&quot;&amp;[.R26]))+OR(INDIRECT(&quot;R&quot;&amp;[.R25]);INDIRECT(&quot;R&quot;&amp;[.R26]))+OR(INDIRECT(&quot;S&quot;&amp;[.R25]);INDIRECT(&quot;S&quot;&amp;[.R26]))+OR(INDIRECT(&quot;T&quot;&amp;[.R25]);INDIRECT(&quot;T&quot;&amp;[.R26]))+OR(INDIRECT(&quot;U&quot;&amp;[.R25]);INDIRECT(&quot;U&quot;&amp;[.R26]))+OR(INDIRECT(&quot;V&quot;&amp;[.R25]);INDIRECT(&quot;V&quot;&amp;[.R26]))+OR(INDIRECT(&quot;W&quot;&amp;[.R25]);INDIRECT(&quot;W&quot;&amp;[.R26]))+OR(INDIRECT(&quot;X&quot;&amp;[.R25]);INDIRECT(&quot;X&quot;&amp;[.R26]))" office:value-type="boolean" office:boolean-value="true" calcext:value-type="boolean">
            <text:p>VRAI</text:p>
          </table:table-cell>
          <table:table-cell table:style-name="ce8" table:formula="of:=OR(INDIRECT(&quot;B&quot;&amp;[.S25]);INDIRECT(&quot;B&quot;&amp;[.S26]))+OR(INDIRECT(&quot;C&quot;&amp;[.S25]);INDIRECT(&quot;C&quot;&amp;[.S26]))+OR(INDIRECT(&quot;D&quot;&amp;[.S25]);INDIRECT(&quot;D&quot;&amp;[.S26]))+OR(INDIRECT(&quot;E&quot;&amp;[.S25]);INDIRECT(&quot;E&quot;&amp;[.S26]))+OR(INDIRECT(&quot;F&quot;&amp;[.S25]);INDIRECT(&quot;F&quot;&amp;[.S26]))+OR(INDIRECT(&quot;G&quot;&amp;[.S25]);INDIRECT(&quot;G&quot;&amp;[.S26]))+OR(INDIRECT(&quot;H&quot;&amp;[.S25]);INDIRECT(&quot;H&quot;&amp;[.S26]))+OR(INDIRECT(&quot;I&quot;&amp;[.S25]);INDIRECT(&quot;I&quot;&amp;[.S26]))+OR(INDIRECT(&quot;J&quot;&amp;[.S25]);INDIRECT(&quot;J&quot;&amp;[.S26]))+OR(INDIRECT(&quot;K&quot;&amp;[.S25]);INDIRECT(&quot;K&quot;&amp;[.S26]))+OR(INDIRECT(&quot;L&quot;&amp;[.S25]);INDIRECT(&quot;L&quot;&amp;[.S26]))+OR(INDIRECT(&quot;M&quot;&amp;[.S25]);INDIRECT(&quot;M&quot;&amp;[.S26]))+OR(INDIRECT(&quot;N&quot;&amp;[.S25]);INDIRECT(&quot;N&quot;&amp;[.S26]))+OR(INDIRECT(&quot;O&quot;&amp;[.S25]);INDIRECT(&quot;O&quot;&amp;[.S26]))+OR(INDIRECT(&quot;P&quot;&amp;[.S25]);INDIRECT(&quot;P&quot;&amp;[.S26]))+OR(INDIRECT(&quot;Q&quot;&amp;[.S25]);INDIRECT(&quot;Q&quot;&amp;[.S26]))+OR(INDIRECT(&quot;R&quot;&amp;[.S25]);INDIRECT(&quot;R&quot;&amp;[.S26]))+OR(INDIRECT(&quot;S&quot;&amp;[.S25]);INDIRECT(&quot;S&quot;&amp;[.S26]))+OR(INDIRECT(&quot;T&quot;&amp;[.S25]);INDIRECT(&quot;T&quot;&amp;[.S26]))+OR(INDIRECT(&quot;U&quot;&amp;[.S25]);INDIRECT(&quot;U&quot;&amp;[.S26]))+OR(INDIRECT(&quot;V&quot;&amp;[.S25]);INDIRECT(&quot;V&quot;&amp;[.S26]))+OR(INDIRECT(&quot;W&quot;&amp;[.S25]);INDIRECT(&quot;W&quot;&amp;[.S26]))+OR(INDIRECT(&quot;X&quot;&amp;[.S25]);INDIRECT(&quot;X&quot;&amp;[.S26]))" office:value-type="boolean" office:boolean-value="2" calcext:value-type="boolean">
            <text:p>VRAI</text:p>
          </table:table-cell>
          <table:table-cell table:style-name="ce8" table:formula="of:=OR(INDIRECT(&quot;B&quot;&amp;[.T25]);INDIRECT(&quot;B&quot;&amp;[.T26]))+OR(INDIRECT(&quot;C&quot;&amp;[.T25]);INDIRECT(&quot;C&quot;&amp;[.T26]))+OR(INDIRECT(&quot;D&quot;&amp;[.T25]);INDIRECT(&quot;D&quot;&amp;[.T26]))+OR(INDIRECT(&quot;E&quot;&amp;[.T25]);INDIRECT(&quot;E&quot;&amp;[.T26]))+OR(INDIRECT(&quot;F&quot;&amp;[.T25]);INDIRECT(&quot;F&quot;&amp;[.T26]))+OR(INDIRECT(&quot;G&quot;&amp;[.T25]);INDIRECT(&quot;G&quot;&amp;[.T26]))+OR(INDIRECT(&quot;H&quot;&amp;[.T25]);INDIRECT(&quot;H&quot;&amp;[.T26]))+OR(INDIRECT(&quot;I&quot;&amp;[.T25]);INDIRECT(&quot;I&quot;&amp;[.T26]))+OR(INDIRECT(&quot;J&quot;&amp;[.T25]);INDIRECT(&quot;J&quot;&amp;[.T26]))+OR(INDIRECT(&quot;K&quot;&amp;[.T25]);INDIRECT(&quot;K&quot;&amp;[.T26]))+OR(INDIRECT(&quot;L&quot;&amp;[.T25]);INDIRECT(&quot;L&quot;&amp;[.T26]))+OR(INDIRECT(&quot;M&quot;&amp;[.T25]);INDIRECT(&quot;M&quot;&amp;[.T26]))+OR(INDIRECT(&quot;N&quot;&amp;[.T25]);INDIRECT(&quot;N&quot;&amp;[.T26]))+OR(INDIRECT(&quot;O&quot;&amp;[.T25]);INDIRECT(&quot;O&quot;&amp;[.T26]))+OR(INDIRECT(&quot;P&quot;&amp;[.T25]);INDIRECT(&quot;P&quot;&amp;[.T26]))+OR(INDIRECT(&quot;Q&quot;&amp;[.T25]);INDIRECT(&quot;Q&quot;&amp;[.T26]))+OR(INDIRECT(&quot;R&quot;&amp;[.T25]);INDIRECT(&quot;R&quot;&amp;[.T26]))+OR(INDIRECT(&quot;S&quot;&amp;[.T25]);INDIRECT(&quot;S&quot;&amp;[.T26]))+OR(INDIRECT(&quot;T&quot;&amp;[.T25]);INDIRECT(&quot;T&quot;&amp;[.T26]))+OR(INDIRECT(&quot;U&quot;&amp;[.T25]);INDIRECT(&quot;U&quot;&amp;[.T26]))+OR(INDIRECT(&quot;V&quot;&amp;[.T25]);INDIRECT(&quot;V&quot;&amp;[.T26]))+OR(INDIRECT(&quot;W&quot;&amp;[.T25]);INDIRECT(&quot;W&quot;&amp;[.T26]))+OR(INDIRECT(&quot;X&quot;&amp;[.T25]);INDIRECT(&quot;X&quot;&amp;[.T26]))" office:value-type="boolean" office:boolean-value="true" calcext:value-type="boolean">
            <text:p>VRAI</text:p>
          </table:table-cell>
          <table:table-cell table:style-name="ce8" table:formula="of:=OR(INDIRECT(&quot;B&quot;&amp;[.U25]);INDIRECT(&quot;B&quot;&amp;[.U26]))+OR(INDIRECT(&quot;C&quot;&amp;[.U25]);INDIRECT(&quot;C&quot;&amp;[.U26]))+OR(INDIRECT(&quot;D&quot;&amp;[.U25]);INDIRECT(&quot;D&quot;&amp;[.U26]))+OR(INDIRECT(&quot;E&quot;&amp;[.U25]);INDIRECT(&quot;E&quot;&amp;[.U26]))+OR(INDIRECT(&quot;F&quot;&amp;[.U25]);INDIRECT(&quot;F&quot;&amp;[.U26]))+OR(INDIRECT(&quot;G&quot;&amp;[.U25]);INDIRECT(&quot;G&quot;&amp;[.U26]))+OR(INDIRECT(&quot;H&quot;&amp;[.U25]);INDIRECT(&quot;H&quot;&amp;[.U26]))+OR(INDIRECT(&quot;I&quot;&amp;[.U25]);INDIRECT(&quot;I&quot;&amp;[.U26]))+OR(INDIRECT(&quot;J&quot;&amp;[.U25]);INDIRECT(&quot;J&quot;&amp;[.U26]))+OR(INDIRECT(&quot;K&quot;&amp;[.U25]);INDIRECT(&quot;K&quot;&amp;[.U26]))+OR(INDIRECT(&quot;L&quot;&amp;[.U25]);INDIRECT(&quot;L&quot;&amp;[.U26]))+OR(INDIRECT(&quot;M&quot;&amp;[.U25]);INDIRECT(&quot;M&quot;&amp;[.U26]))+OR(INDIRECT(&quot;N&quot;&amp;[.U25]);INDIRECT(&quot;N&quot;&amp;[.U26]))+OR(INDIRECT(&quot;O&quot;&amp;[.U25]);INDIRECT(&quot;O&quot;&amp;[.U26]))+OR(INDIRECT(&quot;P&quot;&amp;[.U25]);INDIRECT(&quot;P&quot;&amp;[.U26]))+OR(INDIRECT(&quot;Q&quot;&amp;[.U25]);INDIRECT(&quot;Q&quot;&amp;[.U26]))+OR(INDIRECT(&quot;R&quot;&amp;[.U25]);INDIRECT(&quot;R&quot;&amp;[.U26]))+OR(INDIRECT(&quot;S&quot;&amp;[.U25]);INDIRECT(&quot;S&quot;&amp;[.U26]))+OR(INDIRECT(&quot;T&quot;&amp;[.U25]);INDIRECT(&quot;T&quot;&amp;[.U26]))+OR(INDIRECT(&quot;U&quot;&amp;[.U25]);INDIRECT(&quot;U&quot;&amp;[.U26]))+OR(INDIRECT(&quot;V&quot;&amp;[.U25]);INDIRECT(&quot;V&quot;&amp;[.U26]))+OR(INDIRECT(&quot;W&quot;&amp;[.U25]);INDIRECT(&quot;W&quot;&amp;[.U26]))+OR(INDIRECT(&quot;X&quot;&amp;[.U25]);INDIRECT(&quot;X&quot;&amp;[.U26]))" office:value-type="boolean" office:boolean-value="true" calcext:value-type="boolean">
            <text:p>VRAI</text:p>
          </table:table-cell>
          <table:table-cell table:style-name="ce8" table:formula="of:=OR(INDIRECT(&quot;B&quot;&amp;[.V25]);INDIRECT(&quot;B&quot;&amp;[.V26]))+OR(INDIRECT(&quot;C&quot;&amp;[.V25]);INDIRECT(&quot;C&quot;&amp;[.V26]))+OR(INDIRECT(&quot;D&quot;&amp;[.V25]);INDIRECT(&quot;D&quot;&amp;[.V26]))+OR(INDIRECT(&quot;E&quot;&amp;[.V25]);INDIRECT(&quot;E&quot;&amp;[.V26]))+OR(INDIRECT(&quot;F&quot;&amp;[.V25]);INDIRECT(&quot;F&quot;&amp;[.V26]))+OR(INDIRECT(&quot;G&quot;&amp;[.V25]);INDIRECT(&quot;G&quot;&amp;[.V26]))+OR(INDIRECT(&quot;H&quot;&amp;[.V25]);INDIRECT(&quot;H&quot;&amp;[.V26]))+OR(INDIRECT(&quot;I&quot;&amp;[.V25]);INDIRECT(&quot;I&quot;&amp;[.V26]))+OR(INDIRECT(&quot;J&quot;&amp;[.V25]);INDIRECT(&quot;J&quot;&amp;[.V26]))+OR(INDIRECT(&quot;K&quot;&amp;[.V25]);INDIRECT(&quot;K&quot;&amp;[.V26]))+OR(INDIRECT(&quot;L&quot;&amp;[.V25]);INDIRECT(&quot;L&quot;&amp;[.V26]))+OR(INDIRECT(&quot;M&quot;&amp;[.V25]);INDIRECT(&quot;M&quot;&amp;[.V26]))+OR(INDIRECT(&quot;N&quot;&amp;[.V25]);INDIRECT(&quot;N&quot;&amp;[.V26]))+OR(INDIRECT(&quot;O&quot;&amp;[.V25]);INDIRECT(&quot;O&quot;&amp;[.V26]))+OR(INDIRECT(&quot;P&quot;&amp;[.V25]);INDIRECT(&quot;P&quot;&amp;[.V26]))+OR(INDIRECT(&quot;Q&quot;&amp;[.V25]);INDIRECT(&quot;Q&quot;&amp;[.V26]))+OR(INDIRECT(&quot;R&quot;&amp;[.V25]);INDIRECT(&quot;R&quot;&amp;[.V26]))+OR(INDIRECT(&quot;S&quot;&amp;[.V25]);INDIRECT(&quot;S&quot;&amp;[.V26]))+OR(INDIRECT(&quot;T&quot;&amp;[.V25]);INDIRECT(&quot;T&quot;&amp;[.V26]))+OR(INDIRECT(&quot;U&quot;&amp;[.V25]);INDIRECT(&quot;U&quot;&amp;[.V26]))+OR(INDIRECT(&quot;V&quot;&amp;[.V25]);INDIRECT(&quot;V&quot;&amp;[.V26]))+OR(INDIRECT(&quot;W&quot;&amp;[.V25]);INDIRECT(&quot;W&quot;&amp;[.V26]))+OR(INDIRECT(&quot;X&quot;&amp;[.V25]);INDIRECT(&quot;X&quot;&amp;[.V26]))" office:value-type="boolean" office:boolean-value="true" calcext:value-type="boolean">
            <text:p>VRAI</text:p>
          </table:table-cell>
          <table:table-cell table:style-name="ce8" table:formula="of:=OR(INDIRECT(&quot;B&quot;&amp;[.W25]);INDIRECT(&quot;B&quot;&amp;[.W26]))+OR(INDIRECT(&quot;C&quot;&amp;[.W25]);INDIRECT(&quot;C&quot;&amp;[.W26]))+OR(INDIRECT(&quot;D&quot;&amp;[.W25]);INDIRECT(&quot;D&quot;&amp;[.W26]))+OR(INDIRECT(&quot;E&quot;&amp;[.W25]);INDIRECT(&quot;E&quot;&amp;[.W26]))+OR(INDIRECT(&quot;F&quot;&amp;[.W25]);INDIRECT(&quot;F&quot;&amp;[.W26]))+OR(INDIRECT(&quot;G&quot;&amp;[.W25]);INDIRECT(&quot;G&quot;&amp;[.W26]))+OR(INDIRECT(&quot;H&quot;&amp;[.W25]);INDIRECT(&quot;H&quot;&amp;[.W26]))+OR(INDIRECT(&quot;I&quot;&amp;[.W25]);INDIRECT(&quot;I&quot;&amp;[.W26]))+OR(INDIRECT(&quot;J&quot;&amp;[.W25]);INDIRECT(&quot;J&quot;&amp;[.W26]))+OR(INDIRECT(&quot;K&quot;&amp;[.W25]);INDIRECT(&quot;K&quot;&amp;[.W26]))+OR(INDIRECT(&quot;L&quot;&amp;[.W25]);INDIRECT(&quot;L&quot;&amp;[.W26]))+OR(INDIRECT(&quot;M&quot;&amp;[.W25]);INDIRECT(&quot;M&quot;&amp;[.W26]))+OR(INDIRECT(&quot;N&quot;&amp;[.W25]);INDIRECT(&quot;N&quot;&amp;[.W26]))+OR(INDIRECT(&quot;O&quot;&amp;[.W25]);INDIRECT(&quot;O&quot;&amp;[.W26]))+OR(INDIRECT(&quot;P&quot;&amp;[.W25]);INDIRECT(&quot;P&quot;&amp;[.W26]))+OR(INDIRECT(&quot;Q&quot;&amp;[.W25]);INDIRECT(&quot;Q&quot;&amp;[.W26]))+OR(INDIRECT(&quot;R&quot;&amp;[.W25]);INDIRECT(&quot;R&quot;&amp;[.W26]))+OR(INDIRECT(&quot;S&quot;&amp;[.W25]);INDIRECT(&quot;S&quot;&amp;[.W26]))+OR(INDIRECT(&quot;T&quot;&amp;[.W25]);INDIRECT(&quot;T&quot;&amp;[.W26]))+OR(INDIRECT(&quot;U&quot;&amp;[.W25]);INDIRECT(&quot;U&quot;&amp;[.W26]))+OR(INDIRECT(&quot;V&quot;&amp;[.W25]);INDIRECT(&quot;V&quot;&amp;[.W26]))+OR(INDIRECT(&quot;W&quot;&amp;[.W25]);INDIRECT(&quot;W&quot;&amp;[.W26]))+OR(INDIRECT(&quot;X&quot;&amp;[.W25]);INDIRECT(&quot;X&quot;&amp;[.W26]))" office:value-type="string" office:string-value="" calcext:value-type="error">
            <text:p>#VALEUR !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esult</text:p>
          </table:table-cell>
          <table:table-cell table:style-name="ce4" table:formula="of:=[.C30]/[.C31]" office:value-type="float" office:value="1" calcext:value-type="float">
            <text:p>1</text:p>
          </table:table-cell>
          <table:table-cell table:style-name="ce4" table:formula="of:=[.D30]/[.D31]" office:value-type="float" office:value="1" calcext:value-type="float">
            <text:p>1</text:p>
          </table:table-cell>
          <table:table-cell table:style-name="ce4" table:formula="of:=[.E30]/[.E31]" office:value-type="float" office:value="1" calcext:value-type="float">
            <text:p>1</text:p>
          </table:table-cell>
          <table:table-cell table:style-name="ce4" table:formula="of:=[.F30]/[.F31]" office:value-type="float" office:value="1" calcext:value-type="float">
            <text:p>1</text:p>
          </table:table-cell>
          <table:table-cell table:style-name="ce4" table:formula="of:=[.G30]/[.G31]" office:value-type="float" office:value="1" calcext:value-type="float">
            <text:p>1</text:p>
          </table:table-cell>
          <table:table-cell table:style-name="ce4" table:formula="of:=[.H30]/[.H31]" office:value-type="float" office:value="1" calcext:value-type="float">
            <text:p>1</text:p>
          </table:table-cell>
          <table:table-cell table:style-name="ce4" table:formula="of:=[.I30]/[.I31]" office:value-type="float" office:value="1" calcext:value-type="float">
            <text:p>1</text:p>
          </table:table-cell>
          <table:table-cell table:style-name="ce4" table:formula="of:=[.J30]/[.J31]" office:value-type="float" office:value="1" calcext:value-type="float">
            <text:p>1</text:p>
          </table:table-cell>
          <table:table-cell table:style-name="ce4" table:formula="of:=[.K30]/[.K31]" office:value-type="float" office:value="1" calcext:value-type="float">
            <text:p>1</text:p>
          </table:table-cell>
          <table:table-cell table:style-name="ce4" table:formula="of:=[.L30]/[.L31]" office:value-type="float" office:value="1" calcext:value-type="float">
            <text:p>1</text:p>
          </table:table-cell>
          <table:table-cell table:style-name="ce4" table:formula="of:=[.M30]/[.M31]" office:value-type="float" office:value="1" calcext:value-type="float">
            <text:p>1</text:p>
          </table:table-cell>
          <table:table-cell table:style-name="ce4" table:formula="of:=[.N30]/[.N31]" office:value-type="float" office:value="1" calcext:value-type="float">
            <text:p>1</text:p>
          </table:table-cell>
          <table:table-cell table:style-name="ce4" table:formula="of:=[.O30]/[.O31]" office:value-type="float" office:value="1" calcext:value-type="float">
            <text:p>1</text:p>
          </table:table-cell>
          <table:table-cell table:style-name="ce4" table:formula="of:=[.P30]/[.P31]" office:value-type="float" office:value="1" calcext:value-type="float">
            <text:p>1</text:p>
          </table:table-cell>
          <table:table-cell table:style-name="ce4" table:formula="of:=[.Q30]/[.Q31]" office:value-type="float" office:value="1" calcext:value-type="float">
            <text:p>1</text:p>
          </table:table-cell>
          <table:table-cell table:style-name="ce4" table:formula="of:=[.R30]/[.R31]" office:value-type="float" office:value="1" calcext:value-type="float">
            <text:p>1</text:p>
          </table:table-cell>
          <table:table-cell table:style-name="ce4" table:formula="of:=[.S30]/[.S31]" office:value-type="float" office:value="1" calcext:value-type="float">
            <text:p>1</text:p>
          </table:table-cell>
          <table:table-cell table:style-name="ce4" table:formula="of:=[.T30]/[.T31]" office:value-type="float" office:value="1" calcext:value-type="float">
            <text:p>1</text:p>
          </table:table-cell>
          <table:table-cell table:style-name="ce4" table:formula="of:=[.U30]/[.U31]" office:value-type="float" office:value="1" calcext:value-type="float">
            <text:p>1</text:p>
          </table:table-cell>
          <table:table-cell table:style-name="ce4" table:formula="of:=[.V30]/[.V31]" office:value-type="float" office:value="1" calcext:value-type="float">
            <text:p>1</text:p>
          </table:table-cell>
          <table:table-cell table:style-name="ce4" table:formula="of:=[.W30]/[.W31]" office:value-type="string" office:string-value="" calcext:value-type="error">
            <text:p>#VALEUR !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9"/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style-name="ce31"/>
          <table:table-cell table:style-name="ce6" office:value-type="string" calcext:value-type="string">
            <text:p>CC01</text:p>
          </table:table-cell>
          <table:table-cell table:style-name="ce6" office:value-type="string" calcext:value-type="string">
            <text:p>CC02</text:p>
          </table:table-cell>
          <table:table-cell table:style-name="ce6" office:value-type="string" calcext:value-type="string">
            <text:p>CC03</text:p>
          </table:table-cell>
          <table:table-cell table:style-name="ce6" office:value-type="string" calcext:value-type="string">
            <text:p>CC04</text:p>
          </table:table-cell>
          <table:table-cell table:style-name="ce6" office:value-type="string" calcext:value-type="string">
            <text:p>CC05</text:p>
          </table:table-cell>
          <table:table-cell table:style-name="ce6" office:value-type="string" calcext:value-type="string">
            <text:p>CC06</text:p>
          </table:table-cell>
          <table:table-cell table:style-name="ce6" office:value-type="string" calcext:value-type="string">
            <text:p>CC07</text:p>
          </table:table-cell>
          <table:table-cell table:style-name="ce6" office:value-type="string" calcext:value-type="string">
            <text:p>CC08</text:p>
          </table:table-cell>
          <table:table-cell table:style-name="ce6" office:value-type="string" calcext:value-type="string">
            <text:p>CC09</text:p>
          </table:table-cell>
          <table:table-cell table:style-name="ce6" office:value-type="string" calcext:value-type="string">
            <text:p>CC10</text:p>
          </table:table-cell>
          <table:table-cell table:style-name="ce6" office:value-type="string" calcext:value-type="string">
            <text:p>CC11</text:p>
          </table:table-cell>
          <table:table-cell table:style-name="ce6" office:value-type="string" calcext:value-type="string">
            <text:p>CC12</text:p>
          </table:table-cell>
          <table:table-cell table:style-name="ce6" office:value-type="string" calcext:value-type="string">
            <text:p>CC13</text:p>
          </table:table-cell>
          <table:table-cell table:style-name="ce6" office:value-type="string" calcext:value-type="string">
            <text:p>CC14</text:p>
          </table:table-cell>
          <table:table-cell table:style-name="ce6" office:value-type="string" calcext:value-type="string">
            <text:p>CC15</text:p>
          </table:table-cell>
          <table:table-cell table:style-name="ce6" office:value-type="string" calcext:value-type="string">
            <text:p>CC16</text:p>
          </table:table-cell>
          <table:table-cell table:style-name="ce6" office:value-type="string" calcext:value-type="string">
            <text:p>CC17</text:p>
          </table:table-cell>
          <table:table-cell table:style-name="ce6" office:value-type="string" calcext:value-type="string">
            <text:p>CC18</text:p>
          </table:table-cell>
          <table:table-cell table:style-name="ce6" office:value-type="string" calcext:value-type="string">
            <text:p>CC19</text:p>
          </table:table-cell>
          <table:table-cell table:style-name="ce6" office:value-type="string" calcext:value-type="string">
            <text:p>CC20</text:p>
          </table:table-cell>
          <table:table-cell table:style-name="ce23" office:value-type="string" calcext:value-type="string">
            <text:p>M-SD</text:p>
          </table:table-cell>
          <table:table-cell/>
          <table:table-cell table:style-name="ce27" office:value-type="string" calcext:value-type="string">
            <text:p>SD DEV</text:p>
          </table:table-cell>
          <table:table-cell table:style-name="ce27" office:value-type="string" calcext:value-type="string">
            <text:p>MEAN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1</text:p>
          </table:table-cell>
          <table:table-cell table:style-name="ce32"/>
          <table:table-cell table:style-name="ce33" office:value-type="float" office:value="0.777777777777778" calcext:value-type="float">
            <text:p>0,7777777778</text:p>
          </table:table-cell>
          <table:table-cell table:style-name="ce36" office:value-type="float" office:value="0.55" calcext:value-type="float">
            <text:p>0,55</text:p>
          </table:table-cell>
          <table:table-cell table:style-name="ce34" office:value-type="float" office:value="0.588235294117647" calcext:value-type="float">
            <text:p>0,5882352941</text:p>
          </table:table-cell>
          <table:table-cell table:number-columns-repeated="2" table:style-name="ce33" office:value-type="float" office:value="0.941176470588235" calcext:value-type="float">
            <text:p>0,9411764706</text:p>
          </table:table-cell>
          <table:table-cell table:style-name="ce38" office:value-type="float" office:value="0.785714285714286" calcext:value-type="float">
            <text:p>0,785714285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0.916666666666667" calcext:value-type="float">
            <text:p>0,9166666667</text:p>
          </table:table-cell>
          <table:table-cell table:style-name="ce33" office:value-type="float" office:value="0.9" calcext:value-type="float">
            <text:p>0,9</text:p>
          </table:table-cell>
          <table:table-cell table:number-columns-repeated="2" table:style-name="ce33" office:value-type="float" office:value="0.888888888888889" calcext:value-type="float">
            <text:p>0,8888888889</text:p>
          </table:table-cell>
          <table:table-cell table:style-name="ce33" office:value-type="float" office:value="0.777777777777778" calcext:value-type="float">
            <text:p>0,7777777778</text:p>
          </table:table-cell>
          <table:table-cell table:number-columns-repeated="3" table:style-name="ce33" office:value-type="float" office:value="0.888888888888889" calcext:value-type="float">
            <text:p>0,8888888889</text:p>
          </table:table-cell>
          <table:table-cell table:style-name="ce24" table:formula="of:=[.Z38]-[.Y38]" office:value-type="float" office:value="0.732965446370522" calcext:value-type="float">
            <text:p>0,7329654464</text:p>
          </table:table-cell>
          <table:table-cell/>
          <table:table-cell table:style-name="ce28" table:formula="of:=STDEV([.C38:.W38])" office:value-type="float" office:value="0.120875037191324" calcext:value-type="float">
            <text:p>0,1208750372</text:p>
          </table:table-cell>
          <table:table-cell table:style-name="ce27" table:formula="of:=AVERAGE([.C38:.V38])" office:value-type="float" office:value="0.853840483561846" calcext:value-type="float">
            <text:p>0,8538404836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2</text:p>
          </table:table-cell>
          <table:table-cell table:style-name="ce33" office:value-type="float" office:value="0.777777777777778" calcext:value-type="float">
            <text:p>0,7777777778</text:p>
          </table:table-cell>
          <table:table-cell table:style-name="ce32"/>
          <table:table-cell table:style-name="ce34" office:value-type="float" office:value="0.9" calcext:value-type="float">
            <text:p>0,9</text:p>
          </table:table-cell>
          <table:table-cell table:style-name="ce33" office:value-type="float" office:value="0.9375" calcext:value-type="float">
            <text:p>0,9375</text:p>
          </table:table-cell>
          <table:table-cell table:number-columns-repeated="16" table:style-name="ce33" office:value-type="float" office:value="1" calcext:value-type="float">
            <text:p>1</text:p>
          </table:table-cell>
          <table:table-cell table:style-name="ce24" table:formula="of:=[.Z39]-[.Y39]" office:value-type="float" office:value="0.925515910123362" calcext:value-type="float">
            <text:p>0,9255159101</text:p>
          </table:table-cell>
          <table:table-cell/>
          <table:table-cell table:style-name="ce28" table:formula="of:=STDEV([.C39:.W39])" office:value-type="float" office:value="0.0542355518649424" calcext:value-type="float">
            <text:p>0,0542355519</text:p>
          </table:table-cell>
          <table:table-cell table:style-name="ce27" table:formula="of:=AVERAGE([.C39:.V39])" office:value-type="float" office:value="0.979751461988304" calcext:value-type="float">
            <text:p>0,979751462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3</text:p>
          </table:table-cell>
          <table:table-cell table:style-name="ce34" office:value-type="float" office:value="0.55" calcext:value-type="float">
            <text:p>0,55</text:p>
          </table:table-cell>
          <table:table-cell table:style-name="ce33" office:value-type="float" office:value="0.9" calcext:value-type="float">
            <text:p>0,9</text:p>
          </table:table-cell>
          <table:table-cell table:style-name="ce32"/>
          <table:table-cell table:style-name="ce34" office:value-type="float" office:value="0.478260869565217" calcext:value-type="float">
            <text:p>0,4782608696</text:p>
          </table:table-cell>
          <table:table-cell table:style-name="ce33" office:value-type="float" office:value="0.55" calcext:value-type="float">
            <text:p>0,55</text:p>
          </table:table-cell>
          <table:table-cell table:style-name="ce33" office:value-type="float" office:value="0.739130434782609" calcext:value-type="float">
            <text:p>0,7391304348</text:p>
          </table:table-cell>
          <table:table-cell table:style-name="ce34" office:value-type="float" office:value="0.666666666666667" calcext:value-type="float">
            <text:p>0,6666666667</text:p>
          </table:table-cell>
          <table:table-cell table:style-name="ce33" office:value-type="float" office:value="0.95" calcext:value-type="float">
            <text:p>0,95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0.739130434782609" calcext:value-type="float">
            <text:p>0,7391304348</text:p>
          </table:table-cell>
          <table:table-cell table:style-name="ce33" office:value-type="float" office:value="0.954545454545455" calcext:value-type="float">
            <text:p>0,9545454545</text:p>
          </table:table-cell>
          <table:table-cell table:style-name="ce33" office:value-type="float" office:value="0.904761904761905" calcext:value-type="float">
            <text:p>0,9047619048</text:p>
          </table:table-cell>
          <table:table-cell table:style-name="ce33" office:value-type="float" office:value="0.857142857142857" calcext:value-type="float">
            <text:p>0,8571428571</text:p>
          </table:table-cell>
          <table:table-cell table:style-name="ce33" office:value-type="float" office:value="0.952380952380952" calcext:value-type="float">
            <text:p>0,9523809524</text:p>
          </table:table-cell>
          <table:table-cell table:number-columns-repeated="2" table:style-name="ce33" office:value-type="float" office:value="0.95" calcext:value-type="float">
            <text:p>0,95</text:p>
          </table:table-cell>
          <table:table-cell table:style-name="ce40" office:value-type="float" office:value="0.9" calcext:value-type="float">
            <text:p>0,9</text:p>
          </table:table-cell>
          <table:table-cell table:number-columns-repeated="3" table:style-name="ce33" office:value-type="float" office:value="0.95" calcext:value-type="float">
            <text:p>0,95</text:p>
          </table:table-cell>
          <table:table-cell table:style-name="ce24" table:formula="of:=[.Z40]-[.Y40]" office:value-type="float" office:value="0.673041877014027" calcext:value-type="float">
            <text:p>0,673041877</text:p>
          </table:table-cell>
          <table:table-cell/>
          <table:table-cell table:style-name="ce28" table:formula="of:=STDEV([.C40:.W40])" office:value-type="float" office:value="0.158117047966409" calcext:value-type="float">
            <text:p>0,158117048</text:p>
          </table:table-cell>
          <table:table-cell table:style-name="ce27" table:formula="of:=AVERAGE([.C40:.V40])" office:value-type="float" office:value="0.831158924980435" calcext:value-type="float">
            <text:p>0,831158925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4</text:p>
          </table:table-cell>
          <table:table-cell table:style-name="ce34" office:value-type="float" office:value="0.588235294117647" calcext:value-type="float">
            <text:p>0,5882352941</text:p>
          </table:table-cell>
          <table:table-cell table:style-name="ce33" office:value-type="float" office:value="0.9375" calcext:value-type="float">
            <text:p>0,9375</text:p>
          </table:table-cell>
          <table:table-cell table:style-name="ce34" office:value-type="float" office:value="0.478260869565217" calcext:value-type="float">
            <text:p>0,4782608696</text:p>
          </table:table-cell>
          <table:table-cell table:style-name="ce32"/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0.736842105263158" calcext:value-type="float">
            <text:p>0,7368421053</text:p>
          </table:table-cell>
          <table:table-cell table:style-name="ce39" office:value-type="float" office:value="0.647058823529412" calcext:value-type="float">
            <text:p>0,64705882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866666666666667" calcext:value-type="float">
            <text:p>0,8666666667</text:p>
          </table:table-cell>
          <table:table-cell table:style-name="ce34" office:value-type="float" office:value="0.5" calcext:value-type="float">
            <text:p>0,5</text:p>
          </table:table-cell>
          <table:table-cell table:style-name="ce40" office:value-type="float" office:value="0.8" calcext:value-type="float">
            <text:p>0,8</text:p>
          </table:table-cell>
          <table:table-cell table:style-name="ce33" office:value-type="float" office:value="0.875" calcext:value-type="float">
            <text:p>0,875</text:p>
          </table:table-cell>
          <table:table-cell table:style-name="ce33" office:value-type="float" office:value="0.733333333333333" calcext:value-type="float">
            <text:p>0,7333333333</text:p>
          </table:table-cell>
          <table:table-cell table:style-name="ce33" office:value-type="float" office:value="0.866666666666667" calcext:value-type="float">
            <text:p>0,8666666667</text:p>
          </table:table-cell>
          <table:table-cell table:number-columns-repeated="2" table:style-name="ce33" office:value-type="float" office:value="0.933333333333333" calcext:value-type="float">
            <text:p>0,9333333333</text:p>
          </table:table-cell>
          <table:table-cell table:style-name="ce33" office:value-type="float" office:value="0.9375" calcext:value-type="float">
            <text:p>0,9375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24" table:formula="of:=[.Z41]-[.Y41]" office:value-type="float" office:value="0.654557151932443" calcext:value-type="float">
            <text:p>0,6545571519</text:p>
          </table:table-cell>
          <table:table-cell/>
          <table:table-cell table:style-name="ce28" table:formula="of:=STDEV([.C41:.W41])" office:value-type="float" office:value="0.168270765215387" calcext:value-type="float">
            <text:p>0,1682707652</text:p>
          </table:table-cell>
          <table:table-cell table:style-name="ce27" table:formula="of:=AVERAGE([.C41:.V41])" office:value-type="float" office:value="0.82282791714783" calcext:value-type="float">
            <text:p>0,8228279171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5</text:p>
          </table:table-cell>
          <table:table-cell table:style-name="ce33" office:value-type="float" office:value="0.941176470588235" calcext:value-type="float">
            <text:p>0,941176470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55" calcext:value-type="float">
            <text:p>0,55</text:p>
          </table:table-cell>
          <table:table-cell table:style-name="ce33" office:value-type="float" office:value="0.8" calcext:value-type="float">
            <text:p>0,8</text:p>
          </table:table-cell>
          <table:table-cell table:style-name="ce32"/>
          <table:table-cell table:style-name="ce34" office:value-type="float" office:value="0.714285714285714" calcext:value-type="float">
            <text:p>0,7142857143</text:p>
          </table:table-cell>
          <table:table-cell table:style-name="ce33" office:value-type="float" office:value="0.9375" calcext:value-type="float">
            <text:p>0,9375</text:p>
          </table:table-cell>
          <table:table-cell table:style-name="ce40" office:value-type="float" office:value="0.888888888888889" calcext:value-type="float">
            <text:p>0,8888888889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 office:value-type="float" office:value="0.818181818181818" calcext:value-type="float">
            <text:p>0,8181818182</text:p>
          </table:table-cell>
          <table:table-cell table:number-columns-repeated="7" table:style-name="ce33" office:value-type="float" office:value="1" calcext:value-type="float">
            <text:p>1</text:p>
          </table:table-cell>
          <table:table-cell table:style-name="ce24" table:formula="of:=[.Z42]-[.Y42]" office:value-type="float" office:value="0.806306683696173" calcext:value-type="float">
            <text:p>0,8063066837</text:p>
          </table:table-cell>
          <table:table-cell/>
          <table:table-cell table:style-name="ce28" table:formula="of:=STDEV([.C42:.W42])" office:value-type="float" office:value="0.122642415879862" calcext:value-type="float">
            <text:p>0,1226424159</text:p>
          </table:table-cell>
          <table:table-cell table:style-name="ce27" table:formula="of:=AVERAGE([.C42:.V42])" office:value-type="float" office:value="0.928949099576035" calcext:value-type="float">
            <text:p>0,9289490996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6</text:p>
          </table:table-cell>
          <table:table-cell table:style-name="ce33" office:value-type="float" office:value="0.941176470588235" calcext:value-type="float">
            <text:p>0,941176470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739130434782609" calcext:value-type="float">
            <text:p>0,7391304348</text:p>
          </table:table-cell>
          <table:table-cell table:style-name="ce34" office:value-type="float" office:value="0.736842105263158" calcext:value-type="float">
            <text:p>0,7368421053</text:p>
          </table:table-cell>
          <table:table-cell table:style-name="ce34" office:value-type="float" office:value="0.714285714285714" calcext:value-type="float">
            <text:p>0,7142857143</text:p>
          </table:table-cell>
          <table:table-cell table:style-name="ce32"/>
          <table:table-cell table:style-name="ce33" office:value-type="float" office:value="0.785714285714286" calcext:value-type="float">
            <text:p>0,7857142857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714285714285714" calcext:value-type="float">
            <text:p>0,7142857143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0.909090909090909" calcext:value-type="float">
            <text:p>0,9090909091</text:p>
          </table:table-cell>
          <table:table-cell table:style-name="ce33" office:value-type="float" office:value="0.818181818181818" calcext:value-type="float">
            <text:p>0,8181818182</text:p>
          </table:table-cell>
          <table:table-cell table:style-name="ce33" office:value-type="float" office:value="0.9" calcext:value-type="float">
            <text:p>0,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9" calcext:value-type="float">
            <text:p>0,9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24" table:formula="of:=[.Z43]-[.Y43]" office:value-type="float" office:value="0.776220346651852" calcext:value-type="float">
            <text:p>0,7762203467</text:p>
          </table:table-cell>
          <table:table-cell/>
          <table:table-cell table:style-name="ce28" table:formula="of:=STDEV([.C43:.W43])" office:value-type="float" office:value="0.110495250247166" calcext:value-type="float">
            <text:p>0,1104952502</text:p>
          </table:table-cell>
          <table:table-cell table:style-name="ce27" table:formula="of:=AVERAGE([.C43:.V43])" office:value-type="float" office:value="0.886715596899017" calcext:value-type="float">
            <text:p>0,8867155969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7</text:p>
          </table:table-cell>
          <table:table-cell table:style-name="ce33" office:value-type="float" office:value="0.785714285714286" calcext:value-type="float">
            <text:p>0,7857142857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666666666666667" calcext:value-type="float">
            <text:p>0,6666666667</text:p>
          </table:table-cell>
          <table:table-cell table:style-name="ce34" office:value-type="float" office:value="0.647058823529412" calcext:value-type="float">
            <text:p>0,6470588235</text:p>
          </table:table-cell>
          <table:table-cell table:style-name="ce33" office:value-type="float" office:value="0.9375" calcext:value-type="float">
            <text:p>0,9375</text:p>
          </table:table-cell>
          <table:table-cell table:style-name="ce33" office:value-type="float" office:value="0.785714285714286" calcext:value-type="float">
            <text:p>0,7857142857</text:p>
          </table:table-cell>
          <table:table-cell table:style-name="ce32"/>
          <table:table-cell table:style-name="ce33" office:value-type="float" office:value="0.875" calcext:value-type="float">
            <text:p>0,875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3" calcext:value-type="float">
            <text:p>0,3</text:p>
          </table:table-cell>
          <table:table-cell table:style-name="ce43" office:value-type="float" office:value="0.9" calcext:value-type="float">
            <text:p>0,9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0.875" calcext:value-type="float">
            <text:p>0,875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24" table:formula="of:=[.Z44]-[.Y44]" office:value-type="float" office:value="0.670275640920006" calcext:value-type="float">
            <text:p>0,6702756409</text:p>
          </table:table-cell>
          <table:table-cell/>
          <table:table-cell table:style-name="ce28" table:formula="of:=STDEV([.C44:.W44])" office:value-type="float" office:value="0.17433773074445" calcext:value-type="float">
            <text:p>0,1743377307</text:p>
          </table:table-cell>
          <table:table-cell table:style-name="ce27" table:formula="of:=AVERAGE([.C44:.V44])" office:value-type="float" office:value="0.844613371664455" calcext:value-type="float">
            <text:p>0,8446133717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95" calcext:value-type="float">
            <text:p>0,9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7" office:value-type="float" office:value="0.888888888888889" calcext:value-type="float">
            <text:p>0,8888888889</text:p>
          </table:table-cell>
          <table:table-cell table:style-name="ce37" office:value-type="float" office:value="0.875" calcext:value-type="float">
            <text:p>0,875</text:p>
          </table:table-cell>
          <table:table-cell table:style-name="ce41"/>
          <table:table-cell table:number-columns-repeated="12" table:style-name="ce42" office:value-type="float" office:value="1" calcext:value-type="float">
            <text:p>1</text:p>
          </table:table-cell>
          <table:table-cell table:style-name="ce24" table:formula="of:=[.Z45]-[.Y45]" office:value-type="float" office:value="0.936218544874096" calcext:value-type="float">
            <text:p>0,9362185449</text:p>
          </table:table-cell>
          <table:table-cell/>
          <table:table-cell table:style-name="ce28" table:formula="of:=STDEV([.C45:.W45])" office:value-type="float" office:value="0.0428750223773661" calcext:value-type="float">
            <text:p>0,0428750224</text:p>
          </table:table-cell>
          <table:table-cell table:style-name="ce27" table:formula="of:=AVERAGE([.C45:.V45])" office:value-type="float" office:value="0.979093567251462" calcext:value-type="float">
            <text:p>0,9790935673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0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0.866666666666667" calcext:value-type="float">
            <text:p>0,866666666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4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style-name="ce32"/>
          <table:table-cell table:style-name="ce39" office:value-type="float" office:value="0.777777777777778" calcext:value-type="float">
            <text:p>0,7777777778</text:p>
          </table:table-cell>
          <table:table-cell table:style-name="ce44" office:value-type="float" office:value="0.75" calcext:value-type="float">
            <text:p>0,75</text:p>
          </table:table-cell>
          <table:table-cell table:number-columns-repeated="9" table:style-name="ce33" office:value-type="float" office:value="1" calcext:value-type="float">
            <text:p>1</text:p>
          </table:table-cell>
          <table:table-cell table:style-name="ce24" table:formula="of:=[.Z46]-[.Y46]" office:value-type="float" office:value="0.858948762595865" calcext:value-type="float">
            <text:p>0,8589487626</text:p>
          </table:table-cell>
          <table:table-cell/>
          <table:table-cell table:style-name="ce28" table:formula="of:=STDEV([.C46:.W46])" office:value-type="float" office:value="0.0907588397433162" calcext:value-type="float">
            <text:p>0,0907588397</text:p>
          </table:table-cell>
          <table:table-cell table:style-name="ce27" table:formula="of:=AVERAGE([.C46:.V46])" office:value-type="float" office:value="0.949707602339181" calcext:value-type="float">
            <text:p>0,9497076023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0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39130434782609" calcext:value-type="float">
            <text:p>0,7391304348</text:p>
          </table:table-cell>
          <table:table-cell table:style-name="ce34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14285714285714" calcext:value-type="float">
            <text:p>0,7142857143</text:p>
          </table:table-cell>
          <table:table-cell table:style-name="ce34" office:value-type="float" office:value="0.3" calcext:value-type="float">
            <text:p>0,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77777777777778" calcext:value-type="float">
            <text:p>0,7777777778</text:p>
          </table:table-cell>
          <table:table-cell table:style-name="ce32"/>
          <table:table-cell table:style-name="ce33" office:value-type="float" office:value="0.666666666666667" calcext:value-type="float">
            <text:p>0,6666666667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0.916666666666667" calcext:value-type="float">
            <text:p>0,9166666667</text:p>
          </table:table-cell>
          <table:table-cell table:style-name="ce33" office:value-type="float" office:value="0.777777777777778" calcext:value-type="float">
            <text:p>0,7777777778</text:p>
          </table:table-cell>
          <table:table-cell table:number-columns-repeated="2" table:style-name="ce33" office:value-type="float" office:value="0.888888888888889" calcext:value-type="float">
            <text:p>0,8888888889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24" table:formula="of:=[.Z47]-[.Y47]" office:value-type="float" office:value="0.639495389748171" calcext:value-type="float">
            <text:p>0,6394953897</text:p>
          </table:table-cell>
          <table:table-cell/>
          <table:table-cell table:style-name="ce28" table:formula="of:=STDEV([.C47:.W47])" office:value-type="float" office:value="0.190508968974723" calcext:value-type="float">
            <text:p>0,190508969</text:p>
          </table:table-cell>
          <table:table-cell table:style-name="ce27" table:formula="of:=AVERAGE([.C47:.V47])" office:value-type="float" office:value="0.830004358722894" calcext:value-type="float">
            <text:p>0,8300043587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954545454545455" calcext:value-type="float">
            <text:p>0,9545454545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666666666666667" calcext:value-type="float">
            <text:p>0,6666666667</text:p>
          </table:table-cell>
          <table:table-cell table:style-name="ce32"/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0.833333333333333" calcext:value-type="float">
            <text:p>0,8333333333</text:p>
          </table:table-cell>
          <table:table-cell table:style-name="ce33" office:value-type="float" office:value="0.8" calcext:value-type="float">
            <text:p>0,8</text:p>
          </table:table-cell>
          <table:table-cell table:number-columns-repeated="2"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</text:p>
          </table:table-cell>
          <table:table-cell table:number-columns-repeated="3" table:style-name="ce33" office:value-type="float" office:value="0.75" calcext:value-type="float">
            <text:p>0,75</text:p>
          </table:table-cell>
          <table:table-cell table:style-name="ce24" table:formula="of:=[.Z48]-[.Y48]" office:value-type="float" office:value="0.728818967289064" calcext:value-type="float">
            <text:p>0,7288189673</text:p>
          </table:table-cell>
          <table:table-cell/>
          <table:table-cell table:style-name="ce28" table:formula="of:=STDEV([.C48:.W48])" office:value-type="float" office:value="0.105630793476487" calcext:value-type="float">
            <text:p>0,1056307935</text:p>
          </table:table-cell>
          <table:table-cell table:style-name="ce27" table:formula="of:=AVERAGE([.C48:.V48])" office:value-type="float" office:value="0.83444976076555" calcext:value-type="float">
            <text:p>0,8344497608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2</text:p>
          </table:table-cell>
          <table:table-cell table:style-name="ce33" office:value-type="float" office:value="0.8" calcext:value-type="float">
            <text:p>0,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04761904761905" calcext:value-type="float">
            <text:p>0,9047619048</text:p>
          </table:table-cell>
          <table:table-cell table:style-name="ce33" office:value-type="float" office:value="0.875" calcext:value-type="float">
            <text:p>0,8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09090909090909" calcext:value-type="float">
            <text:p>0,9090909091</text:p>
          </table:table-cell>
          <table:table-cell table:style-name="ce33" office:value-type="float" office:value="0.9" calcext:value-type="float">
            <text:p>0,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8" calcext:value-type="float">
            <text:p>0,8</text:p>
          </table:table-cell>
          <table:table-cell table:style-name="ce32"/>
          <table:table-cell table:style-name="ce33" office:value-type="float" office:value="0.833333333333333" calcext:value-type="float">
            <text:p>0,8333333333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0.666666666666667" calcext:value-type="float">
            <text:p>0,6666666667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3" table:style-name="ce33" office:value-type="float" office:value="0.666666666666667" calcext:value-type="float">
            <text:p>0,6666666667</text:p>
          </table:table-cell>
          <table:table-cell table:style-name="ce24" table:formula="of:=[.Z49]-[.Y49]" office:value-type="float" office:value="0.697049852899826" calcext:value-type="float">
            <text:p>0,6970498529</text:p>
          </table:table-cell>
          <table:table-cell/>
          <table:table-cell table:style-name="ce28" table:formula="of:=STDEV([.C49:.W49])" office:value-type="float" office:value="0.1269248566012" calcext:value-type="float">
            <text:p>0,1269248566</text:p>
          </table:table-cell>
          <table:table-cell table:style-name="ce27" table:formula="of:=AVERAGE([.C49:.V49])" office:value-type="float" office:value="0.823974709501026" calcext:value-type="float">
            <text:p>0,8239747095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3</text:p>
          </table:table-cell>
          <table:table-cell table:style-name="ce33" office:value-type="float" office:value="0.916666666666667" calcext:value-type="float">
            <text:p>0,91666666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857142857142857" calcext:value-type="float">
            <text:p>0,8571428571</text:p>
          </table:table-cell>
          <table:table-cell table:style-name="ce34" office:value-type="float" office:value="0.733333333333333" calcext:value-type="float">
            <text:p>0,7333333333</text:p>
          </table:table-cell>
          <table:table-cell table:number-columns-repeated="2" table:style-name="ce34" office:value-type="float" office:value="0.818181818181818" calcext:value-type="float">
            <text:p>0,8181818182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0.916666666666667" calcext:value-type="float">
            <text:p>0,9166666667</text:p>
          </table:table-cell>
          <table:table-cell table:number-columns-repeated="2" table:style-name="ce33" office:value-type="float" office:value="0.833333333333333" calcext:value-type="float">
            <text:p>0,8333333333</text:p>
          </table:table-cell>
          <table:table-cell table:style-name="ce32"/>
          <table:table-cell table:number-columns-repeated="3" table:style-name="ce33" office:value-type="float" office:value="1" calcext:value-type="float">
            <text:p>1</text:p>
          </table:table-cell>
          <table:table-cell table:style-name="ce34" office:value-type="float" office:value="0.8" calcext:value-type="float">
            <text:p>0,8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24" table:formula="of:=[.Z50]-[.Y50]" office:value-type="float" office:value="0.831110141114107" calcext:value-type="float">
            <text:p>0,8311101411</text:p>
          </table:table-cell>
          <table:table-cell/>
          <table:table-cell table:style-name="ce28" table:formula="of:=STDEV([.C50:.W50])" office:value-type="float" office:value="0.0913551129300943" calcext:value-type="float">
            <text:p>0,0913551129</text:p>
          </table:table-cell>
          <table:table-cell table:style-name="ce27" table:formula="of:=AVERAGE([.C50:.V50])" office:value-type="float" office:value="0.922465254044201" calcext:value-type="float">
            <text:p>0,922465254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4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52380952380952" calcext:value-type="float">
            <text:p>0,9523809524</text:p>
          </table:table-cell>
          <table:table-cell table:style-name="ce33" office:value-type="float" office:value="0.866666666666667" calcext:value-type="float">
            <text:p>0,86666666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777777777777778" calcext:value-type="float">
            <text:p>0,77777777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style-name="ce32"/>
          <table:table-cell table:number-columns-repeated="2" table:style-name="ce34" office:value-type="float" office:value="0.5" calcext:value-type="float">
            <text:p>0,5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24" table:formula="of:=[.Z51]-[.Y51]" office:value-type="float" office:value="0.728182114295968" calcext:value-type="float">
            <text:p>0,7281821143</text:p>
          </table:table-cell>
          <table:table-cell/>
          <table:table-cell table:style-name="ce28" table:formula="of:=STDEV([.C51:.W51])" office:value-type="float" office:value="0.161124485536947" calcext:value-type="float">
            <text:p>0,1611244855</text:p>
          </table:table-cell>
          <table:table-cell table:style-name="ce27" table:formula="of:=AVERAGE([.C51:.V51])" office:value-type="float" office:value="0.889306599832916" calcext:value-type="float">
            <text:p>0,8893065998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5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5" calcext:value-type="float">
            <text:p>0,95</text:p>
          </table:table-cell>
          <table:table-cell table:style-name="ce33" office:value-type="float" office:value="0.933333333333333" calcext:value-type="float">
            <text:p>0,933333333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875" calcext:value-type="float">
            <text:p>0,87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666666666666667" calcext:value-type="float">
            <text:p>0,6666666667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24" table:formula="of:=[.Z52]-[.Y52]" office:value-type="float" office:value="0.633660500304734" calcext:value-type="float">
            <text:p>0,6336605003</text:p>
          </table:table-cell>
          <table:table-cell/>
          <table:table-cell table:style-name="ce28" table:formula="of:=STDEV([.C52:.W52])" office:value-type="float" office:value="0.245433066946728" calcext:value-type="float">
            <text:p>0,2454330669</text:p>
          </table:table-cell>
          <table:table-cell table:style-name="ce27" table:formula="of:=AVERAGE([.C52:.V52])" office:value-type="float" office:value="0.879093567251462" calcext:value-type="float">
            <text:p>0,8790935673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6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5" calcext:value-type="float">
            <text:p>0,95</text:p>
          </table:table-cell>
          <table:table-cell table:style-name="ce33" office:value-type="float" office:value="0.933333333333333" calcext:value-type="float">
            <text:p>0,933333333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875" calcext:value-type="float">
            <text:p>0,87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666666666666667" calcext:value-type="float">
            <text:p>0,6666666667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style-name="ce33" office:value-type="float" office:value="0" calcext:value-type="float">
            <text:p>0</text:p>
          </table:table-cell>
          <table:table-cell table:style-name="ce32"/>
          <table:table-cell table:number-columns-repeated="4" table:style-name="ce33" office:value-type="float" office:value="1" calcext:value-type="float">
            <text:p>1</text:p>
          </table:table-cell>
          <table:table-cell table:style-name="ce24" table:formula="of:=[.Z53]-[.Y53]" office:value-type="float" office:value="0.633660500304734" calcext:value-type="float">
            <text:p>0,6336605003</text:p>
          </table:table-cell>
          <table:table-cell/>
          <table:table-cell table:style-name="ce28" table:formula="of:=STDEV([.C53:.W53])" office:value-type="float" office:value="0.245433066946728" calcext:value-type="float">
            <text:p>0,2454330669</text:p>
          </table:table-cell>
          <table:table-cell table:style-name="ce27" table:formula="of:=AVERAGE([.C53:.V53])" office:value-type="float" office:value="0.879093567251462" calcext:value-type="float">
            <text:p>0,8790935673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7</text:p>
          </table:table-cell>
          <table:table-cell table:style-name="ce33" office:value-type="float" office:value="0.777777777777778" calcext:value-type="float">
            <text:p>0,77777777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0.9375" calcext:value-type="float">
            <text:p>0,93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" calcext:value-type="float">
            <text:p>0,9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46"/>
          <table:table-cell table:number-columns-repeated="3" table:style-name="ce34" office:value-type="float" office:value="0.5" calcext:value-type="float">
            <text:p>0,5</text:p>
          </table:table-cell>
          <table:table-cell table:style-name="ce24" table:formula="of:=[.Z54]-[.Y54]" office:value-type="float" office:value="0.673819083858497" calcext:value-type="float">
            <text:p>0,6738190839</text:p>
          </table:table-cell>
          <table:table-cell/>
          <table:table-cell table:style-name="ce28" table:formula="of:=STDEV([.C54:.W54])" office:value-type="float" office:value="0.198037641287702" calcext:value-type="float">
            <text:p>0,1980376413</text:p>
          </table:table-cell>
          <table:table-cell table:style-name="ce27" table:formula="of:=AVERAGE([.C54:.V54])" office:value-type="float" office:value="0.871856725146199" calcext:value-type="float">
            <text:p>0,8718567251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8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5" calcext:value-type="float">
            <text:p>0,95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style-name="ce33" office:value-type="float" office:value="0.666666666666667" calcext:value-type="float">
            <text:p>0,6666666667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style-name="ce32"/>
          <table:table-cell table:number-columns-repeated="2" table:style-name="ce33" office:value-type="float" office:value="0" calcext:value-type="float">
            <text:p>0</text:p>
          </table:table-cell>
          <table:table-cell table:style-name="ce24" table:formula="of:=[.Z55]-[.Y55]" office:value-type="float" office:value="0.47403160509812" calcext:value-type="float">
            <text:p>0,4740316051</text:p>
          </table:table-cell>
          <table:table-cell/>
          <table:table-cell table:style-name="ce28" table:formula="of:=STDEV([.C55:.W55])" office:value-type="float" office:value="0.368366055720594" calcext:value-type="float">
            <text:p>0,3683660557</text:p>
          </table:table-cell>
          <table:table-cell table:style-name="ce27" table:formula="of:=AVERAGE([.C55:.V55])" office:value-type="float" office:value="0.842397660818713" calcext:value-type="float">
            <text:p>0,8423976608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19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5" calcext:value-type="float">
            <text:p>0,95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style-name="ce33" office:value-type="float" office:value="0.666666666666667" calcext:value-type="float">
            <text:p>0,6666666667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style-name="ce33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24" table:formula="of:=[.Z56]-[.Y56]" office:value-type="float" office:value="0.47403160509812" calcext:value-type="float">
            <text:p>0,4740316051</text:p>
          </table:table-cell>
          <table:table-cell/>
          <table:table-cell table:style-name="ce28" table:formula="of:=STDEV([.C56:.W56])" office:value-type="float" office:value="0.368366055720594" calcext:value-type="float">
            <text:p>0,3683660557</text:p>
          </table:table-cell>
          <table:table-cell table:style-name="ce27" table:formula="of:=AVERAGE([.C56:.V56])" office:value-type="float" office:value="0.842397660818713" calcext:value-type="float">
            <text:p>0,8423976608</text:p>
          </table:table-cell>
          <table:table-cell/>
          <table:table-cell table:style-name="ce48"/>
        </table:table-row>
        <table:table-row table:style-name="ro1">
          <table:table-cell/>
          <table:table-cell table:style-name="ce6" office:value-type="string" calcext:value-type="string">
            <text:p>CC20</text:p>
          </table:table-cell>
          <table:table-cell table:style-name="ce33" office:value-type="float" office:value="0.888888888888889" calcext:value-type="float">
            <text:p>0,88888888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95" calcext:value-type="float">
            <text:p>0,95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style-name="ce33" office:value-type="float" office:value="0.666666666666667" calcext:value-type="float">
            <text:p>0,6666666667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4" office:value-type="float" office:value="0.5" calcext:value-type="float">
            <text:p>0,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2"/>
          <table:table-cell table:style-name="ce24" table:formula="of:=[.Z57]-[.Y57]" office:value-type="float" office:value="0.47403160509812" calcext:value-type="float">
            <text:p>0,4740316051</text:p>
          </table:table-cell>
          <table:table-cell/>
          <table:table-cell table:style-name="ce28" table:formula="of:=STDEV([.C57:.W57])" office:value-type="float" office:value="0.368366055720594" calcext:value-type="float">
            <text:p>0,3683660557</text:p>
          </table:table-cell>
          <table:table-cell table:style-name="ce27" table:formula="of:=AVERAGE([.C57:.V57])" office:value-type="float" office:value="0.842397660818713" calcext:value-type="float">
            <text:p>0,8423976608</text:p>
          </table:table-cell>
          <table:table-cell/>
          <table:table-cell table:style-name="ce48"/>
        </table:table-row>
        <table:table-row table:style-name="ro1">
          <table:table-cell table:number-columns-repeated="2"/>
          <table:table-cell table:style-name="ce35" table:number-columns-repeated="22"/>
          <table:table-cell table:style-name="ce47"/>
          <table:table-cell table:style-name="ce29" table:number-columns-repeated="2"/>
          <table:table-cell table:style-name="ce48"/>
        </table:table-row>
        <calcext:conditional-formats>
          <calcext:conditional-format calcext:target-range-address="Feuille2.C38:Feuille2.F57 Feuille2.G38:Feuille2.V44 Feuille2.G46:Feuille2.V57">
            <calcext:condition calcext:apply-style-name="petitealerte" calcext:value="between(0.0001,0.9)" calcext:base-cell-address="Feuille2.C38"/>
          </calcext:conditional-format>
          <calcext:conditional-format calcext:target-range-address="Feuille2.G45:Feuille2.V45">
            <calcext:condition calcext:apply-style-name="petitealerte" calcext:value="between(0.0001,0.9)" calcext:base-cell-address="Feuille2.G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roman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ertamalibu" style:family="table-cell" style:parent-style-name="Default">
      <style:table-cell-properties fo:background-color="#ff3300" style:vertical-justify="auto"/>
      <style:paragraph-properties css3t:text-justify="auto"/>
    </style:style>
    <style:style style:name="Sans_20_nom1" style:display-name="Sans nom1" style:family="table-cell" style:parent-style-name="Default"/>
    <style:style style:name="petitealerte" style:family="table-cell" style:parent-style-name="Default">
      <style:table-cell-properties fo:background-color="#99ff99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1:04:47.799256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19:23:47.185875188</meta:creation-date>
    <dc:date>2014-12-09T13:35:26.943465903</dc:date>
    <meta:editing-duration>PT5H37M11S</meta:editing-duration>
    <meta:editing-cycles>17</meta:editing-cycles>
    <meta:generator>LibreOffice/4.2.7.2$Linux_X86_64 LibreOffice_project/420m0$Build-2</meta:generator>
    <meta:document-statistic meta:table-count="2" meta:cell-count="2310" meta:object-count="0"/>
  </office:meta>
</office:document-meta>
</file>